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2" table:number-columns-repeated="1013" table:default-cell-style-name="Default"/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1" office:value-type="string" calcext:value-type="string">
            <text:p>Server-Crownlabs-performance</text:p>
          </table:table-cell>
          <table:table-cell table:style-name="ce1" office:value-type="string" calcext:value-type="string">
            <text:p>Server-Crownlabs-consumption</text:p>
          </table:table-cell>
          <table:table-cell table:style-name="ce1" office:value-type="string" calcext:value-type="string">
            <text:p>Server-Crownlabs-consumption (correction)</text:p>
          </table:table-cell>
          <table:table-cell table:style-name="ce1" office:value-type="string" calcext:value-type="string">
            <text:p>Server-Polycube-performance</text:p>
          </table:table-cell>
          <table:table-cell table:style-name="ce1" office:value-type="string" calcext:value-type="string">
            <text:p>Server-Polycube-consumption</text:p>
          </table:table-cell>
          <table:table-cell table:style-name="ce1" office:value-type="string" calcext:value-type="string">
            <text:p>Raspberry-performance</text:p>
          </table:table-cell>
          <table:table-cell table:style-name="ce1" office:value-type="string" calcext:value-type="string">
            <text:p>Raspberry-consumption</text:p>
          </table:table-cell>
          <table:table-cell table:style-name="ce1" office:value-type="string" calcext:value-type="string">
            <text:p>Desktop-performance</text:p>
          </table:table-cell>
          <table:table-cell table:style-name="ce1" office:value-type="string" calcext:value-type="string">
            <text:p>Desktop-consumption</text:p>
          </table:table-cell>
          <table:table-cell table:style-name="ce1" office:value-type="string" calcext:value-type="string">
            <text:p>Matebook-performance</text:p>
          </table:table-cell>
          <table:table-cell table:style-name="ce1" office:value-type="string" calcext:value-type="string">
            <text:p>Matebook-consumption</text:p>
          </table:table-cell>
          <table:table-cell table:style-name="ce1" table:number-columns-repeated="1013"/>
        </table:table-row>
        <table:table-row table:style-name="ro1">
          <table:table-cell table:style-name="Default" office:value-type="float" office:value="1964.32748097946" calcext:value-type="float">
            <text:p>1964.32748097946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3]-50" office:value-type="float" office:value="206" calcext:value-type="float">
            <text:p>206</text:p>
          </table:table-cell>
          <table:table-cell table:style-name="Default" office:value-type="float" office:value="1213.26861331523" calcext:value-type="float">
            <text:p>1213.26861331523</text:p>
          </table:table-cell>
          <table:table-cell table:style-name="Default" office:value-type="float" office:value="174.45" calcext:value-type="float">
            <text:p>174.45</text:p>
          </table:table-cell>
          <table:table-cell office:value-type="float" office:value="252.787942743039" calcext:value-type="float">
            <text:p>252.787942743039</text:p>
          </table:table-cell>
          <table:table-cell office:value-type="float" office:value="3.65" calcext:value-type="float">
            <text:p>3.65</text:p>
          </table:table-cell>
          <table:table-cell table:style-name="Default" office:value-type="float" office:value="1759.81048460767" calcext:value-type="float">
            <text:p>1759.81048460767</text:p>
          </table:table-cell>
          <table:table-cell table:style-name="Default" office:value-type="float" office:value="31.4" calcext:value-type="float">
            <text:p>31.4</text:p>
          </table:table-cell>
          <table:table-cell table:style-name="Default" office:value-type="float" office:value="2386.02480695322" calcext:value-type="float">
            <text:p>2386.0248069532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Default" office:value-type="float" office:value="3894.58365511909" calcext:value-type="float">
            <text:p>3894.58365511909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table:formula="of:=[.B4]-50" office:value-type="float" office:value="227" calcext:value-type="float">
            <text:p>227</text:p>
          </table:table-cell>
          <table:table-cell table:style-name="Default" office:value-type="float" office:value="2391.29919406307" calcext:value-type="float">
            <text:p>2391.29919406307</text:p>
          </table:table-cell>
          <table:table-cell table:style-name="Default" office:value-type="float" office:value="178.75" calcext:value-type="float">
            <text:p>178.75</text:p>
          </table:table-cell>
          <table:table-cell office:value-type="float" office:value="492.333800422031" calcext:value-type="float">
            <text:p>492.333800422031</text:p>
          </table:table-cell>
          <table:table-cell office:value-type="float" office:value="4.26" calcext:value-type="float">
            <text:p>4.26</text:p>
          </table:table-cell>
          <table:table-cell table:style-name="Default" office:value-type="float" office:value="3409.88317245402" calcext:value-type="float">
            <text:p>3409.88317245402</text:p>
          </table:table-cell>
          <table:table-cell table:style-name="Default" office:value-type="float" office:value="42.6" calcext:value-type="float">
            <text:p>42.6</text:p>
          </table:table-cell>
          <table:table-cell table:style-name="Default" office:value-type="float" office:value="4526.4593109737" calcext:value-type="float">
            <text:p>4526.4593109737</text:p>
          </table:table-cell>
          <table:table-cell table:style-name="Default" office:value-type="float" office:value="35.7" calcext:value-type="float">
            <text:p>35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09.26445994101" calcext:value-type="float">
            <text:p>5709.26445994101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table:formula="of:=[.B5]-50" office:value-type="float" office:value="239" calcext:value-type="float">
            <text:p>239</text:p>
          </table:table-cell>
          <table:table-cell table:style-name="Default" office:value-type="float" office:value="3544.82349641963" calcext:value-type="float">
            <text:p>3544.82349641963</text:p>
          </table:table-cell>
          <table:table-cell table:style-name="Default" office:value-type="float" office:value="183.3" calcext:value-type="float">
            <text:p>183.3</text:p>
          </table:table-cell>
          <table:table-cell office:value-type="float" office:value="718.791525441643" calcext:value-type="float">
            <text:p>718.791525441643</text:p>
          </table:table-cell>
          <table:table-cell office:value-type="float" office:value="4.96" calcext:value-type="float">
            <text:p>4.96</text:p>
          </table:table-cell>
          <table:table-cell table:style-name="Default" office:value-type="float" office:value="4924.10986153963" calcext:value-type="float">
            <text:p>4924.10986153963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float" office:value="6475.60243396496" calcext:value-type="float">
            <text:p>6475.60243396496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7533.56083602389" calcext:value-type="float">
            <text:p>7533.56083602389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formula="of:=[.B6]-50" office:value-type="float" office:value="250" calcext:value-type="float">
            <text:p>250</text:p>
          </table:table-cell>
          <table:table-cell table:style-name="Default" office:value-type="float" office:value="4672.27996287014" calcext:value-type="float">
            <text:p>4672.27996287014</text:p>
          </table:table-cell>
          <table:table-cell table:style-name="Default" office:value-type="float" office:value="185.8" calcext:value-type="float">
            <text:p>185.8</text:p>
          </table:table-cell>
          <table:table-cell office:value-type="float" office:value="923.04870162475" calcext:value-type="float">
            <text:p>923.04870162475</text:p>
          </table:table-cell>
          <table:table-cell office:value-type="float" office:value="5.67" calcext:value-type="float">
            <text:p>5.67</text:p>
          </table:table-cell>
          <table:table-cell table:style-name="Default" office:value-type="float" office:value="6345.98225030042" calcext:value-type="float">
            <text:p>6345.9822503004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140.72053448718" calcext:value-type="float">
            <text:p>8140.72053448718</text:p>
          </table:table-cell>
          <table:table-cell table:style-name="Default" office:value-type="float" office:value="40.3" calcext:value-type="float">
            <text:p>40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9158.32938261237" calcext:value-type="float">
            <text:p>9158.3293826123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table:formula="of:=[.B7]-50" office:value-type="float" office:value="260" calcext:value-type="float">
            <text:p>260</text:p>
          </table:table-cell>
          <table:table-cell table:style-name="Default" office:value-type="float" office:value="5769.17151056986" calcext:value-type="float">
            <text:p>5769.17151056986</text:p>
          </table:table-cell>
          <table:table-cell table:style-name="Default" office:value-type="float" office:value="190.9" calcext:value-type="float">
            <text:p>190.9</text:p>
          </table:table-cell>
          <table:table-cell table:formula="of:=[.F$6]+[.F3]" office:value-type="float" office:value="1175.83664436779" calcext:value-type="float">
            <text:p>1175.83664436779</text:p>
          </table:table-cell>
          <table:table-cell table:formula="of:=[.G$6]+[.G3]" office:value-type="float" office:value="9.32" calcext:value-type="float">
            <text:p>9.32</text:p>
          </table:table-cell>
          <table:table-cell table:style-name="Default" office:value-type="float" office:value="6928.55703904671" calcext:value-type="float">
            <text:p>6928.55703904671</text:p>
          </table:table-cell>
          <table:table-cell table:style-name="Default" office:value-type="float" office:value="72.1" calcext:value-type="float">
            <text:p>72.1</text:p>
          </table:table-cell>
          <table:table-cell table:style-name="Default" office:value-type="float" office:value="9605.02569447682" calcext:value-type="float">
            <text:p>9605.02569447682</text:p>
          </table:table-cell>
          <table:table-cell table:style-name="Default" office:value-type="float" office:value="42.5" calcext:value-type="float">
            <text:p>42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10680.8630297391" calcext:value-type="float">
            <text:p>10680.8630297391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table:formula="of:=[.B8]-50" office:value-type="float" office:value="268" calcext:value-type="float">
            <text:p>268</text:p>
          </table:table-cell>
          <table:table-cell table:style-name="Default" office:value-type="float" office:value="6837.76493242813" calcext:value-type="float">
            <text:p>6837.76493242813</text:p>
          </table:table-cell>
          <table:table-cell table:style-name="Default" office:value-type="float" office:value="193.9" calcext:value-type="float">
            <text:p>193.9</text:p>
          </table:table-cell>
          <table:table-cell table:formula="of:=[.F$6]+[.F4]" office:value-type="float" office:value="1415.38250204678" calcext:value-type="float">
            <text:p>1415.38250204678</text:p>
          </table:table-cell>
          <table:table-cell table:formula="of:=[.G$6]+[.G4]" office:value-type="float" office:value="9.93" calcext:value-type="float">
            <text:p>9.93</text:p>
          </table:table-cell>
          <table:table-cell table:style-name="Default" office:value-type="float" office:value="7458.23955125937" calcext:value-type="float">
            <text:p>7458.23955125937</text:p>
          </table:table-cell>
          <table:table-cell table:style-name="Default" office:value-type="float" office:value="73.4" calcext:value-type="float">
            <text:p>73.4</text:p>
          </table:table-cell>
          <table:table-cell table:style-name="Default" office:value-type="float" office:value="10947.3266798826" calcext:value-type="float">
            <text:p>10947.3266798826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12237.3450592038" calcext:value-type="float">
            <text:p>12237.3450592038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table:formula="of:=[.B9]-50" office:value-type="float" office:value="279" calcext:value-type="float">
            <text:p>279</text:p>
          </table:table-cell>
          <table:table-cell table:style-name="Default" office:value-type="float" office:value="7879.04590332641" calcext:value-type="float">
            <text:p>7879.04590332641</text:p>
          </table:table-cell>
          <table:table-cell table:style-name="Default" office:value-type="float" office:value="194.9" calcext:value-type="float">
            <text:p>194.9</text:p>
          </table:table-cell>
          <table:table-cell table:formula="of:=[.F$6]+[.F5]" office:value-type="float" office:value="1641.84022706639" calcext:value-type="float">
            <text:p>1641.84022706639</text:p>
          </table:table-cell>
          <table:table-cell table:formula="of:=[.G$6]+[.G5]" office:value-type="float" office:value="10.63" calcext:value-type="float">
            <text:p>10.63</text:p>
          </table:table-cell>
          <table:table-cell table:style-name="Default" office:value-type="float" office:value="7925.99858874571" calcext:value-type="float">
            <text:p>7925.99858874571</text:p>
          </table:table-cell>
          <table:table-cell table:style-name="Default" office:value-type="float" office:value="74.9" calcext:value-type="float">
            <text:p>74.9</text:p>
          </table:table-cell>
          <table:table-cell table:style-name="Default" office:value-type="float" office:value="12182.4612782241" calcext:value-type="float">
            <text:p>12182.4612782241</text:p>
          </table:table-cell>
          <table:table-cell table:style-name="Default" office:value-type="float" office:value="46.2" calcext:value-type="float">
            <text:p>46.2</text:p>
          </table:table-cell>
          <table:table-cell table:number-columns-repeated="1013"/>
        </table:table-row>
        <table:table-row table:style-name="ro1">
          <table:table-cell table:style-name="Default" office:value-type="float" office:value="13876.2306307893" calcext:value-type="float">
            <text:p>13876.2306307893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table:formula="of:=[.B10]-50" office:value-type="float" office:value="289" calcext:value-type="float">
            <text:p>289</text:p>
          </table:table-cell>
          <table:table-cell table:style-name="Default" office:value-type="float" office:value="8894.00039761392" calcext:value-type="float">
            <text:p>8894.00039761392</text:p>
          </table:table-cell>
          <table:table-cell table:style-name="Default" office:value-type="float" office:value="198.75" calcext:value-type="float">
            <text:p>198.75</text:p>
          </table:table-cell>
          <table:table-cell table:formula="of:=[.F$6]+[.F6]" office:value-type="float" office:value="1846.0974032495" calcext:value-type="float">
            <text:p>1846.0974032495</text:p>
          </table:table-cell>
          <table:table-cell table:formula="of:=[.G$6]+[.G6]" office:value-type="float" office:value="11.34" calcext:value-type="float">
            <text:p>11.34</text:p>
          </table:table-cell>
          <table:table-cell table:style-name="Default" office:value-type="float" office:value="8314.35645504033" calcext:value-type="float">
            <text:p>8314.35645504033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3213.8341694359" calcext:value-type="float">
            <text:p>13213.8341694359</text:p>
          </table:table-cell>
          <table:table-cell table:style-name="Default" office:value-type="float" office:value="47.4" calcext:value-type="float">
            <text:p>47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15332.7393848643" calcext:value-type="float">
            <text:p>15332.7393848643</text:p>
          </table:table-cell>
          <table:table-cell table:style-name="Default" office:value-type="float" office:value="349" calcext:value-type="float">
            <text:p>349</text:p>
          </table:table-cell>
          <table:table-cell table:style-name="Default" table:formula="of:=[.B11]-50" office:value-type="float" office:value="299" calcext:value-type="float">
            <text:p>299</text:p>
          </table:table-cell>
          <table:table-cell table:style-name="Default" office:value-type="float" office:value="9882.25175378354" calcext:value-type="float">
            <text:p>9882.25175378354</text:p>
          </table:table-cell>
          <table:table-cell table:style-name="Default" office:value-type="float" office:value="203.425" calcext:value-type="float">
            <text:p>203.425</text:p>
          </table:table-cell>
          <table:table-cell table:formula="of:=[.F$10]+[.F3]" office:value-type="float" office:value="2098.88534599254" calcext:value-type="float">
            <text:p>2098.88534599254</text:p>
          </table:table-cell>
          <table:table-cell table:formula="of:=[.G$10]+[.G3]" office:value-type="float" office:value="14.99" calcext:value-type="float">
            <text:p>14.99</text:p>
          </table:table-cell>
          <table:table-cell table:style-name="Default" table:formula="of:=[.H$10]+[.H3]" office:value-type="float" office:value="10074.166939648" calcext:value-type="float">
            <text:p>10074.166939648</text:p>
          </table:table-cell>
          <table:table-cell table:style-name="Default" table:formula="of:=[.I$10]+[.I3]" office:value-type="float" office:value="110.4" calcext:value-type="float">
            <text:p>110.4</text:p>
          </table:table-cell>
          <table:table-cell table:style-name="Default" office:value-type="float" office:value="13668.8957410226" calcext:value-type="float">
            <text:p>13668.8957410226</text:p>
          </table:table-cell>
          <table:table-cell table:style-name="Default" office:value-type="float" office:value="47.1" calcext:value-type="float">
            <text:p>47.1</text:p>
          </table:table-cell>
          <table:table-cell table:number-columns-repeated="1013"/>
        </table:table-row>
        <table:table-row table:style-name="ro1">
          <table:table-cell table:style-name="Default" office:value-type="float" office:value="16695.4221746425" calcext:value-type="float">
            <text:p>16695.4221746425</text:p>
          </table:table-cell>
          <table:table-cell table:style-name="Default" office:value-type="float" office:value="356" calcext:value-type="float">
            <text:p>356</text:p>
          </table:table-cell>
          <table:table-cell table:style-name="Default" table:formula="of:=[.B12]-50" office:value-type="float" office:value="306" calcext:value-type="float">
            <text:p>306</text:p>
          </table:table-cell>
          <table:table-cell table:style-name="Default" office:value-type="float" office:value="10842.4253408358" calcext:value-type="float">
            <text:p>10842.4253408358</text:p>
          </table:table-cell>
          <table:table-cell table:style-name="Default" office:value-type="float" office:value="212.1" calcext:value-type="float">
            <text:p>212.1</text:p>
          </table:table-cell>
          <table:table-cell table:formula="of:=[.F$10]+[.F4]" office:value-type="float" office:value="2338.43120367153" calcext:value-type="float">
            <text:p>2338.43120367153</text:p>
          </table:table-cell>
          <table:table-cell table:formula="of:=[.G$10]+[.G4]" office:value-type="float" office:value="15.6" calcext:value-type="float">
            <text:p>15.6</text:p>
          </table:table-cell>
          <table:table-cell table:style-name="Default" table:formula="of:=[.H$10]+[.H4]" office:value-type="float" office:value="11724.2396274943" calcext:value-type="float">
            <text:p>11724.2396274943</text:p>
          </table:table-cell>
          <table:table-cell table:style-name="Default" table:formula="of:=[.I$10]+[.I4]" office:value-type="float" office:value="121.6" calcext:value-type="float">
            <text:p>121.6</text:p>
          </table:table-cell>
          <table:table-cell table:style-name="Default" office:value-type="float" office:value="14002.2215262357" calcext:value-type="float">
            <text:p>14002.2215262357</text:p>
          </table:table-cell>
          <table:table-cell table:style-name="Default" office:value-type="float" office:value="47.2" calcext:value-type="float">
            <text:p>47.2</text:p>
          </table:table-cell>
          <table:table-cell table:number-columns-repeated="1013"/>
        </table:table-row>
        <table:table-row table:style-name="ro1">
          <table:table-cell table:style-name="Default" office:value-type="float" office:value="18177.617250217" calcext:value-type="float">
            <text:p>18177.617250217</text:p>
          </table:table-cell>
          <table:table-cell table:style-name="Default" office:value-type="float" office:value="368" calcext:value-type="float">
            <text:p>368</text:p>
          </table:table-cell>
          <table:table-cell table:style-name="Default" table:formula="of:=[.B13]-50" office:value-type="float" office:value="318" calcext:value-type="float">
            <text:p>318</text:p>
          </table:table-cell>
          <table:table-cell table:style-name="Default" office:value-type="float" office:value="11786.3217606449" calcext:value-type="float">
            <text:p>11786.3217606449</text:p>
          </table:table-cell>
          <table:table-cell table:style-name="Default" office:value-type="float" office:value="211.55" calcext:value-type="float">
            <text:p>211.55</text:p>
          </table:table-cell>
          <table:table-cell table:formula="of:=[.F$10]+[.F5]" office:value-type="float" office:value="2564.88892869114" calcext:value-type="float">
            <text:p>2564.88892869114</text:p>
          </table:table-cell>
          <table:table-cell table:formula="of:=[.G$10]+[.G5]" office:value-type="float" office:value="16.3" calcext:value-type="float">
            <text:p>16.3</text:p>
          </table:table-cell>
          <table:table-cell table:style-name="Default" table:formula="of:=[.H$10]+[.H5]" office:value-type="float" office:value="13238.46631658" calcext:value-type="float">
            <text:p>13238.46631658</text:p>
          </table:table-cell>
          <table:table-cell table:style-name="Default" table:formula="of:=[.I$10]+[.I5]" office:value-type="float" office:value="135.7" calcext:value-type="float">
            <text:p>135.7</text:p>
          </table:table-cell>
          <table:table-cell table:style-name="Default" office:value-type="float" office:value="14353.4550899037" calcext:value-type="float">
            <text:p>14353.4550899037</text:p>
          </table:table-cell>
          <table:table-cell table:style-name="Default" office:value-type="float" office:value="47.5" calcext:value-type="float">
            <text:p>47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19627.3972451975" calcext:value-type="float">
            <text:p>19627.3972451975</text:p>
          </table:table-cell>
          <table:table-cell table:style-name="Default" office:value-type="float" office:value="379" calcext:value-type="float">
            <text:p>379</text:p>
          </table:table-cell>
          <table:table-cell table:style-name="Default" table:formula="of:=[.B14]-50" office:value-type="float" office:value="329" calcext:value-type="float">
            <text:p>329</text:p>
          </table:table-cell>
          <table:table-cell table:style-name="Default" office:value-type="float" office:value="12717.1083999958" calcext:value-type="float">
            <text:p>12717.1083999958</text:p>
          </table:table-cell>
          <table:table-cell table:style-name="Default" office:value-type="float" office:value="216" calcext:value-type="float">
            <text:p>216</text:p>
          </table:table-cell>
          <table:table-cell table:formula="of:=[.F$10]+[.F6]" office:value-type="float" office:value="2769.14610487425" calcext:value-type="float">
            <text:p>2769.14610487425</text:p>
          </table:table-cell>
          <table:table-cell table:formula="of:=[.G$10]+[.G6]" office:value-type="float" office:value="17.01" calcext:value-type="float">
            <text:p>17.01</text:p>
          </table:table-cell>
          <table:table-cell table:style-name="Default" table:formula="of:=[.H$10]+[.H6]" office:value-type="float" office:value="14660.3387053408" calcext:value-type="float">
            <text:p>14660.3387053408</text:p>
          </table:table-cell>
          <table:table-cell table:style-name="Default" table:formula="of:=[.I$10]+[.I6]" office:value-type="float" office:value="151" calcext:value-type="float">
            <text:p>151</text:p>
          </table:table-cell>
          <table:table-cell table:style-name="Default" office:value-type="float" office:value="14635.6297709713" calcext:value-type="float">
            <text:p>14635.6297709713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21057.8350995886" calcext:value-type="float">
            <text:p>21057.8350995886</text:p>
          </table:table-cell>
          <table:table-cell table:style-name="Default" office:value-type="float" office:value="390" calcext:value-type="float">
            <text:p>390</text:p>
          </table:table-cell>
          <table:table-cell table:style-name="Default" table:formula="of:=[.B15]-50" office:value-type="float" office:value="340" calcext:value-type="float">
            <text:p>340</text:p>
          </table:table-cell>
          <table:table-cell table:style-name="Default" office:value-type="float" office:value="13630.9972835603" calcext:value-type="float">
            <text:p>13630.9972835603</text:p>
          </table:table-cell>
          <table:table-cell table:style-name="Default" office:value-type="float" office:value="224.5" calcext:value-type="float">
            <text:p>224.5</text:p>
          </table:table-cell>
          <table:table-cell table:formula="of:=[.F$14]+[.F3]" office:value-type="float" office:value="3021.93404761729" calcext:value-type="float">
            <text:p>3021.93404761729</text:p>
          </table:table-cell>
          <table:table-cell table:formula="of:=[.G$14]+[.G3]" office:value-type="float" office:value="20.66" calcext:value-type="float">
            <text:p>20.66</text:p>
          </table:table-cell>
          <table:table-cell table:style-name="Default" table:formula="of:=[.H$10]+[.H7]" office:value-type="float" office:value="15242.913494087" calcext:value-type="float">
            <text:p>15242.913494087</text:p>
          </table:table-cell>
          <table:table-cell table:style-name="Default" table:formula="of:=[.I$10]+[.I7]" office:value-type="float" office:value="151.1" calcext:value-type="float">
            <text:p>151.1</text:p>
          </table:table-cell>
          <table:table-cell table:style-name="Default" office:value-type="float" office:value="14807.9399544678" calcext:value-type="float">
            <text:p>14807.9399544678</text:p>
          </table:table-cell>
          <table:table-cell table:style-name="Default" office:value-type="float" office:value="47.7" calcext:value-type="float">
            <text:p>47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22415.8504614147" calcext:value-type="float">
            <text:p>22415.8504614147</text:p>
          </table:table-cell>
          <table:table-cell table:style-name="Default" office:value-type="float" office:value="401" calcext:value-type="float">
            <text:p>401</text:p>
          </table:table-cell>
          <table:table-cell table:style-name="Default" table:formula="of:=[.B16]-50" office:value-type="float" office:value="351" calcext:value-type="float">
            <text:p>351</text:p>
          </table:table-cell>
          <table:table-cell table:style-name="Default" office:value-type="float" office:value="14505.1838289631" calcext:value-type="float">
            <text:p>14505.1838289631</text:p>
          </table:table-cell>
          <table:table-cell table:style-name="Default" office:value-type="float" office:value="224.45" calcext:value-type="float">
            <text:p>224.45</text:p>
          </table:table-cell>
          <table:table-cell table:formula="of:=[.F$14]+[.F4]" office:value-type="float" office:value="3261.47990529628" calcext:value-type="float">
            <text:p>3261.47990529628</text:p>
          </table:table-cell>
          <table:table-cell table:formula="of:=[.G$14]+[.G4]" office:value-type="float" office:value="21.27" calcext:value-type="float">
            <text:p>21.27</text:p>
          </table:table-cell>
          <table:table-cell table:style-name="Default" table:formula="of:=[.H$10]+[.H8]" office:value-type="float" office:value="15772.5960062997" calcext:value-type="float">
            <text:p>15772.5960062997</text:p>
          </table:table-cell>
          <table:table-cell table:style-name="Default" table:formula="of:=[.I$10]+[.I8]" office:value-type="float" office:value="152.4" calcext:value-type="float">
            <text:p>152.4</text:p>
          </table:table-cell>
          <table:table-cell table:style-name="Default" office:value-type="float" office:value="15081.0847817175" calcext:value-type="float">
            <text:p>15081.0847817175</text:p>
          </table:table-cell>
          <table:table-cell table:style-name="Default" office:value-type="float" office:value="48.6" calcext:value-type="float">
            <text:p>48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23742.9984978543" calcext:value-type="float">
            <text:p>23742.9984978543</text:p>
          </table:table-cell>
          <table:table-cell table:style-name="Default" office:value-type="float" office:value="413" calcext:value-type="float">
            <text:p>413</text:p>
          </table:table-cell>
          <table:table-cell table:style-name="Default" table:formula="of:=[.B17]-50" office:value-type="float" office:value="363" calcext:value-type="float">
            <text:p>363</text:p>
          </table:table-cell>
          <table:table-cell table:style-name="Default" office:value-type="float" office:value="14862.182552114" calcext:value-type="float">
            <text:p>14862.182552114</text:p>
          </table:table-cell>
          <table:table-cell table:style-name="Default" office:value-type="float" office:value="225.3" calcext:value-type="float">
            <text:p>225.3</text:p>
          </table:table-cell>
          <table:table-cell table:formula="of:=[.F$14]+[.F5]" office:value-type="float" office:value="3487.93763031589" calcext:value-type="float">
            <text:p>3487.93763031589</text:p>
          </table:table-cell>
          <table:table-cell table:formula="of:=[.G$14]+[.G5]" office:value-type="float" office:value="21.97" calcext:value-type="float">
            <text:p>21.97</text:p>
          </table:table-cell>
          <table:table-cell table:style-name="Default" table:formula="of:=[.H$10]+[.H9]" office:value-type="float" office:value="16240.355043786" calcext:value-type="float">
            <text:p>16240.355043786</text:p>
          </table:table-cell>
          <table:table-cell table:style-name="Default" table:formula="of:=[.I$10]+[.I9]" office:value-type="float" office:value="153.9" calcext:value-type="float">
            <text:p>153.9</text:p>
          </table:table-cell>
          <table:table-cell table:style-name="Default" office:value-type="float" office:value="15118.0736321471" calcext:value-type="float">
            <text:p>15118.0736321471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Default" office:value-type="float" office:value="25085.1415831414" calcext:value-type="float">
            <text:p>25085.1415831414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table:formula="of:=[.B18]-50" office:value-type="float" office:value="375" calcext:value-type="float">
            <text:p>375</text:p>
          </table:table-cell>
          <table:table-cell table:style-name="Default" office:value-type="float" office:value="15213.5612094191" calcext:value-type="float">
            <text:p>15213.5612094191</text:p>
          </table:table-cell>
          <table:table-cell table:style-name="Default" office:value-type="float" office:value="226.525" calcext:value-type="float">
            <text:p>226.525</text:p>
          </table:table-cell>
          <table:table-cell table:formula="of:=[.F$14]+[.F6]" office:value-type="float" office:value="3692.194806499" calcext:value-type="float">
            <text:p>3692.194806499</text:p>
          </table:table-cell>
          <table:table-cell table:formula="of:=[.G$14]+[.G6]" office:value-type="float" office:value="22.68" calcext:value-type="float">
            <text:p>22.68</text:p>
          </table:table-cell>
          <table:table-cell table:style-name="Default" table:formula="of:=[.H$10]+[.H10]" office:value-type="float" office:value="16628.7129100807" calcext:value-type="float">
            <text:p>16628.7129100807</text:p>
          </table:table-cell>
          <table:table-cell table:style-name="Default" table:formula="of:=[.I$10]+[.I10]" office:value-type="float" office:value="158" calcext:value-type="float">
            <text:p>158</text:p>
          </table:table-cell>
          <table:table-cell table:style-name="Default" office:value-type="float" office:value="15192.2674896976" calcext:value-type="float">
            <text:p>15192.2674896976</text:p>
          </table:table-cell>
          <table:table-cell table:style-name="Default" office:value-type="float" office:value="50.1" calcext:value-type="float">
            <text:p>50.1</text:p>
          </table:table-cell>
          <table:table-cell table:number-columns-repeated="1013"/>
        </table:table-row>
        <table:table-row table:style-name="ro1">
          <table:table-cell table:style-name="Default" office:value-type="float" office:value="26341.1710507325" calcext:value-type="float">
            <text:p>26341.1710507325</text:p>
          </table:table-cell>
          <table:table-cell table:style-name="Default" office:value-type="float" office:value="436" calcext:value-type="float">
            <text:p>436</text:p>
          </table:table-cell>
          <table:table-cell table:style-name="Default" table:formula="of:=[.B19]-50" office:value-type="float" office:value="386" calcext:value-type="float">
            <text:p>386</text:p>
          </table:table-cell>
          <table:table-cell table:style-name="Default" office:value-type="float" office:value="15549.4972309876" calcext:value-type="float">
            <text:p>15549.4972309876</text:p>
          </table:table-cell>
          <table:table-cell table:style-name="Default" office:value-type="float" office:value="227.5" calcext:value-type="float">
            <text:p>227.5</text:p>
          </table:table-cell>
          <table:table-cell table:formula="of:=[.F$18]+[.F3]" office:value-type="float" office:value="3944.98274924204" calcext:value-type="float">
            <text:p>3944.98274924204</text:p>
          </table:table-cell>
          <table:table-cell table:formula="of:=[.G$18]+[.G3]" office:value-type="float" office:value="26.33" calcext:value-type="float">
            <text:p>26.33</text:p>
          </table:table-cell>
          <table:table-cell table:style-name="Default" table:formula="of:=[.H$18]+[.H3]" office:value-type="float" office:value="18388.5233946883" calcext:value-type="float">
            <text:p>18388.5233946883</text:p>
          </table:table-cell>
          <table:table-cell table:style-name="Default" table:formula="of:=[.I$18]+[.I3]" office:value-type="float" office:value="189.4" calcext:value-type="float">
            <text:p>189.4</text:p>
          </table:table-cell>
          <table:table-cell table:style-name="Default" table:formula="of:=[.J$18]+[.J3]" office:value-type="float" office:value="17578.2922966508" calcext:value-type="float">
            <text:p>17578.2922966508</text:p>
          </table:table-cell>
          <table:table-cell table:style-name="Default" table:formula="of:=[.K$18]+[.K3]" office:value-type="float" office:value="80.1" calcext:value-type="float">
            <text:p>80.1</text:p>
          </table:table-cell>
          <table:table-cell table:number-columns-repeated="1013"/>
        </table:table-row>
        <table:table-row table:style-name="ro1">
          <table:table-cell table:style-name="Default" office:value-type="float" office:value="27529.6062006385" calcext:value-type="float">
            <text:p>27529.6062006385</text:p>
          </table:table-cell>
          <table:table-cell table:style-name="Default" office:value-type="float" office:value="441.25" calcext:value-type="float">
            <text:p>441.25</text:p>
          </table:table-cell>
          <table:table-cell table:style-name="Default" table:formula="of:=[.B20]-50" office:value-type="float" office:value="391.25" calcext:value-type="float">
            <text:p>391.25</text:p>
          </table:table-cell>
          <table:table-cell table:style-name="Default" office:value-type="float" office:value="15891.9294941253" calcext:value-type="float">
            <text:p>15891.9294941253</text:p>
          </table:table-cell>
          <table:table-cell table:style-name="Default" office:value-type="float" office:value="228.7" calcext:value-type="float">
            <text:p>228.7</text:p>
          </table:table-cell>
          <table:table-cell table:formula="of:=[.F$18]+[.F4]" office:value-type="float" office:value="4184.52860692103" calcext:value-type="float">
            <text:p>4184.52860692103</text:p>
          </table:table-cell>
          <table:table-cell table:formula="of:=[.G$18]+[.G4]" office:value-type="float" office:value="26.94" calcext:value-type="float">
            <text:p>26.94</text:p>
          </table:table-cell>
          <table:table-cell table:style-name="Default" table:formula="of:=[.H$18]+[.H4]" office:value-type="float" office:value="20038.5960825347" calcext:value-type="float">
            <text:p>20038.5960825347</text:p>
          </table:table-cell>
          <table:table-cell table:style-name="Default" table:formula="of:=[.I$18]+[.I4]" office:value-type="float" office:value="200.6" calcext:value-type="float">
            <text:p>200.6</text:p>
          </table:table-cell>
          <table:table-cell table:style-name="Default" table:formula="of:=[.J$18]+[.J4]" office:value-type="float" office:value="19718.7268006713" calcext:value-type="float">
            <text:p>19718.7268006713</text:p>
          </table:table-cell>
          <table:table-cell table:style-name="Default" table:formula="of:=[.K$18]+[.K4]" office:value-type="float" office:value="85.8" calcext:value-type="float">
            <text:p>85.8</text:p>
          </table:table-cell>
          <table:table-cell table:number-columns-repeated="1013"/>
        </table:table-row>
        <table:table-row table:style-name="ro1">
          <table:table-cell table:style-name="Default" office:value-type="float" office:value="28693.7146358306" calcext:value-type="float">
            <text:p>28693.7146358306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table:formula="of:=[.B21]-50" office:value-type="float" office:value="404" calcext:value-type="float">
            <text:p>404</text:p>
          </table:table-cell>
          <table:table-cell table:style-name="Default" office:value-type="float" office:value="16210.7333372066" calcext:value-type="float">
            <text:p>16210.7333372066</text:p>
          </table:table-cell>
          <table:table-cell table:style-name="Default" office:value-type="float" office:value="234.025" calcext:value-type="float">
            <text:p>234.025</text:p>
          </table:table-cell>
          <table:table-cell table:formula="of:=[.F$18]+[.F5]" office:value-type="float" office:value="4410.98633194064" calcext:value-type="float">
            <text:p>4410.98633194064</text:p>
          </table:table-cell>
          <table:table-cell table:formula="of:=[.G$18]+[.G5]" office:value-type="float" office:value="27.64" calcext:value-type="float">
            <text:p>27.64</text:p>
          </table:table-cell>
          <table:table-cell table:style-name="Default" table:formula="of:=[.H$18]+[.H5]" office:value-type="float" office:value="21552.8227716203" calcext:value-type="float">
            <text:p>21552.8227716203</text:p>
          </table:table-cell>
          <table:table-cell table:style-name="Default" table:formula="of:=[.I$18]+[.I5]" office:value-type="float" office:value="214.7" calcext:value-type="float">
            <text:p>214.7</text:p>
          </table:table-cell>
          <table:table-cell table:style-name="Default" table:formula="of:=[.J$18]+[.J5]" office:value-type="float" office:value="21667.8699236626" calcext:value-type="float">
            <text:p>21667.8699236626</text:p>
          </table:table-cell>
          <table:table-cell table:style-name="Default" table:formula="of:=[.K$18]+[.K5]" office:value-type="float" office:value="89.4" calcext:value-type="float">
            <text:p>89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29853.1517008719" calcext:value-type="float">
            <text:p>29853.1517008719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table:formula="of:=[.B22]-50" office:value-type="float" office:value="418" calcext:value-type="float">
            <text:p>418</text:p>
          </table:table-cell>
          <table:table-cell table:style-name="Default" office:value-type="float" office:value="16517.87831691" calcext:value-type="float">
            <text:p>16517.87831691</text:p>
          </table:table-cell>
          <table:table-cell table:style-name="Default" office:value-type="float" office:value="233.4" calcext:value-type="float">
            <text:p>233.4</text:p>
          </table:table-cell>
          <table:table-cell table:formula="of:=[.F$18]+[.F6]" office:value-type="float" office:value="4615.24350812375" calcext:value-type="float">
            <text:p>4615.24350812375</text:p>
          </table:table-cell>
          <table:table-cell table:formula="of:=[.G$18]+[.G6]" office:value-type="float" office:value="28.35" calcext:value-type="float">
            <text:p>28.35</text:p>
          </table:table-cell>
          <table:table-cell table:style-name="Default" table:formula="of:=[.H$18]+[.H6]" office:value-type="float" office:value="22974.6951603811" calcext:value-type="float">
            <text:p>22974.6951603811</text:p>
          </table:table-cell>
          <table:table-cell table:style-name="Default" table:formula="of:=[.I$18]+[.I6]" office:value-type="float" office:value="230" calcext:value-type="float">
            <text:p>230</text:p>
          </table:table-cell>
          <table:table-cell table:style-name="Default" table:formula="of:=[.J$18]+[.J6]" office:value-type="float" office:value="23332.9880241848" calcext:value-type="float">
            <text:p>23332.9880241848</text:p>
          </table:table-cell>
          <table:table-cell table:style-name="Default" table:formula="of:=[.K$18]+[.K6]" office:value-type="float" office:value="90.4" calcext:value-type="float">
            <text:p>90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30973.0631174162" calcext:value-type="float">
            <text:p>30973.0631174162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table:formula="of:=[.B23]-50" office:value-type="float" office:value="430" calcext:value-type="float">
            <text:p>430</text:p>
          </table:table-cell>
          <table:table-cell table:style-name="Default" office:value-type="float" office:value="16812.2410474957" calcext:value-type="float">
            <text:p>16812.2410474957</text:p>
          </table:table-cell>
          <table:table-cell table:style-name="Default" office:value-type="float" office:value="210.4" calcext:value-type="float">
            <text:p>210.4</text:p>
          </table:table-cell>
          <table:table-cell table:formula="of:=[.F$22]+[.F3]" office:value-type="float" office:value="4868.03145086679" calcext:value-type="float">
            <text:p>4868.03145086679</text:p>
          </table:table-cell>
          <table:table-cell table:formula="of:=[.G$22]+[.G3]" office:value-type="float" office:value="32" calcext:value-type="float">
            <text:p>32</text:p>
          </table:table-cell>
          <table:table-cell table:style-name="Default" table:formula="of:=[.H$18]+[.H7]" office:value-type="float" office:value="23557.2699491274" calcext:value-type="float">
            <text:p>23557.2699491274</text:p>
          </table:table-cell>
          <table:table-cell table:style-name="Default" table:formula="of:=[.I$18]+[.I7]" office:value-type="float" office:value="230.1" calcext:value-type="float">
            <text:p>230.1</text:p>
          </table:table-cell>
          <table:table-cell table:style-name="Default" table:formula="of:=[.J$18]+[.J7]" office:value-type="float" office:value="24797.2931841744" calcext:value-type="float">
            <text:p>24797.2931841744</text:p>
          </table:table-cell>
          <table:table-cell table:style-name="Default" table:formula="of:=[.K$18]+[.K7]" office:value-type="float" office:value="92.6" calcext:value-type="float">
            <text:p>92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32035.2856600518" calcext:value-type="float">
            <text:p>32035.2856600518</text:p>
          </table:table-cell>
          <table:table-cell table:style-name="Default" office:value-type="float" office:value="495" calcext:value-type="float">
            <text:p>495</text:p>
          </table:table-cell>
          <table:table-cell table:style-name="Default" table:formula="of:=[.B24]-50" office:value-type="float" office:value="445" calcext:value-type="float">
            <text:p>445</text:p>
          </table:table-cell>
          <table:table-cell table:style-name="Default" office:value-type="float" office:value="17114.4836826702" calcext:value-type="float">
            <text:p>17114.4836826702</text:p>
          </table:table-cell>
          <table:table-cell table:style-name="Default" office:value-type="float" office:value="232.6" calcext:value-type="float">
            <text:p>232.6</text:p>
          </table:table-cell>
          <table:table-cell table:formula="of:=[.F$22]+[.F4]" office:value-type="float" office:value="5107.57730854578" calcext:value-type="float">
            <text:p>5107.57730854578</text:p>
          </table:table-cell>
          <table:table-cell table:formula="of:=[.G$22]+[.G4]" office:value-type="float" office:value="32.61" calcext:value-type="float">
            <text:p>32.61</text:p>
          </table:table-cell>
          <table:table-cell table:style-name="Default" table:formula="of:=[.H$18]+[.H8]" office:value-type="float" office:value="24086.95246134" calcext:value-type="float">
            <text:p>24086.95246134</text:p>
          </table:table-cell>
          <table:table-cell table:style-name="Default" table:formula="of:=[.I$18]+[.I8]" office:value-type="float" office:value="231.4" calcext:value-type="float">
            <text:p>231.4</text:p>
          </table:table-cell>
          <table:table-cell table:style-name="Default" table:formula="of:=[.J$18]+[.J8]" office:value-type="float" office:value="26139.5941695802" calcext:value-type="float">
            <text:p>26139.5941695802</text:p>
          </table:table-cell>
          <table:table-cell table:style-name="Default" table:formula="of:=[.K$18]+[.K8]" office:value-type="float" office:value="94.5" calcext:value-type="float">
            <text:p>94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33009.1325337797" calcext:value-type="float">
            <text:p>33009.1325337797</text:p>
          </table:table-cell>
          <table:table-cell table:style-name="Default" office:value-type="float" office:value="503" calcext:value-type="float">
            <text:p>503</text:p>
          </table:table-cell>
          <table:table-cell table:style-name="Default" table:formula="of:=[.B25]-50" office:value-type="float" office:value="453" calcext:value-type="float">
            <text:p>453</text:p>
          </table:table-cell>
          <table:table-cell table:style-name="Default" office:value-type="float" office:value="17409.5252810038" calcext:value-type="float">
            <text:p>17409.5252810038</text:p>
          </table:table-cell>
          <table:table-cell table:style-name="Default" office:value-type="float" office:value="233.4" calcext:value-type="float">
            <text:p>233.4</text:p>
          </table:table-cell>
          <table:table-cell table:formula="of:=[.F$22]+[.F5]" office:value-type="float" office:value="5334.03503356539" calcext:value-type="float">
            <text:p>5334.03503356539</text:p>
          </table:table-cell>
          <table:table-cell table:formula="of:=[.G$22]+[.G5]" office:value-type="float" office:value="33.31" calcext:value-type="float">
            <text:p>33.31</text:p>
          </table:table-cell>
          <table:table-cell table:style-name="Default" table:formula="of:=[.H$18]+[.H9]" office:value-type="float" office:value="24554.7114988264" calcext:value-type="float">
            <text:p>24554.7114988264</text:p>
          </table:table-cell>
          <table:table-cell table:style-name="Default" table:formula="of:=[.I$18]+[.I9]" office:value-type="float" office:value="232.9" calcext:value-type="float">
            <text:p>232.9</text:p>
          </table:table-cell>
          <table:table-cell table:style-name="Default" table:formula="of:=[.J$18]+[.J9]" office:value-type="float" office:value="27374.7287679217" calcext:value-type="float">
            <text:p>27374.7287679217</text:p>
          </table:table-cell>
          <table:table-cell table:style-name="Default" table:formula="of:=[.K$18]+[.K9]" office:value-type="float" office:value="96.3" calcext:value-type="float">
            <text:p>96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33977.6836971035" calcext:value-type="float">
            <text:p>33977.6836971035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table:formula="of:=[.B26]-50" office:value-type="float" office:value="470" calcext:value-type="float">
            <text:p>470</text:p>
          </table:table-cell>
          <table:table-cell table:style-name="Default" office:value-type="float" office:value="17683.0983219244" calcext:value-type="float">
            <text:p>17683.0983219244</text:p>
          </table:table-cell>
          <table:table-cell table:style-name="Default" office:value-type="float" office:value="237.15" calcext:value-type="float">
            <text:p>237.15</text:p>
          </table:table-cell>
          <table:table-cell table:formula="of:=[.F$22]+[.F6]" office:value-type="float" office:value="5538.2922097485" calcext:value-type="float">
            <text:p>5538.2922097485</text:p>
          </table:table-cell>
          <table:table-cell table:formula="of:=[.G$22]+[.G6]" office:value-type="float" office:value="34.02" calcext:value-type="float">
            <text:p>34.02</text:p>
          </table:table-cell>
          <table:table-cell table:style-name="Default" table:formula="of:=[.H$18]+[.H10]" office:value-type="float" office:value="24943.069365121" calcext:value-type="float">
            <text:p>24943.069365121</text:p>
          </table:table-cell>
          <table:table-cell table:style-name="Default" table:formula="of:=[.I$18]+[.I10]" office:value-type="float" office:value="237" calcext:value-type="float">
            <text:p>237</text:p>
          </table:table-cell>
          <table:table-cell table:style-name="Default" table:formula="of:=[.J$18]+[.J10]" office:value-type="float" office:value="28406.1016591335" calcext:value-type="float">
            <text:p>28406.1016591335</text:p>
          </table:table-cell>
          <table:table-cell table:style-name="Default" table:formula="of:=[.K$18]+[.K10]" office:value-type="float" office:value="97.5" calcext:value-type="float">
            <text:p>97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34806.404964692" calcext:value-type="float">
            <text:p>34806.404964692</text:p>
          </table:table-cell>
          <table:table-cell table:style-name="Default" office:value-type="float" office:value="515.25" calcext:value-type="float">
            <text:p>515.25</text:p>
          </table:table-cell>
          <table:table-cell table:style-name="Default" table:formula="of:=[.B27]-50" office:value-type="float" office:value="465.25" calcext:value-type="float">
            <text:p>465.25</text:p>
          </table:table-cell>
          <table:table-cell table:style-name="Default" office:value-type="float" office:value="17948.3300310113" calcext:value-type="float">
            <text:p>17948.3300310113</text:p>
          </table:table-cell>
          <table:table-cell table:style-name="Default" office:value-type="float" office:value="237.75" calcext:value-type="float">
            <text:p>237.75</text:p>
          </table:table-cell>
          <table:table-cell table:formula="of:=[.F$26]+[.F3]" office:value-type="float" office:value="5791.08015249154" calcext:value-type="float">
            <text:p>5791.08015249154</text:p>
          </table:table-cell>
          <table:table-cell table:formula="of:=[.G$26]+[.G3]" office:value-type="float" office:value="37.67" calcext:value-type="float">
            <text:p>37.67</text:p>
          </table:table-cell>
          <table:table-cell table:style-name="Default" table:formula="of:=[.H$26]+[.H3]" office:value-type="float" office:value="26702.8798497287" calcext:value-type="float">
            <text:p>26702.8798497287</text:p>
          </table:table-cell>
          <table:table-cell table:style-name="Default" table:formula="of:=[.I$26]+[.I3]" office:value-type="float" office:value="268.4" calcext:value-type="float">
            <text:p>268.4</text:p>
          </table:table-cell>
          <table:table-cell table:style-name="Default" table:formula="of:=[.J$18]+[.J11]" office:value-type="float" office:value="28861.1632307202" calcext:value-type="float">
            <text:p>28861.1632307202</text:p>
          </table:table-cell>
          <table:table-cell table:style-name="Default" table:formula="of:=[.K$18]+[.K11]" office:value-type="float" office:value="97.2" calcext:value-type="float">
            <text:p>97.2</text:p>
          </table:table-cell>
          <table:table-cell table:number-columns-repeated="1013"/>
        </table:table-row>
        <table:table-row table:style-name="ro1">
          <table:table-cell table:style-name="Default" office:value-type="float" office:value="35676.4719854411" calcext:value-type="float">
            <text:p>35676.4719854411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table:formula="of:=[.B28]-50" office:value-type="float" office:value="478" calcext:value-type="float">
            <text:p>478</text:p>
          </table:table-cell>
          <table:table-cell table:style-name="Default" office:value-type="float" office:value="18254.0266634683" calcext:value-type="float">
            <text:p>18254.0266634683</text:p>
          </table:table-cell>
          <table:table-cell table:style-name="Default" office:value-type="float" office:value="237.15" calcext:value-type="float">
            <text:p>237.15</text:p>
          </table:table-cell>
          <table:table-cell table:formula="of:=[.F$26]+[.F4]" office:value-type="float" office:value="6030.62601017053" calcext:value-type="float">
            <text:p>6030.62601017053</text:p>
          </table:table-cell>
          <table:table-cell table:formula="of:=[.G$26]+[.G4]" office:value-type="float" office:value="38.28" calcext:value-type="float">
            <text:p>38.28</text:p>
          </table:table-cell>
          <table:table-cell table:style-name="Default" table:formula="of:=[.H$26]+[.H4]" office:value-type="float" office:value="28352.952537575" calcext:value-type="float">
            <text:p>28352.952537575</text:p>
          </table:table-cell>
          <table:table-cell table:style-name="Default" table:formula="of:=[.I$26]+[.I4]" office:value-type="float" office:value="279.6" calcext:value-type="float">
            <text:p>279.6</text:p>
          </table:table-cell>
          <table:table-cell table:style-name="Default" table:formula="of:=[.J$18]+[.J12]" office:value-type="float" office:value="29194.4890159333" calcext:value-type="float">
            <text:p>29194.4890159333</text:p>
          </table:table-cell>
          <table:table-cell table:style-name="Default" table:formula="of:=[.K$18]+[.K12]" office:value-type="float" office:value="97.3" calcext:value-type="float">
            <text:p>97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36493.7161581875" calcext:value-type="float">
            <text:p>36493.716158187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table:formula="of:=[.B29]-50" office:value-type="float" office:value="478" calcext:value-type="float">
            <text:p>478</text:p>
          </table:table-cell>
          <table:table-cell table:style-name="Default" office:value-type="float" office:value="18489.268335222" calcext:value-type="float">
            <text:p>18489.268335222</text:p>
          </table:table-cell>
          <table:table-cell table:style-name="Default" office:value-type="float" office:value="234.85" calcext:value-type="float">
            <text:p>234.85</text:p>
          </table:table-cell>
          <table:table-cell table:formula="of:=[.F$26]+[.F5]" office:value-type="float" office:value="6257.08373519014" calcext:value-type="float">
            <text:p>6257.08373519014</text:p>
          </table:table-cell>
          <table:table-cell table:formula="of:=[.G$26]+[.G5]" office:value-type="float" office:value="38.98" calcext:value-type="float">
            <text:p>38.98</text:p>
          </table:table-cell>
          <table:table-cell table:style-name="Default" table:formula="of:=[.H$26]+[.H5]" office:value-type="float" office:value="29867.1792266606" calcext:value-type="float">
            <text:p>29867.1792266606</text:p>
          </table:table-cell>
          <table:table-cell table:style-name="Default" table:formula="of:=[.I$26]+[.I5]" office:value-type="float" office:value="293.7" calcext:value-type="float">
            <text:p>293.7</text:p>
          </table:table-cell>
          <table:table-cell table:style-name="Default" table:formula="of:=[.J$18]+[.J13]" office:value-type="float" office:value="29545.7225796013" calcext:value-type="float">
            <text:p>29545.7225796013</text:p>
          </table:table-cell>
          <table:table-cell table:style-name="Default" table:formula="of:=[.K$18]+[.K13]" office:value-type="float" office:value="97.6" calcext:value-type="float">
            <text:p>97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37320.6953259522" calcext:value-type="float">
            <text:p>37320.6953259522</text:p>
          </table:table-cell>
          <table:table-cell table:style-name="Default" office:value-type="float" office:value="524" calcext:value-type="float">
            <text:p>524</text:p>
          </table:table-cell>
          <table:table-cell table:style-name="Default" table:formula="of:=[.B30]-50" office:value-type="float" office:value="474" calcext:value-type="float">
            <text:p>474</text:p>
          </table:table-cell>
          <table:table-cell table:style-name="Default" office:value-type="float" office:value="18766.8010167855" calcext:value-type="float">
            <text:p>18766.8010167855</text:p>
          </table:table-cell>
          <table:table-cell table:style-name="Default" office:value-type="float" office:value="235.9" calcext:value-type="float">
            <text:p>235.9</text:p>
          </table:table-cell>
          <table:table-cell table:formula="of:=[.F$26]+[.F6]" office:value-type="float" office:value="6461.34091137325" calcext:value-type="float">
            <text:p>6461.34091137325</text:p>
          </table:table-cell>
          <table:table-cell table:formula="of:=[.G$26]+[.G6]" office:value-type="float" office:value="39.69" calcext:value-type="float">
            <text:p>39.69</text:p>
          </table:table-cell>
          <table:table-cell table:style-name="Default" table:formula="of:=[.H$26]+[.H6]" office:value-type="float" office:value="31289.0516154214" calcext:value-type="float">
            <text:p>31289.0516154214</text:p>
          </table:table-cell>
          <table:table-cell table:style-name="Default" table:formula="of:=[.I$26]+[.I6]" office:value-type="float" office:value="309" calcext:value-type="float">
            <text:p>309</text:p>
          </table:table-cell>
          <table:table-cell table:style-name="Default" table:formula="of:=[.J$18]+[.J14]" office:value-type="float" office:value="29827.8972606689" calcext:value-type="float">
            <text:p>29827.8972606689</text:p>
          </table:table-cell>
          <table:table-cell table:style-name="Default" table:formula="of:=[.K$18]+[.K14]" office:value-type="float" office:value="99.4" calcext:value-type="float">
            <text:p>99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38014.171527672" calcext:value-type="float">
            <text:p>38014.171527672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31]-50" office:value-type="float" office:value="477" calcext:value-type="float">
            <text:p>477</text:p>
          </table:table-cell>
          <table:table-cell table:style-name="Default" table:formula="of:=[.D$30]+[.D3]" office:value-type="float" office:value="19980.0696301007" calcext:value-type="float">
            <text:p>19980.0696301007</text:p>
          </table:table-cell>
          <table:table-cell table:style-name="Default" table:formula="of:=[.E$30]+[.E3]" office:value-type="float" office:value="410.35" calcext:value-type="float">
            <text:p>410.35</text:p>
          </table:table-cell>
          <table:table-cell table:formula="of:=[.F$30]+[.F3]" office:value-type="float" office:value="6714.12885411629" calcext:value-type="float">
            <text:p>6714.12885411629</text:p>
          </table:table-cell>
          <table:table-cell table:formula="of:=[.G$30]+[.G3]" office:value-type="float" office:value="43.34" calcext:value-type="float">
            <text:p>43.34</text:p>
          </table:table-cell>
          <table:table-cell table:style-name="Default" table:formula="of:=[.H$26]+[.H7]" office:value-type="float" office:value="31871.6264041677" calcext:value-type="float">
            <text:p>31871.6264041677</text:p>
          </table:table-cell>
          <table:table-cell table:style-name="Default" table:formula="of:=[.I$26]+[.I7]" office:value-type="float" office:value="309.1" calcext:value-type="float">
            <text:p>309.1</text:p>
          </table:table-cell>
          <table:table-cell table:style-name="Default" table:formula="of:=[.J$18]+[.J15]" office:value-type="float" office:value="30000.2074441654" calcext:value-type="float">
            <text:p>30000.2074441654</text:p>
          </table:table-cell>
          <table:table-cell table:style-name="Default" table:formula="of:=[.K$18]+[.K15]" office:value-type="float" office:value="97.8" calcext:value-type="float">
            <text:p>97.8</text:p>
          </table:table-cell>
          <table:table-cell table:number-columns-repeated="1013"/>
        </table:table-row>
        <table:table-row table:style-name="ro1">
          <table:table-cell table:style-name="Default" office:value-type="float" office:value="38661.7230511973" calcext:value-type="float">
            <text:p>38661.7230511973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32]-50" office:value-type="float" office:value="477" calcext:value-type="float">
            <text:p>477</text:p>
          </table:table-cell>
          <table:table-cell table:style-name="Default" table:formula="of:=[.D$30]+[.D4]" office:value-type="float" office:value="21158.1002108486" calcext:value-type="float">
            <text:p>21158.1002108486</text:p>
          </table:table-cell>
          <table:table-cell table:style-name="Default" table:formula="of:=[.E$30]+[.E4]" office:value-type="float" office:value="414.65" calcext:value-type="float">
            <text:p>414.65</text:p>
          </table:table-cell>
          <table:table-cell table:formula="of:=[.F$30]+[.F4]" office:value-type="float" office:value="6953.67471179528" calcext:value-type="float">
            <text:p>6953.67471179528</text:p>
          </table:table-cell>
          <table:table-cell table:formula="of:=[.G$30]+[.G4]" office:value-type="float" office:value="43.95" calcext:value-type="float">
            <text:p>43.95</text:p>
          </table:table-cell>
          <table:table-cell table:style-name="Default" table:formula="of:=[.H$26]+[.H8]" office:value-type="float" office:value="32401.3089163804" calcext:value-type="float">
            <text:p>32401.3089163804</text:p>
          </table:table-cell>
          <table:table-cell table:style-name="Default" table:formula="of:=[.I$26]+[.I8]" office:value-type="float" office:value="310.4" calcext:value-type="float">
            <text:p>310.4</text:p>
          </table:table-cell>
          <table:table-cell table:style-name="Default" table:formula="of:=[.J$18]+[.J16]" office:value-type="float" office:value="30273.3522714151" calcext:value-type="float">
            <text:p>30273.3522714151</text:p>
          </table:table-cell>
          <table:table-cell table:style-name="Default" table:formula="of:=[.K$18]+[.K16]" office:value-type="float" office:value="98.7" calcext:value-type="float">
            <text:p>98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39334.7077158951" calcext:value-type="float">
            <text:p>39334.7077158951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table:formula="of:=[.B33]-50" office:value-type="float" office:value="475" calcext:value-type="float">
            <text:p>475</text:p>
          </table:table-cell>
          <table:table-cell table:style-name="Default" table:formula="of:=[.D$30]+[.D5]" office:value-type="float" office:value="22311.6245132051" calcext:value-type="float">
            <text:p>22311.6245132051</text:p>
          </table:table-cell>
          <table:table-cell table:style-name="Default" table:formula="of:=[.E$30]+[.E5]" office:value-type="float" office:value="419.2" calcext:value-type="float">
            <text:p>419.2</text:p>
          </table:table-cell>
          <table:table-cell table:formula="of:=[.F$30]+[.F5]" office:value-type="float" office:value="7180.13243681489" calcext:value-type="float">
            <text:p>7180.13243681489</text:p>
          </table:table-cell>
          <table:table-cell table:formula="of:=[.G$30]+[.G5]" office:value-type="float" office:value="44.65" calcext:value-type="float">
            <text:p>44.65</text:p>
          </table:table-cell>
          <table:table-cell table:style-name="Default" table:formula="of:=[.H$26]+[.H9]" office:value-type="float" office:value="32869.0679538667" calcext:value-type="float">
            <text:p>32869.0679538667</text:p>
          </table:table-cell>
          <table:table-cell table:style-name="Default" table:formula="of:=[.I$26]+[.I9]" office:value-type="float" office:value="311.9" calcext:value-type="float">
            <text:p>311.9</text:p>
          </table:table-cell>
          <table:table-cell table:style-name="Default" table:formula="of:=[.J$18]+[.J17]" office:value-type="float" office:value="30310.3411218447" calcext:value-type="float">
            <text:p>30310.3411218447</text:p>
          </table:table-cell>
          <table:table-cell table:style-name="Default" table:formula="of:=[.K$18]+[.K17]" office:value-type="float" office:value="98.1" calcext:value-type="float">
            <text:p>98.1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001.045323125" calcext:value-type="float">
            <text:p>40001.045323125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34]-50" office:value-type="float" office:value="479" calcext:value-type="float">
            <text:p>479</text:p>
          </table:table-cell>
          <table:table-cell table:style-name="Default" table:formula="of:=[.D$30]+[.D6]" office:value-type="float" office:value="23439.0809796556" calcext:value-type="float">
            <text:p>23439.0809796556</text:p>
          </table:table-cell>
          <table:table-cell table:style-name="Default" table:formula="of:=[.E$30]+[.E6]" office:value-type="float" office:value="421.7" calcext:value-type="float">
            <text:p>421.7</text:p>
          </table:table-cell>
          <table:table-cell table:formula="of:=[.F$30]+[.F6]" office:value-type="float" office:value="7384.389612998" calcext:value-type="float">
            <text:p>7384.389612998</text:p>
          </table:table-cell>
          <table:table-cell table:formula="of:=[.G$30]+[.G6]" office:value-type="float" office:value="45.36" calcext:value-type="float">
            <text:p>45.36</text:p>
          </table:table-cell>
          <table:table-cell table:style-name="Default" table:formula="of:=[.H$26]+[.H10]" office:value-type="float" office:value="33257.4258201613" calcext:value-type="float">
            <text:p>33257.4258201613</text:p>
          </table:table-cell>
          <table:table-cell table:style-name="Default" table:formula="of:=[.I$26]+[.I10]" office:value-type="float" office:value="316" calcext:value-type="float">
            <text:p>316</text:p>
          </table:table-cell>
          <table:table-cell table:style-name="Default" table:formula="of:=[.J$18]+[.J18]" office:value-type="float" office:value="30384.5349793952" calcext:value-type="float">
            <text:p>30384.5349793952</text:p>
          </table:table-cell>
          <table:table-cell table:style-name="Default" table:formula="of:=[.K$18]+[.K18]" office:value-type="float" office:value="100.2" calcext:value-type="float">
            <text:p>100.2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366.8635502994" calcext:value-type="float">
            <text:p>40366.8635502994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35]-50" office:value-type="float" office:value="480" calcext:value-type="float">
            <text:p>480</text:p>
          </table:table-cell>
          <table:table-cell table:style-name="Default" table:formula="of:=[.D$30]+[.D7]" office:value-type="float" office:value="24535.9725273554" calcext:value-type="float">
            <text:p>24535.9725273554</text:p>
          </table:table-cell>
          <table:table-cell table:style-name="Default" table:formula="of:=[.E$30]+[.E7]" office:value-type="float" office:value="426.8" calcext:value-type="float">
            <text:p>426.8</text:p>
          </table:table-cell>
          <table:table-cell table:formula="of:=[.F$34]+[.F3]" office:value-type="float" office:value="7637.17755574104" calcext:value-type="float">
            <text:p>7637.17755574104</text:p>
          </table:table-cell>
          <table:table-cell table:formula="of:=[.G$34]+[.G3]" office:value-type="float" office:value="49.01" calcext:value-type="float">
            <text:p>49.01</text:p>
          </table:table-cell>
          <table:table-cell table:style-name="Default" table:formula="of:=[.H$34]+[.H3]" office:value-type="float" office:value="35017.236304769" calcext:value-type="float">
            <text:p>35017.236304769</text:p>
          </table:table-cell>
          <table:table-cell table:style-name="Default" table:formula="of:=[.I$34]+[.I3]" office:value-type="float" office:value="347.4" calcext:value-type="float">
            <text:p>347.4</text:p>
          </table:table-cell>
          <table:table-cell table:style-name="Default" table:formula="of:=[.J$34]+[.J3]" office:value-type="float" office:value="32770.5597863484" calcext:value-type="float">
            <text:p>32770.5597863484</text:p>
          </table:table-cell>
          <table:table-cell table:style-name="Default" table:formula="of:=[.K$34]+[.K3]" office:value-type="float" office:value="130.2" calcext:value-type="float">
            <text:p>130.2</text:p>
          </table:table-cell>
          <table:table-cell table:number-columns-repeated="1013"/>
        </table:table-row>
        <table:table-row table:style-name="ro1">
          <table:table-cell table:style-name="Default" office:value-type="float" office:value="40751.0054926959" calcext:value-type="float">
            <text:p>40751.0054926959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36]-50" office:value-type="float" office:value="476" calcext:value-type="float">
            <text:p>476</text:p>
          </table:table-cell>
          <table:table-cell table:style-name="Default" table:formula="of:=[.D$30]+[.D8]" office:value-type="float" office:value="25604.5659492136" calcext:value-type="float">
            <text:p>25604.5659492136</text:p>
          </table:table-cell>
          <table:table-cell table:style-name="Default" table:formula="of:=[.E$30]+[.E8]" office:value-type="float" office:value="429.8" calcext:value-type="float">
            <text:p>429.8</text:p>
          </table:table-cell>
          <table:table-cell table:formula="of:=[.F$34]+[.F4]" office:value-type="float" office:value="7876.72341342003" calcext:value-type="float">
            <text:p>7876.72341342003</text:p>
          </table:table-cell>
          <table:table-cell table:formula="of:=[.G$34]+[.G4]" office:value-type="float" office:value="49.62" calcext:value-type="float">
            <text:p>49.62</text:p>
          </table:table-cell>
          <table:table-cell table:style-name="Default" table:formula="of:=[.H$34]+[.H4]" office:value-type="float" office:value="36667.3089926153" calcext:value-type="float">
            <text:p>36667.3089926153</text:p>
          </table:table-cell>
          <table:table-cell table:style-name="Default" table:formula="of:=[.I$34]+[.I4]" office:value-type="float" office:value="358.6" calcext:value-type="float">
            <text:p>358.6</text:p>
          </table:table-cell>
          <table:table-cell table:style-name="Default" table:formula="of:=[.J$34]+[.J4]" office:value-type="float" office:value="34910.9942903689" calcext:value-type="float">
            <text:p>34910.9942903689</text:p>
          </table:table-cell>
          <table:table-cell table:style-name="Default" table:formula="of:=[.K$34]+[.K4]" office:value-type="float" office:value="135.9" calcext:value-type="float">
            <text:p>135.9</text:p>
          </table:table-cell>
          <table:table-cell table:number-columns-repeated="1013"/>
        </table:table-row>
        <table:table-row table:style-name="ro1">
          <table:table-cell table:style-name="Default" office:value-type="float" office:value="41221.4782014774" calcext:value-type="float">
            <text:p>41221.4782014774</text:p>
          </table:table-cell>
          <table:table-cell table:style-name="Default" office:value-type="float" office:value="528.25" calcext:value-type="float">
            <text:p>528.25</text:p>
          </table:table-cell>
          <table:table-cell table:style-name="Default" table:formula="of:=[.B37]-50" office:value-type="float" office:value="478.25" calcext:value-type="float">
            <text:p>478.25</text:p>
          </table:table-cell>
          <table:table-cell table:style-name="Default" table:formula="of:=[.D$30]+[.D9]" office:value-type="float" office:value="26645.8469201119" calcext:value-type="float">
            <text:p>26645.8469201119</text:p>
          </table:table-cell>
          <table:table-cell table:style-name="Default" table:formula="of:=[.E$30]+[.E9]" office:value-type="float" office:value="430.8" calcext:value-type="float">
            <text:p>430.8</text:p>
          </table:table-cell>
          <table:table-cell table:formula="of:=[.F$34]+[.F5]" office:value-type="float" office:value="8103.18113843964" calcext:value-type="float">
            <text:p>8103.18113843964</text:p>
          </table:table-cell>
          <table:table-cell table:formula="of:=[.G$34]+[.G5]" office:value-type="float" office:value="50.32" calcext:value-type="float">
            <text:p>50.32</text:p>
          </table:table-cell>
          <table:table-cell table:style-name="Default" table:formula="of:=[.H$34]+[.H5]" office:value-type="float" office:value="38181.5356817009" calcext:value-type="float">
            <text:p>38181.5356817009</text:p>
          </table:table-cell>
          <table:table-cell table:style-name="Default" table:formula="of:=[.I$34]+[.I5]" office:value-type="float" office:value="372.7" calcext:value-type="float">
            <text:p>372.7</text:p>
          </table:table-cell>
          <table:table-cell table:style-name="Default" table:formula="of:=[.J$34]+[.J5]" office:value-type="float" office:value="36860.1374133602" calcext:value-type="float">
            <text:p>36860.1374133602</text:p>
          </table:table-cell>
          <table:table-cell table:style-name="Default" table:formula="of:=[.K$34]+[.K5]" office:value-type="float" office:value="139.5" calcext:value-type="float">
            <text:p>139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42001.4023220885" calcext:value-type="float">
            <text:p>42001.402322088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table:formula="of:=[.B38]-50" office:value-type="float" office:value="478" calcext:value-type="float">
            <text:p>478</text:p>
          </table:table-cell>
          <table:table-cell table:style-name="Default" table:formula="of:=[.D$30]+[.D10]" office:value-type="float" office:value="27660.8014143994" calcext:value-type="float">
            <text:p>27660.8014143994</text:p>
          </table:table-cell>
          <table:table-cell table:style-name="Default" table:formula="of:=[.E$30]+[.E10]" office:value-type="float" office:value="434.65" calcext:value-type="float">
            <text:p>434.65</text:p>
          </table:table-cell>
          <table:table-cell table:formula="of:=[.F$34]+[.F6]" office:value-type="float" office:value="8307.43831462275" calcext:value-type="float">
            <text:p>8307.43831462275</text:p>
          </table:table-cell>
          <table:table-cell table:formula="of:=[.G$34]+[.G6]" office:value-type="float" office:value="51.03" calcext:value-type="float">
            <text:p>51.03</text:p>
          </table:table-cell>
          <table:table-cell table:style-name="Default" table:formula="of:=[.H$34]+[.H6]" office:value-type="float" office:value="39603.4080704617" calcext:value-type="float">
            <text:p>39603.4080704617</text:p>
          </table:table-cell>
          <table:table-cell table:style-name="Default" table:formula="of:=[.I$34]+[.I6]" office:value-type="float" office:value="388" calcext:value-type="float">
            <text:p>388</text:p>
          </table:table-cell>
          <table:table-cell table:style-name="Default" table:formula="of:=[.J$34]+[.J6]" office:value-type="float" office:value="38525.2555138824" calcext:value-type="float">
            <text:p>38525.2555138824</text:p>
          </table:table-cell>
          <table:table-cell table:style-name="Default" table:formula="of:=[.K$34]+[.K6]" office:value-type="float" office:value="140.5" calcext:value-type="float">
            <text:p>140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42506.4111462894" calcext:value-type="float">
            <text:p>42506.4111462894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39]-50" office:value-type="float" office:value="479" calcext:value-type="float">
            <text:p>479</text:p>
          </table:table-cell>
          <table:table-cell table:style-name="Default" table:formula="of:=[.D$30]+[.D11]" office:value-type="float" office:value="28649.052770569" calcext:value-type="float">
            <text:p>28649.052770569</text:p>
          </table:table-cell>
          <table:table-cell table:style-name="Default" table:formula="of:=[.E$30]+[.E11]" office:value-type="float" office:value="439.325" calcext:value-type="float">
            <text:p>439.325</text:p>
          </table:table-cell>
          <table:table-cell table:formula="of:=[.F$38]+[.F3]" office:value-type="float" office:value="8560.22625736579" calcext:value-type="float">
            <text:p>8560.22625736579</text:p>
          </table:table-cell>
          <table:table-cell table:formula="of:=[.G$38]+[.G3]" office:value-type="float" office:value="54.68" calcext:value-type="float">
            <text:p>54.68</text:p>
          </table:table-cell>
          <table:table-cell table:style-name="Default" table:formula="of:=[.H$34]+[.H7]" office:value-type="float" office:value="40185.982859208" calcext:value-type="float">
            <text:p>40185.982859208</text:p>
          </table:table-cell>
          <table:table-cell table:style-name="Default" table:formula="of:=[.I$34]+[.I7]" office:value-type="float" office:value="388.1" calcext:value-type="float">
            <text:p>388.1</text:p>
          </table:table-cell>
          <table:table-cell table:style-name="Default" table:formula="of:=[.J$34]+[.J7]" office:value-type="float" office:value="39989.560673872" calcext:value-type="float">
            <text:p>39989.560673872</text:p>
          </table:table-cell>
          <table:table-cell table:style-name="Default" table:formula="of:=[.K$34]+[.K7]" office:value-type="float" office:value="142.7" calcext:value-type="float">
            <text:p>142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43171.596968424" calcext:value-type="float">
            <text:p>43171.596968424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40]-50" office:value-type="float" office:value="476" calcext:value-type="float">
            <text:p>476</text:p>
          </table:table-cell>
          <table:table-cell table:style-name="Default" table:formula="of:=[.D$30]+[.D12]" office:value-type="float" office:value="29609.2263576213" calcext:value-type="float">
            <text:p>29609.2263576213</text:p>
          </table:table-cell>
          <table:table-cell table:style-name="Default" table:formula="of:=[.E$30]+[.E12]" office:value-type="float" office:value="448" calcext:value-type="float">
            <text:p>448</text:p>
          </table:table-cell>
          <table:table-cell table:formula="of:=[.F$38]+[.F4]" office:value-type="float" office:value="8799.77211504478" calcext:value-type="float">
            <text:p>8799.77211504478</text:p>
          </table:table-cell>
          <table:table-cell table:formula="of:=[.G$38]+[.G4]" office:value-type="float" office:value="55.29" calcext:value-type="float">
            <text:p>55.29</text:p>
          </table:table-cell>
          <table:table-cell table:style-name="Default" table:formula="of:=[.H$34]+[.H8]" office:value-type="float" office:value="40715.6653714207" calcext:value-type="float">
            <text:p>40715.6653714207</text:p>
          </table:table-cell>
          <table:table-cell table:style-name="Default" table:formula="of:=[.I$34]+[.I8]" office:value-type="float" office:value="389.4" calcext:value-type="float">
            <text:p>389.4</text:p>
          </table:table-cell>
          <table:table-cell table:style-name="Default" table:formula="of:=[.J$34]+[.J8]" office:value-type="float" office:value="41331.8616592778" calcext:value-type="float">
            <text:p>41331.8616592778</text:p>
          </table:table-cell>
          <table:table-cell table:style-name="Default" table:formula="of:=[.K$34]+[.K8]" office:value-type="float" office:value="144.6" calcext:value-type="float">
            <text:p>144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43581.333445146" calcext:value-type="float">
            <text:p>43581.333445146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41]-50" office:value-type="float" office:value="477" calcext:value-type="float">
            <text:p>477</text:p>
          </table:table-cell>
          <table:table-cell table:style-name="Default" table:formula="of:=[.D$30]+[.D13]" office:value-type="float" office:value="30553.1227774304" calcext:value-type="float">
            <text:p>30553.1227774304</text:p>
          </table:table-cell>
          <table:table-cell table:style-name="Default" table:formula="of:=[.E$30]+[.E13]" office:value-type="float" office:value="447.45" calcext:value-type="float">
            <text:p>447.45</text:p>
          </table:table-cell>
          <table:table-cell table:formula="of:=[.F$38]+[.F5]" office:value-type="float" office:value="9026.22984006439" calcext:value-type="float">
            <text:p>9026.22984006439</text:p>
          </table:table-cell>
          <table:table-cell table:formula="of:=[.G$38]+[.G5]" office:value-type="float" office:value="55.99" calcext:value-type="float">
            <text:p>55.99</text:p>
          </table:table-cell>
          <table:table-cell table:style-name="Default" table:formula="of:=[.H$34]+[.H9]" office:value-type="float" office:value="41183.424408907" calcext:value-type="float">
            <text:p>41183.424408907</text:p>
          </table:table-cell>
          <table:table-cell table:style-name="Default" table:formula="of:=[.I$34]+[.I9]" office:value-type="float" office:value="390.9" calcext:value-type="float">
            <text:p>390.9</text:p>
          </table:table-cell>
          <table:table-cell table:style-name="Default" table:formula="of:=[.J$34]+[.J9]" office:value-type="float" office:value="42566.9962576193" calcext:value-type="float">
            <text:p>42566.9962576193</text:p>
          </table:table-cell>
          <table:table-cell table:style-name="Default" table:formula="of:=[.K$34]+[.K9]" office:value-type="float" office:value="146.4" calcext:value-type="float">
            <text:p>146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44084.930356624" calcext:value-type="float">
            <text:p>44084.930356624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42]-50" office:value-type="float" office:value="479" calcext:value-type="float">
            <text:p>479</text:p>
          </table:table-cell>
          <table:table-cell table:style-name="Default" table:formula="of:=[.D$30]+[.D14]" office:value-type="float" office:value="31483.9094167813" calcext:value-type="float">
            <text:p>31483.9094167813</text:p>
          </table:table-cell>
          <table:table-cell table:style-name="Default" table:formula="of:=[.E$30]+[.E14]" office:value-type="float" office:value="451.9" calcext:value-type="float">
            <text:p>451.9</text:p>
          </table:table-cell>
          <table:table-cell table:formula="of:=[.F$38]+[.F6]" office:value-type="float" office:value="9230.4870162475" calcext:value-type="float">
            <text:p>9230.4870162475</text:p>
          </table:table-cell>
          <table:table-cell table:formula="of:=[.G$38]+[.G6]" office:value-type="float" office:value="56.7" calcext:value-type="float">
            <text:p>56.7</text:p>
          </table:table-cell>
          <table:table-cell table:style-name="Default" table:formula="of:=[.H$34]+[.H10]" office:value-type="float" office:value="41571.7822752017" calcext:value-type="float">
            <text:p>41571.7822752017</text:p>
          </table:table-cell>
          <table:table-cell table:style-name="Default" table:formula="of:=[.I$34]+[.I10]" office:value-type="float" office:value="395" calcext:value-type="float">
            <text:p>395</text:p>
          </table:table-cell>
          <table:table-cell table:style-name="Default" table:formula="of:=[.J$34]+[.J10]" office:value-type="float" office:value="43598.3691488311" calcext:value-type="float">
            <text:p>43598.3691488311</text:p>
          </table:table-cell>
          <table:table-cell table:style-name="Default" table:formula="of:=[.K$34]+[.K10]" office:value-type="float" office:value="147.6" calcext:value-type="float">
            <text:p>147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44327.7903447392" calcext:value-type="float">
            <text:p>44327.7903447392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43]-50" office:value-type="float" office:value="476" calcext:value-type="float">
            <text:p>476</text:p>
          </table:table-cell>
          <table:table-cell table:style-name="Default" table:formula="of:=[.D$30]+[.D15]" office:value-type="float" office:value="32397.7983003458" calcext:value-type="float">
            <text:p>32397.7983003458</text:p>
          </table:table-cell>
          <table:table-cell table:style-name="Default" table:formula="of:=[.E$30]+[.E15]" office:value-type="float" office:value="460.4" calcext:value-type="float">
            <text:p>460.4</text:p>
          </table:table-cell>
          <table:table-cell table:formula="of:=[.F$42]+[.F3]" office:value-type="float" office:value="9483.27495899054" calcext:value-type="float">
            <text:p>9483.27495899054</text:p>
          </table:table-cell>
          <table:table-cell table:formula="of:=[.G$42]+[.G3]" office:value-type="float" office:value="60.35" calcext:value-type="float">
            <text:p>60.35</text:p>
          </table:table-cell>
          <table:table-cell table:style-name="Default" table:formula="of:=[.H$42]+[.H3]" office:value-type="float" office:value="43331.5927598093" calcext:value-type="float">
            <text:p>43331.5927598093</text:p>
          </table:table-cell>
          <table:table-cell table:style-name="Default" table:formula="of:=[.I$42]+[.I3]" office:value-type="float" office:value="426.4" calcext:value-type="float">
            <text:p>426.4</text:p>
          </table:table-cell>
          <table:table-cell table:style-name="Default" table:formula="of:=[.J$34]+[.J11]" office:value-type="float" office:value="44053.4307204178" calcext:value-type="float">
            <text:p>44053.4307204178</text:p>
          </table:table-cell>
          <table:table-cell table:style-name="Default" table:formula="of:=[.K$34]+[.K11]" office:value-type="float" office:value="147.3" calcext:value-type="float">
            <text:p>147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44420.0843220642" calcext:value-type="float">
            <text:p>44420.0843220642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44]-50" office:value-type="float" office:value="480" calcext:value-type="float">
            <text:p>480</text:p>
          </table:table-cell>
          <table:table-cell table:style-name="Default" table:formula="of:=[.D$30]+[.D16]" office:value-type="float" office:value="33271.9848457486" calcext:value-type="float">
            <text:p>33271.9848457486</text:p>
          </table:table-cell>
          <table:table-cell table:style-name="Default" table:formula="of:=[.E$30]+[.E16]" office:value-type="float" office:value="460.35" calcext:value-type="float">
            <text:p>460.35</text:p>
          </table:table-cell>
          <table:table-cell table:formula="of:=[.F$42]+[.F4]" office:value-type="float" office:value="9722.82081666953" calcext:value-type="float">
            <text:p>9722.82081666953</text:p>
          </table:table-cell>
          <table:table-cell table:formula="of:=[.G$42]+[.G4]" office:value-type="float" office:value="60.96" calcext:value-type="float">
            <text:p>60.96</text:p>
          </table:table-cell>
          <table:table-cell table:style-name="Default" table:formula="of:=[.H$42]+[.H4]" office:value-type="float" office:value="44981.6654476557" calcext:value-type="float">
            <text:p>44981.6654476557</text:p>
          </table:table-cell>
          <table:table-cell table:style-name="Default" table:formula="of:=[.I$42]+[.I4]" office:value-type="float" office:value="437.6" calcext:value-type="float">
            <text:p>437.6</text:p>
          </table:table-cell>
          <table:table-cell table:style-name="Default" table:formula="of:=[.J$34]+[.J12]" office:value-type="float" office:value="44386.7565056309" calcext:value-type="float">
            <text:p>44386.7565056309</text:p>
          </table:table-cell>
          <table:table-cell table:style-name="Default" table:formula="of:=[.K$34]+[.K12]" office:value-type="float" office:value="147.4" calcext:value-type="float">
            <text:p>147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44925.0259342396" calcext:value-type="float">
            <text:p>44925.0259342396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table:formula="of:=[.B45]-50" office:value-type="float" office:value="475" calcext:value-type="float">
            <text:p>475</text:p>
          </table:table-cell>
          <table:table-cell table:style-name="Default" table:formula="of:=[.D$30]+[.D17]" office:value-type="float" office:value="33628.9835688995" calcext:value-type="float">
            <text:p>33628.9835688995</text:p>
          </table:table-cell>
          <table:table-cell table:style-name="Default" table:formula="of:=[.E$30]+[.E17]" office:value-type="float" office:value="461.2" calcext:value-type="float">
            <text:p>461.2</text:p>
          </table:table-cell>
          <table:table-cell table:formula="of:=[.F$42]+[.F5]" office:value-type="float" office:value="9949.27854168914" calcext:value-type="float">
            <text:p>9949.27854168914</text:p>
          </table:table-cell>
          <table:table-cell table:formula="of:=[.G$42]+[.G5]" office:value-type="float" office:value="61.66" calcext:value-type="float">
            <text:p>61.66</text:p>
          </table:table-cell>
          <table:table-cell table:style-name="Default" table:formula="of:=[.H$42]+[.H5]" office:value-type="float" office:value="46495.8921367413" calcext:value-type="float">
            <text:p>46495.8921367413</text:p>
          </table:table-cell>
          <table:table-cell table:style-name="Default" table:formula="of:=[.I$42]+[.I5]" office:value-type="float" office:value="451.7" calcext:value-type="float">
            <text:p>451.7</text:p>
          </table:table-cell>
          <table:table-cell table:style-name="Default" table:formula="of:=[.J$34]+[.J13]" office:value-type="float" office:value="44737.9900692989" calcext:value-type="float">
            <text:p>44737.9900692989</text:p>
          </table:table-cell>
          <table:table-cell table:style-name="Default" table:formula="of:=[.K$34]+[.K13]" office:value-type="float" office:value="147.7" calcext:value-type="float">
            <text:p>147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45489.5122644227" calcext:value-type="float">
            <text:p>45489.5122644227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46]-50" office:value-type="float" office:value="477" calcext:value-type="float">
            <text:p>477</text:p>
          </table:table-cell>
          <table:table-cell table:style-name="Default" table:formula="of:=[.D$30]+[.D18]" office:value-type="float" office:value="33980.3622262046" calcext:value-type="float">
            <text:p>33980.3622262046</text:p>
          </table:table-cell>
          <table:table-cell table:style-name="Default" table:formula="of:=[.E$30]+[.E18]" office:value-type="float" office:value="462.425" calcext:value-type="float">
            <text:p>462.425</text:p>
          </table:table-cell>
          <table:table-cell table:formula="of:=[.F$42]+[.F6]" office:value-type="float" office:value="10153.5357178723" calcext:value-type="float">
            <text:p>10153.5357178723</text:p>
          </table:table-cell>
          <table:table-cell table:formula="of:=[.G$42]+[.G6]" office:value-type="float" office:value="62.37" calcext:value-type="float">
            <text:p>62.37</text:p>
          </table:table-cell>
          <table:table-cell table:style-name="Default" table:formula="of:=[.H$42]+[.H6]" office:value-type="float" office:value="47917.7645255021" calcext:value-type="float">
            <text:p>47917.7645255021</text:p>
          </table:table-cell>
          <table:table-cell table:style-name="Default" table:formula="of:=[.I$42]+[.I6]" office:value-type="float" office:value="467" calcext:value-type="float">
            <text:p>467</text:p>
          </table:table-cell>
          <table:table-cell table:style-name="Default" table:formula="of:=[.J$34]+[.J14]" office:value-type="float" office:value="45020.1647503665" calcext:value-type="float">
            <text:p>45020.1647503665</text:p>
          </table:table-cell>
          <table:table-cell table:style-name="Default" table:formula="of:=[.K$34]+[.K14]" office:value-type="float" office:value="149.5" calcext:value-type="float">
            <text:p>149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45907.9759786892" calcext:value-type="float">
            <text:p>45907.9759786892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47]-50" office:value-type="float" office:value="480" calcext:value-type="float">
            <text:p>480</text:p>
          </table:table-cell>
          <table:table-cell table:style-name="Default" table:formula="of:=[.D$30]+[.D19]" office:value-type="float" office:value="34316.2982477731" calcext:value-type="float">
            <text:p>34316.2982477731</text:p>
          </table:table-cell>
          <table:table-cell table:style-name="Default" table:formula="of:=[.E$30]+[.E19]" office:value-type="float" office:value="463.4" calcext:value-type="float">
            <text:p>463.4</text:p>
          </table:table-cell>
          <table:table-cell table:formula="of:=[.F$46]+[.F3]" office:value-type="float" office:value="10406.3236606153" calcext:value-type="float">
            <text:p>10406.3236606153</text:p>
          </table:table-cell>
          <table:table-cell table:formula="of:=[.G$46]+[.G3]" office:value-type="float" office:value="66.02" calcext:value-type="float">
            <text:p>66.02</text:p>
          </table:table-cell>
          <table:table-cell table:style-name="Default" table:formula="of:=[.H$42]+[.H7]" office:value-type="float" office:value="48500.3393142484" calcext:value-type="float">
            <text:p>48500.3393142484</text:p>
          </table:table-cell>
          <table:table-cell table:style-name="Default" table:formula="of:=[.I$42]+[.I7]" office:value-type="float" office:value="467.1" calcext:value-type="float">
            <text:p>467.1</text:p>
          </table:table-cell>
          <table:table-cell table:style-name="Default" table:formula="of:=[.J$34]+[.J15]" office:value-type="float" office:value="45192.474933863" calcext:value-type="float">
            <text:p>45192.474933863</text:p>
          </table:table-cell>
          <table:table-cell table:style-name="Default" table:formula="of:=[.K$34]+[.K15]" office:value-type="float" office:value="147.9" calcext:value-type="float">
            <text:p>147.9</text:p>
          </table:table-cell>
          <table:table-cell table:number-columns-repeated="1013"/>
        </table:table-row>
        <table:table-row table:style-name="ro1">
          <table:table-cell table:style-name="Default" office:value-type="float" office:value="46429.5103320134" calcext:value-type="float">
            <text:p>46429.5103320134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table:formula="of:=[.B48]-50" office:value-type="float" office:value="484" calcext:value-type="float">
            <text:p>484</text:p>
          </table:table-cell>
          <table:table-cell table:style-name="Default" table:formula="of:=[.D$30]+[.D20]" office:value-type="float" office:value="34658.7305109108" calcext:value-type="float">
            <text:p>34658.7305109108</text:p>
          </table:table-cell>
          <table:table-cell table:style-name="Default" table:formula="of:=[.E$30]+[.E20]" office:value-type="float" office:value="464.6" calcext:value-type="float">
            <text:p>464.6</text:p>
          </table:table-cell>
          <table:table-cell table:formula="of:=[.F$46]+[.F4]" office:value-type="float" office:value="10645.8695182943" calcext:value-type="float">
            <text:p>10645.8695182943</text:p>
          </table:table-cell>
          <table:table-cell table:formula="of:=[.G$46]+[.G4]" office:value-type="float" office:value="66.63" calcext:value-type="float">
            <text:p>66.63</text:p>
          </table:table-cell>
          <table:table-cell table:style-name="Default" table:formula="of:=[.H$42]+[.H8]" office:value-type="float" office:value="49030.021826461" calcext:value-type="float">
            <text:p>49030.021826461</text:p>
          </table:table-cell>
          <table:table-cell table:style-name="Default" table:formula="of:=[.I$42]+[.I8]" office:value-type="float" office:value="468.4" calcext:value-type="float">
            <text:p>468.4</text:p>
          </table:table-cell>
          <table:table-cell table:style-name="Default" table:formula="of:=[.J$34]+[.J16]" office:value-type="float" office:value="45465.6197611127" calcext:value-type="float">
            <text:p>45465.6197611127</text:p>
          </table:table-cell>
          <table:table-cell table:style-name="Default" table:formula="of:=[.K$34]+[.K16]" office:value-type="float" office:value="148.8" calcext:value-type="float">
            <text:p>148.8</text:p>
          </table:table-cell>
          <table:table-cell table:number-columns-repeated="1013"/>
        </table:table-row>
        <table:table-row table:style-name="ro1">
          <table:table-cell table:style-name="Default" office:value-type="float" office:value="46887.9672432506" calcext:value-type="float">
            <text:p>46887.9672432506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49]-50" office:value-type="float" office:value="479" calcext:value-type="float">
            <text:p>479</text:p>
          </table:table-cell>
          <table:table-cell table:style-name="Default" table:formula="of:=[.D$30]+[.D21]" office:value-type="float" office:value="34977.5343539921" calcext:value-type="float">
            <text:p>34977.5343539921</text:p>
          </table:table-cell>
          <table:table-cell table:style-name="Default" table:formula="of:=[.E$30]+[.E21]" office:value-type="float" office:value="469.925" calcext:value-type="float">
            <text:p>469.925</text:p>
          </table:table-cell>
          <table:table-cell table:formula="of:=[.F$46]+[.F5]" office:value-type="float" office:value="10872.3272433139" calcext:value-type="float">
            <text:p>10872.3272433139</text:p>
          </table:table-cell>
          <table:table-cell table:formula="of:=[.G$46]+[.G5]" office:value-type="float" office:value="67.33" calcext:value-type="float">
            <text:p>67.33</text:p>
          </table:table-cell>
          <table:table-cell table:style-name="Default" table:formula="of:=[.H$42]+[.H9]" office:value-type="float" office:value="49497.7808639474" calcext:value-type="float">
            <text:p>49497.7808639474</text:p>
          </table:table-cell>
          <table:table-cell table:style-name="Default" table:formula="of:=[.I$42]+[.I9]" office:value-type="float" office:value="469.9" calcext:value-type="float">
            <text:p>469.9</text:p>
          </table:table-cell>
          <table:table-cell table:style-name="Default" table:formula="of:=[.J$34]+[.J17]" office:value-type="float" office:value="45502.6086115423" calcext:value-type="float">
            <text:p>45502.6086115423</text:p>
          </table:table-cell>
          <table:table-cell table:style-name="Default" table:formula="of:=[.K$34]+[.K17]" office:value-type="float" office:value="148.2" calcext:value-type="float">
            <text:p>148.2</text:p>
          </table:table-cell>
          <table:table-cell table:number-columns-repeated="1013"/>
        </table:table-row>
        <table:table-row table:style-name="ro1">
          <table:table-cell table:style-name="Default" office:value-type="float" office:value="47143.8682668302" calcext:value-type="float">
            <text:p>47143.8682668302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50]-50" office:value-type="float" office:value="476" calcext:value-type="float">
            <text:p>476</text:p>
          </table:table-cell>
          <table:table-cell table:style-name="Default" table:formula="of:=[.D$30]+[.D22]" office:value-type="float" office:value="35284.6793336955" calcext:value-type="float">
            <text:p>35284.6793336955</text:p>
          </table:table-cell>
          <table:table-cell table:style-name="Default" table:formula="of:=[.E$30]+[.E22]" office:value-type="float" office:value="469.3" calcext:value-type="float">
            <text:p>469.3</text:p>
          </table:table-cell>
          <table:table-cell table:formula="of:=[.F$46]+[.F6]" office:value-type="float" office:value="11076.584419497" calcext:value-type="float">
            <text:p>11076.584419497</text:p>
          </table:table-cell>
          <table:table-cell table:formula="of:=[.G$46]+[.G6]" office:value-type="float" office:value="68.04" calcext:value-type="float">
            <text:p>68.04</text:p>
          </table:table-cell>
          <table:table-cell table:style-name="Default" table:formula="of:=[.H$42]+[.H10]" office:value-type="float" office:value="49886.138730242" calcext:value-type="float">
            <text:p>49886.138730242</text:p>
          </table:table-cell>
          <table:table-cell table:style-name="Default" table:formula="of:=[.I$42]+[.I10]" office:value-type="float" office:value="474" calcext:value-type="float">
            <text:p>474</text:p>
          </table:table-cell>
          <table:table-cell table:style-name="Default" table:formula="of:=[.J$34]+[.J18]" office:value-type="float" office:value="45576.8024690928" calcext:value-type="float">
            <text:p>45576.8024690928</text:p>
          </table:table-cell>
          <table:table-cell table:style-name="Default" table:formula="of:=[.K$34]+[.K18]" office:value-type="float" office:value="150.3" calcext:value-type="float">
            <text:p>150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47487.4196057059" calcext:value-type="float">
            <text:p>47487.4196057059</text:p>
          </table:table-cell>
          <table:table-cell table:style-name="Default" office:value-type="float" office:value="531" calcext:value-type="float">
            <text:p>531</text:p>
          </table:table-cell>
          <table:table-cell table:style-name="Default" table:formula="of:=[.B51]-50" office:value-type="float" office:value="481" calcext:value-type="float">
            <text:p>481</text:p>
          </table:table-cell>
          <table:table-cell table:style-name="Default" table:formula="of:=[.D$30]+[.D23]" office:value-type="float" office:value="35579.0420642812" calcext:value-type="float">
            <text:p>35579.0420642812</text:p>
          </table:table-cell>
          <table:table-cell table:style-name="Default" table:formula="of:=[.E$30]+[.E23]" office:value-type="float" office:value="446.3" calcext:value-type="float">
            <text:p>446.3</text:p>
          </table:table-cell>
          <table:table-cell table:formula="of:=[.F$50]+[.F3]" office:value-type="float" office:value="11329.37236224" calcext:value-type="float">
            <text:p>11329.37236224</text:p>
          </table:table-cell>
          <table:table-cell table:formula="of:=[.G$50]+[.G3]" office:value-type="float" office:value="71.69" calcext:value-type="float">
            <text:p>71.69</text:p>
          </table:table-cell>
          <table:table-cell table:style-name="Default" table:formula="of:=[.H$50]+[.H3]" office:value-type="float" office:value="51645.9492148497" calcext:value-type="float">
            <text:p>51645.9492148497</text:p>
          </table:table-cell>
          <table:table-cell table:style-name="Default" table:formula="of:=[.I$50]+[.I3]" office:value-type="float" office:value="505.4" calcext:value-type="float">
            <text:p>505.4</text:p>
          </table:table-cell>
          <table:table-cell table:style-name="Default" table:formula="of:=[.J$50]+[.J3]" office:value-type="float" office:value="47962.827276046" calcext:value-type="float">
            <text:p>47962.827276046</text:p>
          </table:table-cell>
          <table:table-cell table:style-name="Default" table:formula="of:=[.K$50]+[.K3]" office:value-type="float" office:value="180.3" calcext:value-type="float">
            <text:p>180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47811.8340369214" calcext:value-type="float">
            <text:p>47811.8340369214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52]-50" office:value-type="float" office:value="480" calcext:value-type="float">
            <text:p>480</text:p>
          </table:table-cell>
          <table:table-cell table:style-name="Default" table:formula="of:=[.D$30]+[.D24]" office:value-type="float" office:value="35881.2846994557" calcext:value-type="float">
            <text:p>35881.2846994557</text:p>
          </table:table-cell>
          <table:table-cell table:style-name="Default" table:formula="of:=[.E$30]+[.E24]" office:value-type="float" office:value="468.5" calcext:value-type="float">
            <text:p>468.5</text:p>
          </table:table-cell>
          <table:table-cell table:formula="of:=[.F$50]+[.F4]" office:value-type="float" office:value="11568.918219919" calcext:value-type="float">
            <text:p>11568.918219919</text:p>
          </table:table-cell>
          <table:table-cell table:formula="of:=[.G$50]+[.G4]" office:value-type="float" office:value="72.3" calcext:value-type="float">
            <text:p>72.3</text:p>
          </table:table-cell>
          <table:table-cell table:style-name="Default" table:formula="of:=[.H$50]+[.H4]" office:value-type="float" office:value="53296.021902696" calcext:value-type="float">
            <text:p>53296.021902696</text:p>
          </table:table-cell>
          <table:table-cell table:style-name="Default" table:formula="of:=[.I$50]+[.I4]" office:value-type="float" office:value="516.6" calcext:value-type="float">
            <text:p>516.6</text:p>
          </table:table-cell>
          <table:table-cell table:style-name="Default" table:formula="of:=[.J$50]+[.J4]" office:value-type="float" office:value="50103.2617800665" calcext:value-type="float">
            <text:p>50103.2617800665</text:p>
          </table:table-cell>
          <table:table-cell table:style-name="Default" table:formula="of:=[.K$50]+[.K4]" office:value-type="float" office:value="186" calcext:value-type="float">
            <text:p>186</text:p>
          </table:table-cell>
          <table:table-cell table:number-columns-repeated="1013"/>
        </table:table-row>
        <table:table-row table:style-name="ro1">
          <table:table-cell table:style-name="Default" office:value-type="float" office:value="48018.9427889287" calcext:value-type="float">
            <text:p>48018.9427889287</text:p>
          </table:table-cell>
          <table:table-cell table:style-name="Default" office:value-type="float" office:value="524" calcext:value-type="float">
            <text:p>524</text:p>
          </table:table-cell>
          <table:table-cell table:style-name="Default" table:formula="of:=[.B53]-50" office:value-type="float" office:value="474" calcext:value-type="float">
            <text:p>474</text:p>
          </table:table-cell>
          <table:table-cell table:style-name="Default" table:formula="of:=[.D$30]+[.D25]" office:value-type="float" office:value="36176.3262977893" calcext:value-type="float">
            <text:p>36176.3262977893</text:p>
          </table:table-cell>
          <table:table-cell table:style-name="Default" table:formula="of:=[.E$30]+[.E25]" office:value-type="float" office:value="469.3" calcext:value-type="float">
            <text:p>469.3</text:p>
          </table:table-cell>
          <table:table-cell table:formula="of:=[.F$50]+[.F5]" office:value-type="float" office:value="11795.3759449386" calcext:value-type="float">
            <text:p>11795.3759449386</text:p>
          </table:table-cell>
          <table:table-cell table:formula="of:=[.G$50]+[.G5]" office:value-type="float" office:value="73" calcext:value-type="float">
            <text:p>73</text:p>
          </table:table-cell>
          <table:table-cell table:style-name="Default" table:formula="of:=[.H$50]+[.H5]" office:value-type="float" office:value="54810.2485917816" calcext:value-type="float">
            <text:p>54810.2485917816</text:p>
          </table:table-cell>
          <table:table-cell table:style-name="Default" table:formula="of:=[.I$50]+[.I5]" office:value-type="float" office:value="530.7" calcext:value-type="float">
            <text:p>530.7</text:p>
          </table:table-cell>
          <table:table-cell table:style-name="Default" table:formula="of:=[.J$50]+[.J5]" office:value-type="float" office:value="52052.4049030578" calcext:value-type="float">
            <text:p>52052.4049030578</text:p>
          </table:table-cell>
          <table:table-cell table:style-name="Default" table:formula="of:=[.K$50]+[.K5]" office:value-type="float" office:value="189.6" calcext:value-type="float">
            <text:p>189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48658.6116874084" calcext:value-type="float">
            <text:p>48658.6116874084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54]-50" office:value-type="float" office:value="480" calcext:value-type="float">
            <text:p>480</text:p>
          </table:table-cell>
          <table:table-cell table:style-name="Default" table:formula="of:=[.D$30]+[.D26]" office:value-type="float" office:value="36449.8993387099" calcext:value-type="float">
            <text:p>36449.8993387099</text:p>
          </table:table-cell>
          <table:table-cell table:style-name="Default" table:formula="of:=[.E$30]+[.E26]" office:value-type="float" office:value="473.05" calcext:value-type="float">
            <text:p>473.05</text:p>
          </table:table-cell>
          <table:table-cell table:formula="of:=[.F$50]+[.F6]" office:value-type="float" office:value="11999.6331211217" calcext:value-type="float">
            <text:p>11999.6331211217</text:p>
          </table:table-cell>
          <table:table-cell table:formula="of:=[.G$50]+[.G6]" office:value-type="float" office:value="73.71" calcext:value-type="float">
            <text:p>73.71</text:p>
          </table:table-cell>
          <table:table-cell table:style-name="Default" table:formula="of:=[.H$50]+[.H6]" office:value-type="float" office:value="56232.1209805424" calcext:value-type="float">
            <text:p>56232.1209805424</text:p>
          </table:table-cell>
          <table:table-cell table:style-name="Default" table:formula="of:=[.I$50]+[.I6]" office:value-type="float" office:value="546" calcext:value-type="float">
            <text:p>546</text:p>
          </table:table-cell>
          <table:table-cell table:style-name="Default" table:formula="of:=[.J$50]+[.J6]" office:value-type="float" office:value="53717.52300358" calcext:value-type="float">
            <text:p>53717.52300358</text:p>
          </table:table-cell>
          <table:table-cell table:style-name="Default" table:formula="of:=[.K$50]+[.K6]" office:value-type="float" office:value="190.6" calcext:value-type="float">
            <text:p>190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48716.3716464351" calcext:value-type="float">
            <text:p>48716.3716464351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55]-50" office:value-type="float" office:value="479" calcext:value-type="float">
            <text:p>479</text:p>
          </table:table-cell>
          <table:table-cell table:style-name="Default" table:formula="of:=[.D$30]+[.D27]" office:value-type="float" office:value="36715.1310477968" calcext:value-type="float">
            <text:p>36715.1310477968</text:p>
          </table:table-cell>
          <table:table-cell table:style-name="Default" table:formula="of:=[.E$30]+[.E27]" office:value-type="float" office:value="473.65" calcext:value-type="float">
            <text:p>473.65</text:p>
          </table:table-cell>
          <table:table-cell table:formula="of:=[.F$54]+[.F3]" office:value-type="float" office:value="12252.4210638648" calcext:value-type="float">
            <text:p>12252.4210638648</text:p>
          </table:table-cell>
          <table:table-cell table:formula="of:=[.G$54]+[.G3]" office:value-type="float" office:value="77.36" calcext:value-type="float">
            <text:p>77.36</text:p>
          </table:table-cell>
          <table:table-cell table:style-name="Default" table:formula="of:=[.H$50]+[.H7]" office:value-type="float" office:value="56814.6957692887" calcext:value-type="float">
            <text:p>56814.6957692887</text:p>
          </table:table-cell>
          <table:table-cell table:style-name="Default" table:formula="of:=[.I$50]+[.I7]" office:value-type="float" office:value="546.1" calcext:value-type="float">
            <text:p>546.1</text:p>
          </table:table-cell>
          <table:table-cell table:style-name="Default" table:formula="of:=[.J$50]+[.J7]" office:value-type="float" office:value="55181.8281635696" calcext:value-type="float">
            <text:p>55181.8281635696</text:p>
          </table:table-cell>
          <table:table-cell table:style-name="Default" table:formula="of:=[.K$50]+[.K7]" office:value-type="float" office:value="192.8" calcext:value-type="float">
            <text:p>192.8</text:p>
          </table:table-cell>
          <table:table-cell table:number-columns-repeated="1013"/>
        </table:table-row>
        <table:table-row table:style-name="ro1">
          <table:table-cell table:style-name="Default" office:value-type="float" office:value="49032.5424825638" calcext:value-type="float">
            <text:p>49032.5424825638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table:formula="of:=[.B56]-50" office:value-type="float" office:value="483" calcext:value-type="float">
            <text:p>483</text:p>
          </table:table-cell>
          <table:table-cell table:style-name="Default" table:formula="of:=[.D$30]+[.D28]" office:value-type="float" office:value="37020.8276802538" calcext:value-type="float">
            <text:p>37020.8276802538</text:p>
          </table:table-cell>
          <table:table-cell table:style-name="Default" table:formula="of:=[.E$30]+[.E28]" office:value-type="float" office:value="473.05" calcext:value-type="float">
            <text:p>473.05</text:p>
          </table:table-cell>
          <table:table-cell table:formula="of:=[.F$54]+[.F4]" office:value-type="float" office:value="12491.9669215438" calcext:value-type="float">
            <text:p>12491.9669215438</text:p>
          </table:table-cell>
          <table:table-cell table:formula="of:=[.G$54]+[.G4]" office:value-type="float" office:value="77.97" calcext:value-type="float">
            <text:p>77.97</text:p>
          </table:table-cell>
          <table:table-cell table:style-name="Default" table:formula="of:=[.H$50]+[.H8]" office:value-type="float" office:value="57344.3782815014" calcext:value-type="float">
            <text:p>57344.3782815014</text:p>
          </table:table-cell>
          <table:table-cell table:style-name="Default" table:formula="of:=[.I$50]+[.I8]" office:value-type="float" office:value="547.4" calcext:value-type="float">
            <text:p>547.4</text:p>
          </table:table-cell>
          <table:table-cell table:style-name="Default" table:formula="of:=[.J$50]+[.J8]" office:value-type="float" office:value="56524.1291489754" calcext:value-type="float">
            <text:p>56524.1291489754</text:p>
          </table:table-cell>
          <table:table-cell table:style-name="Default" table:formula="of:=[.K$50]+[.K8]" office:value-type="float" office:value="194.7" calcext:value-type="float">
            <text:p>194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49427.3092879991" calcext:value-type="float">
            <text:p>49427.3092879991</text:p>
          </table:table-cell>
          <table:table-cell table:style-name="Default" office:value-type="float" office:value="532" calcext:value-type="float">
            <text:p>532</text:p>
          </table:table-cell>
          <table:table-cell table:style-name="Default" table:formula="of:=[.B57]-50" office:value-type="float" office:value="482" calcext:value-type="float">
            <text:p>482</text:p>
          </table:table-cell>
          <table:table-cell table:style-name="Default" table:formula="of:=[.D$30]+[.D29]" office:value-type="float" office:value="37256.0693520075" calcext:value-type="float">
            <text:p>37256.0693520075</text:p>
          </table:table-cell>
          <table:table-cell table:style-name="Default" table:formula="of:=[.E$30]+[.E29]" office:value-type="float" office:value="470.75" calcext:value-type="float">
            <text:p>470.75</text:p>
          </table:table-cell>
          <table:table-cell table:formula="of:=[.F$54]+[.F5]" office:value-type="float" office:value="12718.4246465634" calcext:value-type="float">
            <text:p>12718.4246465634</text:p>
          </table:table-cell>
          <table:table-cell table:formula="of:=[.G$54]+[.G5]" office:value-type="float" office:value="78.67" calcext:value-type="float">
            <text:p>78.67</text:p>
          </table:table-cell>
          <table:table-cell table:style-name="Default" table:formula="of:=[.H$50]+[.H9]" office:value-type="float" office:value="57812.1373189877" calcext:value-type="float">
            <text:p>57812.1373189877</text:p>
          </table:table-cell>
          <table:table-cell table:style-name="Default" table:formula="of:=[.I$50]+[.I9]" office:value-type="float" office:value="548.9" calcext:value-type="float">
            <text:p>548.9</text:p>
          </table:table-cell>
          <table:table-cell table:style-name="Default" table:formula="of:=[.J$50]+[.J9]" office:value-type="float" office:value="57759.2637473169" calcext:value-type="float">
            <text:p>57759.2637473169</text:p>
          </table:table-cell>
          <table:table-cell table:style-name="Default" table:formula="of:=[.K$50]+[.K9]" office:value-type="float" office:value="196.5" calcext:value-type="float">
            <text:p>196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49784.2069450429" calcext:value-type="float">
            <text:p>49784.2069450429</text:p>
          </table:table-cell>
          <table:table-cell table:style-name="Default" office:value-type="float" office:value="531" calcext:value-type="float">
            <text:p>531</text:p>
          </table:table-cell>
          <table:table-cell table:style-name="Default" table:formula="of:=[.B58]-50" office:value-type="float" office:value="481" calcext:value-type="float">
            <text:p>481</text:p>
          </table:table-cell>
          <table:table-cell table:style-name="Default" table:formula="of:=[.D$30]+[.D30]" office:value-type="float" office:value="37533.602033571" calcext:value-type="float">
            <text:p>37533.602033571</text:p>
          </table:table-cell>
          <table:table-cell table:style-name="Default" table:formula="of:=[.E$30]+[.E30]" office:value-type="float" office:value="471.8" calcext:value-type="float">
            <text:p>471.8</text:p>
          </table:table-cell>
          <table:table-cell table:formula="of:=[.F$54]+[.F6]" office:value-type="float" office:value="12922.6818227465" calcext:value-type="float">
            <text:p>12922.6818227465</text:p>
          </table:table-cell>
          <table:table-cell table:formula="of:=[.G$54]+[.G6]" office:value-type="float" office:value="79.38" calcext:value-type="float">
            <text:p>79.38</text:p>
          </table:table-cell>
          <table:table-cell table:style-name="Default" table:formula="of:=[.H$50]+[.H10]" office:value-type="float" office:value="58200.4951852823" calcext:value-type="float">
            <text:p>58200.4951852823</text:p>
          </table:table-cell>
          <table:table-cell table:style-name="Default" table:formula="of:=[.I$50]+[.I10]" office:value-type="float" office:value="553" calcext:value-type="float">
            <text:p>553</text:p>
          </table:table-cell>
          <table:table-cell table:style-name="Default" table:formula="of:=[.J$50]+[.J10]" office:value-type="float" office:value="58790.6366385287" calcext:value-type="float">
            <text:p>58790.6366385287</text:p>
          </table:table-cell>
          <table:table-cell table:style-name="Default" table:formula="of:=[.K$50]+[.K10]" office:value-type="float" office:value="197.7" calcext:value-type="float">
            <text:p>197.7</text:p>
          </table:table-cell>
          <table:table-cell table:number-columns-repeated="1013"/>
        </table:table-row>
        <table:table-row table:style-name="ro1">
          <table:table-cell table:style-name="Default" office:value-type="float" office:value="50231.0681196674" calcext:value-type="float">
            <text:p>50231.0681196674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table:formula="of:=[.B59]-50" office:value-type="float" office:value="484" calcext:value-type="float">
            <text:p>484</text:p>
          </table:table-cell>
          <table:table-cell table:style-name="Default" table:formula="of:=[.D$58]+[.D3]" office:value-type="float" office:value="38746.8706468862" calcext:value-type="float">
            <text:p>38746.8706468862</text:p>
          </table:table-cell>
          <table:table-cell table:style-name="Default" table:formula="of:=[.E$58]+[.E3]" office:value-type="float" office:value="646.25" calcext:value-type="float">
            <text:p>646.25</text:p>
          </table:table-cell>
          <table:table-cell table:formula="of:=[.F$58]+[.F3]" office:value-type="float" office:value="13175.4697654895" calcext:value-type="float">
            <text:p>13175.4697654895</text:p>
          </table:table-cell>
          <table:table-cell table:formula="of:=[.G$58]+[.G3]" office:value-type="float" office:value="83.03" calcext:value-type="float">
            <text:p>83.03</text:p>
          </table:table-cell>
          <table:table-cell table:style-name="Default" table:formula="of:=[.H$58]+[.H3]" office:value-type="float" office:value="59960.30566989" calcext:value-type="float">
            <text:p>59960.30566989</text:p>
          </table:table-cell>
          <table:table-cell table:style-name="Default" table:formula="of:=[.I$58]+[.I3]" office:value-type="float" office:value="584.4" calcext:value-type="float">
            <text:p>584.4</text:p>
          </table:table-cell>
          <table:table-cell table:style-name="Default" table:formula="of:=[.J$50]+[.J11]" office:value-type="float" office:value="59245.6982101154" calcext:value-type="float">
            <text:p>59245.6982101154</text:p>
          </table:table-cell>
          <table:table-cell table:style-name="Default" table:formula="of:=[.K$50]+[.K11]" office:value-type="float" office:value="197.4" calcext:value-type="float">
            <text:p>197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50600.8305361683" calcext:value-type="float">
            <text:p>50600.8305361683</text:p>
          </table:table-cell>
          <table:table-cell table:style-name="Default" office:value-type="float" office:value="536" calcext:value-type="float">
            <text:p>536</text:p>
          </table:table-cell>
          <table:table-cell table:style-name="Default" table:formula="of:=[.B60]-50" office:value-type="float" office:value="486" calcext:value-type="float">
            <text:p>486</text:p>
          </table:table-cell>
          <table:table-cell table:style-name="Default" table:formula="of:=[.D$58]+[.D4]" office:value-type="float" office:value="39924.9012276341" calcext:value-type="float">
            <text:p>39924.9012276341</text:p>
          </table:table-cell>
          <table:table-cell table:style-name="Default" table:formula="of:=[.E$58]+[.E4]" office:value-type="float" office:value="650.55" calcext:value-type="float">
            <text:p>650.55</text:p>
          </table:table-cell>
          <table:table-cell table:formula="of:=[.F$58]+[.F4]" office:value-type="float" office:value="13415.0156231685" calcext:value-type="float">
            <text:p>13415.0156231685</text:p>
          </table:table-cell>
          <table:table-cell table:formula="of:=[.G$58]+[.G4]" office:value-type="float" office:value="83.64" calcext:value-type="float">
            <text:p>83.64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2]" office:value-type="float" office:value="59579.0239953285" calcext:value-type="float">
            <text:p>59579.0239953285</text:p>
          </table:table-cell>
          <table:table-cell table:style-name="Default" table:formula="of:=[.K$50]+[.K12]" office:value-type="float" office:value="197.5" calcext:value-type="float">
            <text:p>197.5</text:p>
          </table:table-cell>
          <table:table-cell table:number-columns-repeated="1013"/>
        </table:table-row>
        <table:table-row table:style-name="ro1">
          <table:table-cell table:style-name="Default" office:value-type="float" office:value="51133.1352706097" calcext:value-type="float">
            <text:p>51133.1352706097</text:p>
          </table:table-cell>
          <table:table-cell table:style-name="Default" office:value-type="float" office:value="535" calcext:value-type="float">
            <text:p>535</text:p>
          </table:table-cell>
          <table:table-cell table:style-name="Default" table:formula="of:=[.B61]-50" office:value-type="float" office:value="485" calcext:value-type="float">
            <text:p>485</text:p>
          </table:table-cell>
          <table:table-cell table:style-name="Default" table:formula="of:=[.D$58]+[.D5]" office:value-type="float" office:value="41078.4255299906" calcext:value-type="float">
            <text:p>41078.4255299906</text:p>
          </table:table-cell>
          <table:table-cell table:style-name="Default" table:formula="of:=[.E$58]+[.E5]" office:value-type="float" office:value="655.1" calcext:value-type="float">
            <text:p>655.1</text:p>
          </table:table-cell>
          <table:table-cell table:formula="of:=[.F$58]+[.F5]" office:value-type="float" office:value="13641.4733481881" calcext:value-type="float">
            <text:p>13641.4733481881</text:p>
          </table:table-cell>
          <table:table-cell table:formula="of:=[.G$58]+[.G5]" office:value-type="float" office:value="84.34" calcext:value-type="float">
            <text:p>84.34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3]" office:value-type="float" office:value="59930.2575589965" calcext:value-type="float">
            <text:p>59930.2575589965</text:p>
          </table:table-cell>
          <table:table-cell table:style-name="Default" table:formula="of:=[.K$50]+[.K13]" office:value-type="float" office:value="197.8" calcext:value-type="float">
            <text:p>197.8</text:p>
          </table:table-cell>
          <table:table-cell table:number-columns-repeated="1013"/>
        </table:table-row>
        <table:table-row table:style-name="ro1">
          <table:table-cell table:style-name="Default" office:value-type="float" office:value="51496.7591574906" calcext:value-type="float">
            <text:p>51496.7591574906</text:p>
          </table:table-cell>
          <table:table-cell table:style-name="Default" office:value-type="float" office:value="539" calcext:value-type="float">
            <text:p>539</text:p>
          </table:table-cell>
          <table:table-cell table:style-name="Default" table:formula="of:=[.B62]-50" office:value-type="float" office:value="489" calcext:value-type="float">
            <text:p>489</text:p>
          </table:table-cell>
          <table:table-cell table:style-name="Default" table:formula="of:=[.D$58]+[.D6]" office:value-type="float" office:value="42205.8819964411" calcext:value-type="float">
            <text:p>42205.8819964411</text:p>
          </table:table-cell>
          <table:table-cell table:style-name="Default" table:formula="of:=[.E$58]+[.E6]" office:value-type="float" office:value="657.6" calcext:value-type="float">
            <text:p>657.6</text:p>
          </table:table-cell>
          <table:table-cell table:formula="of:=[.F$58]+[.F6]" office:value-type="float" office:value="13845.7305243713" calcext:value-type="float">
            <text:p>13845.7305243713</text:p>
          </table:table-cell>
          <table:table-cell table:formula="of:=[.G$58]+[.G6]" office:value-type="float" office:value="85.05" calcext:value-type="float">
            <text:p>85.05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4]" office:value-type="float" office:value="60212.4322400641" calcext:value-type="float">
            <text:p>60212.4322400641</text:p>
          </table:table-cell>
          <table:table-cell table:style-name="Default" table:formula="of:=[.K$50]+[.K14]" office:value-type="float" office:value="199.6" calcext:value-type="float">
            <text:p>199.6</text:p>
          </table:table-cell>
          <table:table-cell table:number-columns-repeated="1013"/>
        </table:table-row>
        <table:table-row table:style-name="ro1">
          <table:table-cell table:style-name="Default" office:value-type="float" office:value="51960.565110634" calcext:value-type="float">
            <text:p>51960.565110634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table:formula="of:=[.B63]-50" office:value-type="float" office:value="488" calcext:value-type="float">
            <text:p>488</text:p>
          </table:table-cell>
          <table:table-cell table:style-name="Default" table:formula="of:=[.D$58]+[.D7]" office:value-type="float" office:value="43302.7735441409" calcext:value-type="float">
            <text:p>43302.7735441409</text:p>
          </table:table-cell>
          <table:table-cell table:style-name="Default" table:formula="of:=[.E$58]+[.E7]" office:value-type="float" office:value="662.7" calcext:value-type="float">
            <text:p>662.7</text:p>
          </table:table-cell>
          <table:table-cell table:formula="of:=[.F$62]+[.F3]" office:value-type="float" office:value="14098.5184671143" calcext:value-type="float">
            <text:p>14098.5184671143</text:p>
          </table:table-cell>
          <table:table-cell table:formula="of:=[.G$62]+[.G3]" office:value-type="float" office:value="88.7" calcext:value-type="float">
            <text:p>88.7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5]" office:value-type="float" office:value="60384.7424235606" calcext:value-type="float">
            <text:p>60384.7424235606</text:p>
          </table:table-cell>
          <table:table-cell table:style-name="Default" table:formula="of:=[.K$50]+[.K15]" office:value-type="float" office:value="198" calcext:value-type="float">
            <text:p>198</text:p>
          </table:table-cell>
          <table:table-cell table:number-columns-repeated="1013"/>
        </table:table-row>
        <table:table-row table:style-name="ro1">
          <table:table-cell table:style-name="Default" office:value-type="float" office:value="52505.9392109133" calcext:value-type="float">
            <text:p>52505.9392109133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64]-50" office:value-type="float" office:value="493" calcext:value-type="float">
            <text:p>493</text:p>
          </table:table-cell>
          <table:table-cell table:style-name="Default" table:formula="of:=[.D$58]+[.D8]" office:value-type="float" office:value="44371.3669659991" calcext:value-type="float">
            <text:p>44371.3669659991</text:p>
          </table:table-cell>
          <table:table-cell table:style-name="Default" table:formula="of:=[.E$58]+[.E8]" office:value-type="float" office:value="665.7" calcext:value-type="float">
            <text:p>665.7</text:p>
          </table:table-cell>
          <table:table-cell table:formula="of:=[.F$62]+[.F4]" office:value-type="float" office:value="14338.0643247933" calcext:value-type="float">
            <text:p>14338.0643247933</text:p>
          </table:table-cell>
          <table:table-cell table:formula="of:=[.G$62]+[.G4]" office:value-type="float" office:value="89.31" calcext:value-type="float">
            <text:p>89.31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6]" office:value-type="float" office:value="60657.8872508103" calcext:value-type="float">
            <text:p>60657.8872508103</text:p>
          </table:table-cell>
          <table:table-cell table:style-name="Default" table:formula="of:=[.K$50]+[.K16]" office:value-type="float" office:value="198.9" calcext:value-type="float">
            <text:p>198.9</text:p>
          </table:table-cell>
          <table:table-cell table:number-columns-repeated="1013"/>
        </table:table-row>
        <table:table-row table:style-name="ro1">
          <table:table-cell table:style-name="Default" office:value-type="float" office:value="52823.8780802688" calcext:value-type="float">
            <text:p>52823.8780802688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table:formula="of:=[.B65]-50" office:value-type="float" office:value="490" calcext:value-type="float">
            <text:p>490</text:p>
          </table:table-cell>
          <table:table-cell table:style-name="Default" table:formula="of:=[.D$58]+[.D9]" office:value-type="float" office:value="45412.6479368974" calcext:value-type="float">
            <text:p>45412.6479368974</text:p>
          </table:table-cell>
          <table:table-cell table:style-name="Default" table:formula="of:=[.E$58]+[.E9]" office:value-type="float" office:value="666.7" calcext:value-type="float">
            <text:p>666.7</text:p>
          </table:table-cell>
          <table:table-cell table:formula="of:=[.F$62]+[.F5]" office:value-type="float" office:value="14564.5220498129" calcext:value-type="float">
            <text:p>14564.5220498129</text:p>
          </table:table-cell>
          <table:table-cell table:formula="of:=[.G$62]+[.G5]" office:value-type="float" office:value="90.01" calcext:value-type="float">
            <text:p>90.01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7]" office:value-type="float" office:value="60694.8761012399" calcext:value-type="float">
            <text:p>60694.8761012399</text:p>
          </table:table-cell>
          <table:table-cell table:style-name="Default" table:formula="of:=[.K$50]+[.K17]" office:value-type="float" office:value="198.3" calcext:value-type="float">
            <text:p>198.3</text:p>
          </table:table-cell>
          <table:table-cell table:number-columns-repeated="1013"/>
        </table:table-row>
        <table:table-row table:style-name="ro1">
          <table:table-cell table:style-name="Default" office:value-type="float" office:value="53259.2161399336" calcext:value-type="float">
            <text:p>53259.2161399336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66]-50" office:value-type="float" office:value="496" calcext:value-type="float">
            <text:p>496</text:p>
          </table:table-cell>
          <table:table-cell table:style-name="Default" table:formula="of:=[.D$58]+[.D10]" office:value-type="float" office:value="46427.6024311849" calcext:value-type="float">
            <text:p>46427.6024311849</text:p>
          </table:table-cell>
          <table:table-cell table:style-name="Default" table:formula="of:=[.E$58]+[.E10]" office:value-type="float" office:value="670.55" calcext:value-type="float">
            <text:p>670.55</text:p>
          </table:table-cell>
          <table:table-cell table:formula="of:=[.F$62]+[.F6]" office:value-type="float" office:value="14768.779225996" calcext:value-type="float">
            <text:p>14768.779225996</text:p>
          </table:table-cell>
          <table:table-cell table:formula="of:=[.G$62]+[.G6]" office:value-type="float" office:value="90.72" calcext:value-type="float">
            <text:p>90.72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8]" office:value-type="float" office:value="60769.0699587904" calcext:value-type="float">
            <text:p>60769.0699587904</text:p>
          </table:table-cell>
          <table:table-cell table:style-name="Default" table:formula="of:=[.K$50]+[.K18]" office:value-type="float" office:value="200.4" calcext:value-type="float">
            <text:p>200.4</text:p>
          </table:table-cell>
          <table:table-cell table:number-columns-repeated="1013"/>
        </table:table-row>
        <table:table-row table:style-name="ro1">
          <table:table-cell table:style-name="Default" office:value-type="float" office:value="53471.3006892095" calcext:value-type="float">
            <text:p>53471.3006892095</text:p>
          </table:table-cell>
          <table:table-cell table:style-name="Default" office:value-type="float" office:value="539" calcext:value-type="float">
            <text:p>539</text:p>
          </table:table-cell>
          <table:table-cell table:style-name="Default" table:formula="of:=[.B67]-50" office:value-type="float" office:value="489" calcext:value-type="float">
            <text:p>489</text:p>
          </table:table-cell>
          <table:table-cell table:style-name="Default" table:formula="of:=[.D$58]+[.D11]" office:value-type="float" office:value="47415.8537873545" calcext:value-type="float">
            <text:p>47415.8537873545</text:p>
          </table:table-cell>
          <table:table-cell table:style-name="Default" table:formula="of:=[.E$58]+[.E11]" office:value-type="float" office:value="675.225" calcext:value-type="float">
            <text:p>675.225</text:p>
          </table:table-cell>
          <table:table-cell table:formula="of:=[.F$66]+[.F3]" office:value-type="float" office:value="15021.567168739" calcext:value-type="float">
            <text:p>15021.567168739</text:p>
          </table:table-cell>
          <table:table-cell table:formula="of:=[.G$66]+[.G3]" office:value-type="float" office:value="94.37" calcext:value-type="float">
            <text:p>94.3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3725.7576547972" calcext:value-type="float">
            <text:p>53725.7576547972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68]-50" office:value-type="float" office:value="495" calcext:value-type="float">
            <text:p>495</text:p>
          </table:table-cell>
          <table:table-cell table:style-name="Default" table:formula="of:=[.D$58]+[.D12]" office:value-type="float" office:value="48376.0273744068" calcext:value-type="float">
            <text:p>48376.0273744068</text:p>
          </table:table-cell>
          <table:table-cell table:style-name="Default" table:formula="of:=[.E$58]+[.E12]" office:value-type="float" office:value="683.9" calcext:value-type="float">
            <text:p>683.9</text:p>
          </table:table-cell>
          <table:table-cell table:formula="of:=[.F$66]+[.F4]" office:value-type="float" office:value="15261.113026418" calcext:value-type="float">
            <text:p>15261.113026418</text:p>
          </table:table-cell>
          <table:table-cell table:formula="of:=[.G$66]+[.G4]" office:value-type="float" office:value="94.98" calcext:value-type="float">
            <text:p>94.9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4170.995603092" calcext:value-type="float">
            <text:p>54170.995603092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69]-50" office:value-type="float" office:value="494" calcext:value-type="float">
            <text:p>494</text:p>
          </table:table-cell>
          <table:table-cell table:style-name="Default" table:formula="of:=[.D$58]+[.D13]" office:value-type="float" office:value="49319.9237942159" calcext:value-type="float">
            <text:p>49319.9237942159</text:p>
          </table:table-cell>
          <table:table-cell table:style-name="Default" table:formula="of:=[.E$58]+[.E13]" office:value-type="float" office:value="683.35" calcext:value-type="float">
            <text:p>683.35</text:p>
          </table:table-cell>
          <table:table-cell table:formula="of:=[.F$66]+[.F5]" office:value-type="float" office:value="15487.5707514376" calcext:value-type="float">
            <text:p>15487.5707514376</text:p>
          </table:table-cell>
          <table:table-cell table:formula="of:=[.G$66]+[.G5]" office:value-type="float" office:value="95.68" calcext:value-type="float">
            <text:p>95.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4370.5277099412" calcext:value-type="float">
            <text:p>54370.5277099412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70]-50" office:value-type="float" office:value="497" calcext:value-type="float">
            <text:p>497</text:p>
          </table:table-cell>
          <table:table-cell table:style-name="Default" table:formula="of:=[.D$58]+[.D14]" office:value-type="float" office:value="50250.7104335668" calcext:value-type="float">
            <text:p>50250.7104335668</text:p>
          </table:table-cell>
          <table:table-cell table:style-name="Default" table:formula="of:=[.E$58]+[.E14]" office:value-type="float" office:value="687.8" calcext:value-type="float">
            <text:p>687.8</text:p>
          </table:table-cell>
          <table:table-cell table:formula="of:=[.F$66]+[.F6]" office:value-type="float" office:value="15691.8279276208" calcext:value-type="float">
            <text:p>15691.8279276208</text:p>
          </table:table-cell>
          <table:table-cell table:formula="of:=[.G$66]+[.G6]" office:value-type="float" office:value="96.39" calcext:value-type="float">
            <text:p>96.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4655.01482166" calcext:value-type="float">
            <text:p>54655.01482166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71]-50" office:value-type="float" office:value="495" calcext:value-type="float">
            <text:p>495</text:p>
          </table:table-cell>
          <table:table-cell table:style-name="Default" table:formula="of:=[.D$58]+[.D15]" office:value-type="float" office:value="51164.5993171313" calcext:value-type="float">
            <text:p>51164.5993171313</text:p>
          </table:table-cell>
          <table:table-cell table:style-name="Default" table:formula="of:=[.E$58]+[.E15]" office:value-type="float" office:value="696.3" calcext:value-type="float">
            <text:p>696.3</text:p>
          </table:table-cell>
          <table:table-cell table:formula="of:=[.F$70]+[.F3]" office:value-type="float" office:value="15944.6158703638" calcext:value-type="float">
            <text:p>15944.6158703638</text:p>
          </table:table-cell>
          <table:table-cell table:formula="of:=[.G$70]+[.G3]" office:value-type="float" office:value="100.04" calcext:value-type="float">
            <text:p>100.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4896.0116928648" calcext:value-type="float">
            <text:p>54896.0116928648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72]-50" office:value-type="float" office:value="497" calcext:value-type="float">
            <text:p>497</text:p>
          </table:table-cell>
          <table:table-cell table:style-name="Default" table:formula="of:=[.D$58]+[.D16]" office:value-type="float" office:value="52038.7858625341" calcext:value-type="float">
            <text:p>52038.7858625341</text:p>
          </table:table-cell>
          <table:table-cell table:style-name="Default" table:formula="of:=[.E$58]+[.E16]" office:value-type="float" office:value="696.25" calcext:value-type="float">
            <text:p>696.25</text:p>
          </table:table-cell>
          <table:table-cell table:formula="of:=[.F$70]+[.F4]" office:value-type="float" office:value="16184.1617280428" calcext:value-type="float">
            <text:p>16184.1617280428</text:p>
          </table:table-cell>
          <table:table-cell table:formula="of:=[.G$70]+[.G4]" office:value-type="float" office:value="100.65" calcext:value-type="float">
            <text:p>100.6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4967.9646483126" calcext:value-type="float">
            <text:p>54967.9646483126</text:p>
          </table:table-cell>
          <table:table-cell table:style-name="Default" office:value-type="float" office:value="542" calcext:value-type="float">
            <text:p>542</text:p>
          </table:table-cell>
          <table:table-cell table:style-name="Default" table:formula="of:=[.B73]-50" office:value-type="float" office:value="492" calcext:value-type="float">
            <text:p>492</text:p>
          </table:table-cell>
          <table:table-cell table:style-name="Default" table:formula="of:=[.D$58]+[.D17]" office:value-type="float" office:value="52395.784585685" calcext:value-type="float">
            <text:p>52395.784585685</text:p>
          </table:table-cell>
          <table:table-cell table:style-name="Default" table:formula="of:=[.E$58]+[.E17]" office:value-type="float" office:value="697.1" calcext:value-type="float">
            <text:p>697.1</text:p>
          </table:table-cell>
          <table:table-cell table:formula="of:=[.F$70]+[.F5]" office:value-type="float" office:value="16410.6194530624" calcext:value-type="float">
            <text:p>16410.6194530624</text:p>
          </table:table-cell>
          <table:table-cell table:formula="of:=[.G$70]+[.G5]" office:value-type="float" office:value="101.35" calcext:value-type="float">
            <text:p>101.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5236.8744886106" calcext:value-type="float">
            <text:p>55236.8744886106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74]-50" office:value-type="float" office:value="495" calcext:value-type="float">
            <text:p>495</text:p>
          </table:table-cell>
          <table:table-cell table:style-name="Default" table:formula="of:=[.D$58]+[.D18]" office:value-type="float" office:value="52747.1632429901" calcext:value-type="float">
            <text:p>52747.1632429901</text:p>
          </table:table-cell>
          <table:table-cell table:style-name="Default" table:formula="of:=[.E$58]+[.E18]" office:value-type="float" office:value="698.325" calcext:value-type="float">
            <text:p>698.325</text:p>
          </table:table-cell>
          <table:table-cell table:formula="of:=[.F$70]+[.F6]" office:value-type="float" office:value="16614.8766292455" calcext:value-type="float">
            <text:p>16614.8766292455</text:p>
          </table:table-cell>
          <table:table-cell table:formula="of:=[.G$70]+[.G6]" office:value-type="float" office:value="102.06" calcext:value-type="float">
            <text:p>102.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5443.5888823139" calcext:value-type="float">
            <text:p>55443.5888823139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75]-50" office:value-type="float" office:value="494" calcext:value-type="float">
            <text:p>494</text:p>
          </table:table-cell>
          <table:table-cell table:style-name="Default" table:formula="of:=[.D$58]+[.D19]" office:value-type="float" office:value="53083.0992645586" calcext:value-type="float">
            <text:p>53083.0992645586</text:p>
          </table:table-cell>
          <table:table-cell table:style-name="Default" table:formula="of:=[.E$58]+[.E19]" office:value-type="float" office:value="699.3" calcext:value-type="float">
            <text:p>699.3</text:p>
          </table:table-cell>
          <table:table-cell table:formula="of:=[.F$74]+[.F3]" office:value-type="float" office:value="16867.6645719885" calcext:value-type="float">
            <text:p>16867.6645719885</text:p>
          </table:table-cell>
          <table:table-cell table:formula="of:=[.G$74]+[.G3]" office:value-type="float" office:value="105.71" calcext:value-type="float">
            <text:p>105.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5662.8280611717" calcext:value-type="float">
            <text:p>55662.8280611717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76]-50" office:value-type="float" office:value="496" calcext:value-type="float">
            <text:p>496</text:p>
          </table:table-cell>
          <table:table-cell table:style-name="Default" table:formula="of:=[.D$58]+[.D20]" office:value-type="float" office:value="53425.5315276963" calcext:value-type="float">
            <text:p>53425.5315276963</text:p>
          </table:table-cell>
          <table:table-cell table:style-name="Default" table:formula="of:=[.E$58]+[.E20]" office:value-type="float" office:value="700.5" calcext:value-type="float">
            <text:p>700.5</text:p>
          </table:table-cell>
          <table:table-cell table:formula="of:=[.F$74]+[.F4]" office:value-type="float" office:value="17107.2104296675" calcext:value-type="float">
            <text:p>17107.2104296675</text:p>
          </table:table-cell>
          <table:table-cell table:formula="of:=[.G$74]+[.G4]" office:value-type="float" office:value="106.32" calcext:value-type="float">
            <text:p>106.3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5823.8701458364" calcext:value-type="float">
            <text:p>55823.8701458364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77]-50" office:value-type="float" office:value="493" calcext:value-type="float">
            <text:p>493</text:p>
          </table:table-cell>
          <table:table-cell table:style-name="Default" table:formula="of:=[.D$58]+[.D21]" office:value-type="float" office:value="53744.3353707776" calcext:value-type="float">
            <text:p>53744.3353707776</text:p>
          </table:table-cell>
          <table:table-cell table:style-name="Default" table:formula="of:=[.E$58]+[.E21]" office:value-type="float" office:value="705.825" calcext:value-type="float">
            <text:p>705.825</text:p>
          </table:table-cell>
          <table:table-cell table:formula="of:=[.F$74]+[.F5]" office:value-type="float" office:value="17333.6681546871" calcext:value-type="float">
            <text:p>17333.6681546871</text:p>
          </table:table-cell>
          <table:table-cell table:formula="of:=[.G$74]+[.G5]" office:value-type="float" office:value="107.02" calcext:value-type="float">
            <text:p>107.0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6180.7117961963" calcext:value-type="float">
            <text:p>56180.7117961963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78]-50" office:value-type="float" office:value="496" calcext:value-type="float">
            <text:p>496</text:p>
          </table:table-cell>
          <table:table-cell table:style-name="Default" table:formula="of:=[.D$58]+[.D22]" office:value-type="float" office:value="54051.480350481" calcext:value-type="float">
            <text:p>54051.480350481</text:p>
          </table:table-cell>
          <table:table-cell table:style-name="Default" table:formula="of:=[.E$58]+[.E22]" office:value-type="float" office:value="705.2" calcext:value-type="float">
            <text:p>705.2</text:p>
          </table:table-cell>
          <table:table-cell table:formula="of:=[.F$74]+[.F6]" office:value-type="float" office:value="17537.9253308703" calcext:value-type="float">
            <text:p>17537.9253308703</text:p>
          </table:table-cell>
          <table:table-cell table:formula="of:=[.G$74]+[.G6]" office:value-type="float" office:value="107.73" calcext:value-type="float">
            <text:p>107.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6302.4954285732" calcext:value-type="float">
            <text:p>56302.4954285732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table:formula="of:=[.B79]-50" office:value-type="float" office:value="488" calcext:value-type="float">
            <text:p>488</text:p>
          </table:table-cell>
          <table:table-cell table:style-name="Default" table:formula="of:=[.D$58]+[.D23]" office:value-type="float" office:value="54345.8430810667" calcext:value-type="float">
            <text:p>54345.8430810667</text:p>
          </table:table-cell>
          <table:table-cell table:style-name="Default" table:formula="of:=[.E$58]+[.E23]" office:value-type="float" office:value="682.2" calcext:value-type="float">
            <text:p>682.2</text:p>
          </table:table-cell>
          <table:table-cell table:formula="of:=[.F$78]+[.F3]" office:value-type="float" office:value="17790.7132736133" calcext:value-type="float">
            <text:p>17790.7132736133</text:p>
          </table:table-cell>
          <table:table-cell table:formula="of:=[.G$78]+[.G3]" office:value-type="float" office:value="111.38" calcext:value-type="float">
            <text:p>111.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6568.6516405811" calcext:value-type="float">
            <text:p>56568.6516405811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80]-50" office:value-type="float" office:value="499" calcext:value-type="float">
            <text:p>499</text:p>
          </table:table-cell>
          <table:table-cell table:style-name="Default" table:formula="of:=[.D$58]+[.D24]" office:value-type="float" office:value="54648.0857162412" calcext:value-type="float">
            <text:p>54648.0857162412</text:p>
          </table:table-cell>
          <table:table-cell table:style-name="Default" table:formula="of:=[.E$58]+[.E24]" office:value-type="float" office:value="704.4" calcext:value-type="float">
            <text:p>704.4</text:p>
          </table:table-cell>
          <table:table-cell table:formula="of:=[.F$78]+[.F4]" office:value-type="float" office:value="18030.2591312923" calcext:value-type="float">
            <text:p>18030.2591312923</text:p>
          </table:table-cell>
          <table:table-cell table:formula="of:=[.G$78]+[.G4]" office:value-type="float" office:value="111.99" calcext:value-type="float">
            <text:p>111.9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6822.8295878407" calcext:value-type="float">
            <text:p>56822.8295878407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81]-50" office:value-type="float" office:value="497" calcext:value-type="float">
            <text:p>497</text:p>
          </table:table-cell>
          <table:table-cell table:style-name="Default" table:formula="of:=[.D$58]+[.D25]" office:value-type="float" office:value="54943.1273145748" calcext:value-type="float">
            <text:p>54943.1273145748</text:p>
          </table:table-cell>
          <table:table-cell table:style-name="Default" table:formula="of:=[.E$58]+[.E25]" office:value-type="float" office:value="705.2" calcext:value-type="float">
            <text:p>705.2</text:p>
          </table:table-cell>
          <table:table-cell table:formula="of:=[.F$78]+[.F5]" office:value-type="float" office:value="18256.7168563119" calcext:value-type="float">
            <text:p>18256.7168563119</text:p>
          </table:table-cell>
          <table:table-cell table:formula="of:=[.G$78]+[.G5]" office:value-type="float" office:value="112.69" calcext:value-type="float">
            <text:p>112.6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020.1562382988" calcext:value-type="float">
            <text:p>57020.1562382988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table:formula="of:=[.B82]-50" office:value-type="float" office:value="498" calcext:value-type="float">
            <text:p>498</text:p>
          </table:table-cell>
          <table:table-cell table:style-name="Default" table:formula="of:=[.D$58]+[.D26]" office:value-type="float" office:value="55216.7003554954" calcext:value-type="float">
            <text:p>55216.7003554954</text:p>
          </table:table-cell>
          <table:table-cell table:style-name="Default" table:formula="of:=[.E$58]+[.E26]" office:value-type="float" office:value="708.95" calcext:value-type="float">
            <text:p>708.95</text:p>
          </table:table-cell>
          <table:table-cell table:formula="of:=[.F$78]+[.F6]" office:value-type="float" office:value="18460.974032495" calcext:value-type="float">
            <text:p>18460.974032495</text:p>
          </table:table-cell>
          <table:table-cell table:formula="of:=[.G$78]+[.G6]" office:value-type="float" office:value="113.4" calcext:value-type="float">
            <text:p>113.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184.8494047515" calcext:value-type="float">
            <text:p>57184.8494047515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83]-50" office:value-type="float" office:value="494" calcext:value-type="float">
            <text:p>494</text:p>
          </table:table-cell>
          <table:table-cell table:style-name="Default" table:formula="of:=[.D$58]+[.D27]" office:value-type="float" office:value="55481.9320645823" calcext:value-type="float">
            <text:p>55481.9320645823</text:p>
          </table:table-cell>
          <table:table-cell table:style-name="Default" table:formula="of:=[.E$58]+[.E27]" office:value-type="float" office:value="709.55" calcext:value-type="float">
            <text:p>709.55</text:p>
          </table:table-cell>
          <table:table-cell table:formula="of:=[.F$82]+[.F3]" office:value-type="float" office:value="18713.761975238" calcext:value-type="float">
            <text:p>18713.761975238</text:p>
          </table:table-cell>
          <table:table-cell table:formula="of:=[.G$82]+[.G3]" office:value-type="float" office:value="117.05" calcext:value-type="float">
            <text:p>117.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314.8458839756" calcext:value-type="float">
            <text:p>57314.8458839756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84]-50" office:value-type="float" office:value="499" calcext:value-type="float">
            <text:p>499</text:p>
          </table:table-cell>
          <table:table-cell table:style-name="Default" table:formula="of:=[.D$58]+[.D28]" office:value-type="float" office:value="55787.6286970393" calcext:value-type="float">
            <text:p>55787.6286970393</text:p>
          </table:table-cell>
          <table:table-cell table:style-name="Default" table:formula="of:=[.E$58]+[.E28]" office:value-type="float" office:value="708.95" calcext:value-type="float">
            <text:p>708.95</text:p>
          </table:table-cell>
          <table:table-cell table:formula="of:=[.F$82]+[.F4]" office:value-type="float" office:value="18953.307832917" calcext:value-type="float">
            <text:p>18953.307832917</text:p>
          </table:table-cell>
          <table:table-cell table:formula="of:=[.G$82]+[.G4]" office:value-type="float" office:value="117.66" calcext:value-type="float">
            <text:p>117.6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443.9902814638" calcext:value-type="float">
            <text:p>57443.9902814638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85]-50" office:value-type="float" office:value="496" calcext:value-type="float">
            <text:p>496</text:p>
          </table:table-cell>
          <table:table-cell table:style-name="Default" table:formula="of:=[.D$58]+[.D29]" office:value-type="float" office:value="56022.870368793" calcext:value-type="float">
            <text:p>56022.870368793</text:p>
          </table:table-cell>
          <table:table-cell table:style-name="Default" table:formula="of:=[.E$58]+[.E29]" office:value-type="float" office:value="706.65" calcext:value-type="float">
            <text:p>706.65</text:p>
          </table:table-cell>
          <table:table-cell table:formula="of:=[.F$82]+[.F5]" office:value-type="float" office:value="19179.7655579366" calcext:value-type="float">
            <text:p>19179.7655579366</text:p>
          </table:table-cell>
          <table:table-cell table:formula="of:=[.G$82]+[.G5]" office:value-type="float" office:value="118.36" calcext:value-type="float">
            <text:p>118.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609.24567925" calcext:value-type="float">
            <text:p>57609.24567925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86]-50" office:value-type="float" office:value="499" calcext:value-type="float">
            <text:p>499</text:p>
          </table:table-cell>
          <table:table-cell table:style-name="Default" table:formula="of:=[.D$58]+[.D30]" office:value-type="float" office:value="56300.4030503565" calcext:value-type="float">
            <text:p>56300.4030503565</text:p>
          </table:table-cell>
          <table:table-cell table:style-name="Default" table:formula="of:=[.E$58]+[.E30]" office:value-type="float" office:value="707.7" calcext:value-type="float">
            <text:p>707.7</text:p>
          </table:table-cell>
          <table:table-cell table:formula="of:=[.F$82]+[.F6]" office:value-type="float" office:value="19384.0227341198" calcext:value-type="float">
            <text:p>19384.0227341198</text:p>
          </table:table-cell>
          <table:table-cell table:formula="of:=[.G$82]+[.G6]" office:value-type="float" office:value="119.07" calcext:value-type="float">
            <text:p>119.0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7860.7569317614" calcext:value-type="float">
            <text:p>57860.7569317614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87]-50" office:value-type="float" office:value="496" calcext:value-type="float">
            <text:p>496</text:p>
          </table:table-cell>
          <table:table-cell table:style-name="Default" table:formula="of:=[.D$86]+[.D3]" office:value-type="float" office:value="57513.6716636717" calcext:value-type="float">
            <text:p>57513.6716636717</text:p>
          </table:table-cell>
          <table:table-cell table:style-name="Default" table:formula="of:=[.E$86]+[.E3]" office:value-type="float" office:value="882.15" calcext:value-type="float">
            <text:p>882.15</text:p>
          </table:table-cell>
          <table:table-cell table:formula="of:=[.F$86]+[.F3]" office:value-type="float" office:value="19636.8106768628" calcext:value-type="float">
            <text:p>19636.8106768628</text:p>
          </table:table-cell>
          <table:table-cell table:formula="of:=[.G$86]+[.G3]" office:value-type="float" office:value="122.72" calcext:value-type="float">
            <text:p>122.7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133.8622217103" calcext:value-type="float">
            <text:p>58133.8622217103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table:formula="of:=[.B88]-50" office:value-type="float" office:value="491" calcext:value-type="float">
            <text:p>491</text:p>
          </table:table-cell>
          <table:table-cell table:style-name="Default" table:formula="of:=[.D$86]+[.D4]" office:value-type="float" office:value="58691.7022444196" calcext:value-type="float">
            <text:p>58691.7022444196</text:p>
          </table:table-cell>
          <table:table-cell table:style-name="Default" table:formula="of:=[.E$86]+[.E4]" office:value-type="float" office:value="886.45" calcext:value-type="float">
            <text:p>886.45</text:p>
          </table:table-cell>
          <table:table-cell table:formula="of:=[.F$86]+[.F4]" office:value-type="float" office:value="19876.3565345418" calcext:value-type="float">
            <text:p>19876.3565345418</text:p>
          </table:table-cell>
          <table:table-cell table:formula="of:=[.G$86]+[.G4]" office:value-type="float" office:value="123.33" calcext:value-type="float">
            <text:p>123.3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323.608021591" calcext:value-type="float">
            <text:p>58323.608021591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89]-50" office:value-type="float" office:value="500" calcext:value-type="float">
            <text:p>500</text:p>
          </table:table-cell>
          <table:table-cell table:style-name="Default" table:formula="of:=[.D$86]+[.D5]" office:value-type="float" office:value="59845.2265467761" calcext:value-type="float">
            <text:p>59845.2265467761</text:p>
          </table:table-cell>
          <table:table-cell table:style-name="Default" table:formula="of:=[.E$86]+[.E5]" office:value-type="float" office:value="891" calcext:value-type="float">
            <text:p>891</text:p>
          </table:table-cell>
          <table:table-cell table:formula="of:=[.F$86]+[.F5]" office:value-type="float" office:value="20102.8142595614" calcext:value-type="float">
            <text:p>20102.8142595614</text:p>
          </table:table-cell>
          <table:table-cell table:formula="of:=[.G$86]+[.G5]" office:value-type="float" office:value="124.03" calcext:value-type="float">
            <text:p>124.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285.9161392804" calcext:value-type="float">
            <text:p>58285.9161392804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90]-50" office:value-type="float" office:value="500" calcext:value-type="float">
            <text:p>500</text:p>
          </table:table-cell>
          <table:table-cell table:style-name="Default" table:formula="of:=[.D$86]+[.D6]" office:value-type="float" office:value="60972.6830132266" calcext:value-type="float">
            <text:p>60972.6830132266</text:p>
          </table:table-cell>
          <table:table-cell table:style-name="Default" table:formula="of:=[.E$86]+[.E6]" office:value-type="float" office:value="893.5" calcext:value-type="float">
            <text:p>893.5</text:p>
          </table:table-cell>
          <table:table-cell table:formula="of:=[.F$86]+[.F6]" office:value-type="float" office:value="20307.0714357445" calcext:value-type="float">
            <text:p>20307.0714357445</text:p>
          </table:table-cell>
          <table:table-cell table:formula="of:=[.G$86]+[.G6]" office:value-type="float" office:value="124.74" calcext:value-type="float">
            <text:p>124.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582.457370807" calcext:value-type="float">
            <text:p>58582.457370807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91]-50" office:value-type="float" office:value="499" calcext:value-type="float">
            <text:p>499</text:p>
          </table:table-cell>
          <table:table-cell table:number-columns-repeated="2" office:value-type="string" calcext:value-type="string">
            <text:p>nan</text:p>
          </table:table-cell>
          <table:table-cell table:formula="of:=[.F$90]+[.F3]" office:value-type="float" office:value="20559.8593784875" calcext:value-type="float">
            <text:p>20559.8593784875</text:p>
          </table:table-cell>
          <table:table-cell table:formula="of:=[.G$90]+[.G3]" office:value-type="float" office:value="128.39" calcext:value-type="float">
            <text:p>128.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604.3175505118" calcext:value-type="float">
            <text:p>58604.3175505118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92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90]+[.F4]" office:value-type="float" office:value="20799.4052361665" calcext:value-type="float">
            <text:p>20799.4052361665</text:p>
          </table:table-cell>
          <table:table-cell table:formula="of:=[.G$90]+[.G4]" office:value-type="float" office:value="129" calcext:value-type="float">
            <text:p>12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709.6294765574" calcext:value-type="float">
            <text:p>58709.6294765574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93]-50" office:value-type="float" office:value="493" calcext:value-type="float">
            <text:p>493</text:p>
          </table:table-cell>
          <table:table-cell table:number-columns-repeated="2" office:value-type="string" calcext:value-type="string">
            <text:p>nan</text:p>
          </table:table-cell>
          <table:table-cell table:formula="of:=[.F$90]+[.F5]" office:value-type="float" office:value="21025.8629611861" calcext:value-type="float">
            <text:p>21025.8629611861</text:p>
          </table:table-cell>
          <table:table-cell table:formula="of:=[.G$90]+[.G5]" office:value-type="float" office:value="129.7" calcext:value-type="float">
            <text:p>129.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8961.9447533998" calcext:value-type="float">
            <text:p>58961.9447533998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94]-50" office:value-type="float" office:value="500" calcext:value-type="float">
            <text:p>500</text:p>
          </table:table-cell>
          <table:table-cell table:number-columns-repeated="2" office:value-type="string" calcext:value-type="string">
            <text:p>nan</text:p>
          </table:table-cell>
          <table:table-cell table:formula="of:=[.F$90]+[.F6]" office:value-type="float" office:value="21230.1201373692" calcext:value-type="float">
            <text:p>21230.1201373692</text:p>
          </table:table-cell>
          <table:table-cell table:formula="of:=[.G$90]+[.G6]" office:value-type="float" office:value="130.41" calcext:value-type="float">
            <text:p>130.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049.9613769705" calcext:value-type="float">
            <text:p>59049.9613769705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table:formula="of:=[.B95]-50" office:value-type="float" office:value="487" calcext:value-type="float">
            <text:p>487</text:p>
          </table:table-cell>
          <table:table-cell table:number-columns-repeated="2" office:value-type="string" calcext:value-type="string">
            <text:p>nan</text:p>
          </table:table-cell>
          <table:table-cell table:formula="of:=[.F$94]+[.F3]" office:value-type="float" office:value="21482.9080801123" calcext:value-type="float">
            <text:p>21482.9080801123</text:p>
          </table:table-cell>
          <table:table-cell table:formula="of:=[.G$94]+[.G3]" office:value-type="float" office:value="134.06" calcext:value-type="float">
            <text:p>134.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168.3182883167" calcext:value-type="float">
            <text:p>59168.3182883167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table:formula="of:=[.B96]-50" office:value-type="float" office:value="501" calcext:value-type="float">
            <text:p>501</text:p>
          </table:table-cell>
          <table:table-cell table:number-columns-repeated="2" office:value-type="string" calcext:value-type="string">
            <text:p>nan</text:p>
          </table:table-cell>
          <table:table-cell table:formula="of:=[.F$94]+[.F4]" office:value-type="float" office:value="21722.4539377913" calcext:value-type="float">
            <text:p>21722.4539377913</text:p>
          </table:table-cell>
          <table:table-cell table:formula="of:=[.G$94]+[.G4]" office:value-type="float" office:value="134.67" calcext:value-type="float">
            <text:p>134.6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250.9505545824" calcext:value-type="float">
            <text:p>59250.9505545824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table:formula="of:=[.B97]-50" office:value-type="float" office:value="498" calcext:value-type="float">
            <text:p>498</text:p>
          </table:table-cell>
          <table:table-cell table:number-columns-repeated="2" office:value-type="string" calcext:value-type="string">
            <text:p>nan</text:p>
          </table:table-cell>
          <table:table-cell table:formula="of:=[.F$94]+[.F5]" office:value-type="float" office:value="21948.9116628109" calcext:value-type="float">
            <text:p>21948.9116628109</text:p>
          </table:table-cell>
          <table:table-cell table:formula="of:=[.G$94]+[.G5]" office:value-type="float" office:value="135.37" calcext:value-type="float">
            <text:p>135.3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261.5826543755" calcext:value-type="float">
            <text:p>59261.5826543755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98]-50" office:value-type="float" office:value="499" calcext:value-type="float">
            <text:p>499</text:p>
          </table:table-cell>
          <table:table-cell table:number-columns-repeated="2" office:value-type="string" calcext:value-type="string">
            <text:p>nan</text:p>
          </table:table-cell>
          <table:table-cell table:formula="of:=[.F$94]+[.F6]" office:value-type="float" office:value="22153.168838994" calcext:value-type="float">
            <text:p>22153.168838994</text:p>
          </table:table-cell>
          <table:table-cell table:formula="of:=[.G$94]+[.G6]" office:value-type="float" office:value="136.08" calcext:value-type="float">
            <text:p>136.0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370.8786119619" calcext:value-type="float">
            <text:p>59370.8786119619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99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98]+[.F3]" office:value-type="float" office:value="22405.956781737" calcext:value-type="float">
            <text:p>22405.956781737</text:p>
          </table:table-cell>
          <table:table-cell table:formula="of:=[.G$98]+[.G3]" office:value-type="float" office:value="139.73" calcext:value-type="float">
            <text:p>139.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512.3257512492" calcext:value-type="float">
            <text:p>59512.325751249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table:formula="of:=[.B100]-50" office:value-type="float" office:value="502" calcext:value-type="float">
            <text:p>502</text:p>
          </table:table-cell>
          <table:table-cell table:number-columns-repeated="2" office:value-type="string" calcext:value-type="string">
            <text:p>nan</text:p>
          </table:table-cell>
          <table:table-cell table:formula="of:=[.F$98]+[.F4]" office:value-type="float" office:value="22645.502639416" calcext:value-type="float">
            <text:p>22645.502639416</text:p>
          </table:table-cell>
          <table:table-cell table:formula="of:=[.G$98]+[.G4]" office:value-type="float" office:value="140.34" calcext:value-type="float">
            <text:p>140.3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596.7494155874" calcext:value-type="float">
            <text:p>59596.7494155874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101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98]+[.F5]" office:value-type="float" office:value="22871.9603644356" calcext:value-type="float">
            <text:p>22871.9603644356</text:p>
          </table:table-cell>
          <table:table-cell table:formula="of:=[.G$98]+[.G5]" office:value-type="float" office:value="141.04" calcext:value-type="float">
            <text:p>141.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771.2226001431" calcext:value-type="float">
            <text:p>59771.2226001431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102]-50" office:value-type="float" office:value="500" calcext:value-type="float">
            <text:p>500</text:p>
          </table:table-cell>
          <table:table-cell table:number-columns-repeated="2" office:value-type="string" calcext:value-type="string">
            <text:p>nan</text:p>
          </table:table-cell>
          <table:table-cell table:formula="of:=[.F$98]+[.F6]" office:value-type="float" office:value="23076.2175406187" calcext:value-type="float">
            <text:p>23076.2175406187</text:p>
          </table:table-cell>
          <table:table-cell table:formula="of:=[.G$98]+[.G6]" office:value-type="float" office:value="141.75" calcext:value-type="float">
            <text:p>141.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878.6216480144" calcext:value-type="float">
            <text:p>59878.6216480144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103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3]" office:value-type="float" office:value="23329.0054833618" calcext:value-type="float">
            <text:p>23329.0054833618</text:p>
          </table:table-cell>
          <table:table-cell table:formula="of:=[.G$102]+[.G3]" office:value-type="float" office:value="145.4" calcext:value-type="float">
            <text:p>145.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59980.4185813635" calcext:value-type="float">
            <text:p>59980.4185813635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104]-50" office:value-type="float" office:value="495" calcext:value-type="float">
            <text:p>495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4]" office:value-type="float" office:value="23568.5513410408" calcext:value-type="float">
            <text:p>23568.5513410408</text:p>
          </table:table-cell>
          <table:table-cell table:formula="of:=[.G$102]+[.G4]" office:value-type="float" office:value="146.01" calcext:value-type="float">
            <text:p>146.0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029.7379107636" calcext:value-type="float">
            <text:p>60029.7379107636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105]-50" office:value-type="float" office:value="499" calcext:value-type="float">
            <text:p>499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5]" office:value-type="float" office:value="23795.0090660604" calcext:value-type="float">
            <text:p>23795.0090660604</text:p>
          </table:table-cell>
          <table:table-cell table:formula="of:=[.G$102]+[.G5]" office:value-type="float" office:value="146.71" calcext:value-type="float">
            <text:p>146.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254.7462772538" calcext:value-type="float">
            <text:p>60254.7462772538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106]-50" office:value-type="float" office:value="493" calcext:value-type="float">
            <text:p>493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6]" office:value-type="float" office:value="23999.2662422435" calcext:value-type="float">
            <text:p>23999.2662422435</text:p>
          </table:table-cell>
          <table:table-cell table:formula="of:=[.G$102]+[.G6]" office:value-type="float" office:value="147.42" calcext:value-type="float">
            <text:p>147.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327.5991858738" calcext:value-type="float">
            <text:p>60327.5991858738</text:p>
          </table:table-cell>
          <table:table-cell table:style-name="Default" office:value-type="float" office:value="536" calcext:value-type="float">
            <text:p>536</text:p>
          </table:table-cell>
          <table:table-cell table:style-name="Default" table:formula="of:=[.B107]-50" office:value-type="float" office:value="486" calcext:value-type="float">
            <text:p>486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3]" office:value-type="float" office:value="24252.0541849865" calcext:value-type="float">
            <text:p>24252.0541849865</text:p>
          </table:table-cell>
          <table:table-cell table:formula="of:=[.G$106]+[.G3]" office:value-type="float" office:value="151.07" calcext:value-type="float">
            <text:p>151.0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465.5588677409" calcext:value-type="float">
            <text:p>60465.5588677409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table:formula="of:=[.B108]-50" office:value-type="float" office:value="501" calcext:value-type="float">
            <text:p>501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4]" office:value-type="float" office:value="24491.6000426655" calcext:value-type="float">
            <text:p>24491.6000426655</text:p>
          </table:table-cell>
          <table:table-cell table:formula="of:=[.G$106]+[.G4]" office:value-type="float" office:value="151.68" calcext:value-type="float">
            <text:p>151.6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497.4419481673" calcext:value-type="float">
            <text:p>60497.4419481673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109]-50" office:value-type="float" office:value="494" calcext:value-type="float">
            <text:p>494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5]" office:value-type="float" office:value="24718.0577676851" calcext:value-type="float">
            <text:p>24718.0577676851</text:p>
          </table:table-cell>
          <table:table-cell table:formula="of:=[.G$106]+[.G5]" office:value-type="float" office:value="152.38" calcext:value-type="float">
            <text:p>152.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514.0016331826" calcext:value-type="float">
            <text:p>60514.0016331826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110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6]" office:value-type="float" office:value="24922.3149438682" calcext:value-type="float">
            <text:p>24922.3149438682</text:p>
          </table:table-cell>
          <table:table-cell table:formula="of:=[.G$106]+[.G6]" office:value-type="float" office:value="153.09" calcext:value-type="float">
            <text:p>153.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454.2446617499" calcext:value-type="float">
            <text:p>60454.2446617499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table:formula="of:=[.B111]-50" office:value-type="float" office:value="498" calcext:value-type="float">
            <text:p>498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3]" office:value-type="float" office:value="25175.1028866113" calcext:value-type="float">
            <text:p>25175.1028866113</text:p>
          </table:table-cell>
          <table:table-cell table:formula="of:=[.G$110]+[.G3]" office:value-type="float" office:value="156.74" calcext:value-type="float">
            <text:p>156.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717.4226672038" calcext:value-type="float">
            <text:p>60717.4226672038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table:formula="of:=[.B112]-50" office:value-type="float" office:value="501" calcext:value-type="float">
            <text:p>501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4]" office:value-type="float" office:value="25414.6487442903" calcext:value-type="float">
            <text:p>25414.6487442903</text:p>
          </table:table-cell>
          <table:table-cell table:formula="of:=[.G$110]+[.G4]" office:value-type="float" office:value="157.35" calcext:value-type="float">
            <text:p>157.3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762.3967984643" calcext:value-type="float">
            <text:p>60762.3967984643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113]-50" office:value-type="float" office:value="495" calcext:value-type="float">
            <text:p>495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5]" office:value-type="float" office:value="25641.1064693099" calcext:value-type="float">
            <text:p>25641.1064693099</text:p>
          </table:table-cell>
          <table:table-cell table:formula="of:=[.G$110]+[.G5]" office:value-type="float" office:value="158.05" calcext:value-type="float">
            <text:p>158.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style-name="Default" office:value-type="float" office:value="60853.9106505277" calcext:value-type="float">
            <text:p>60853.9106505277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114]-50" office:value-type="float" office:value="496" calcext:value-type="float">
            <text:p>496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6]" office:value-type="float" office:value="25845.363645493" calcext:value-type="float">
            <text:p>25845.363645493</text:p>
          </table:table-cell>
          <table:table-cell table:formula="of:=[.G$110]+[.G6]" office:value-type="float" office:value="158.76" calcext:value-type="float">
            <text:p>158.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]" office:value-type="float" office:value="26098.151588236" calcext:value-type="float">
            <text:p>26098.151588236</text:p>
          </table:table-cell>
          <table:table-cell table:formula="of:=[.G$110]+[.G7]" office:value-type="float" office:value="162.41" calcext:value-type="float">
            <text:p>162.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]" office:value-type="float" office:value="26337.697445915" calcext:value-type="float">
            <text:p>26337.697445915</text:p>
          </table:table-cell>
          <table:table-cell table:formula="of:=[.G$110]+[.G8]" office:value-type="float" office:value="163.02" calcext:value-type="float">
            <text:p>163.0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]" office:value-type="float" office:value="26564.1551709346" calcext:value-type="float">
            <text:p>26564.1551709346</text:p>
          </table:table-cell>
          <table:table-cell table:formula="of:=[.G$110]+[.G9]" office:value-type="float" office:value="163.72" calcext:value-type="float">
            <text:p>163.7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]" office:value-type="float" office:value="26768.4123471177" calcext:value-type="float">
            <text:p>26768.4123471177</text:p>
          </table:table-cell>
          <table:table-cell table:formula="of:=[.G$110]+[.G10]" office:value-type="float" office:value="164.43" calcext:value-type="float">
            <text:p>164.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]" office:value-type="float" office:value="27021.2002898608" calcext:value-type="float">
            <text:p>27021.2002898608</text:p>
          </table:table-cell>
          <table:table-cell table:formula="of:=[.G$110]+[.G11]" office:value-type="float" office:value="168.08" calcext:value-type="float">
            <text:p>168.0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]" office:value-type="float" office:value="27260.7461475398" calcext:value-type="float">
            <text:p>27260.7461475398</text:p>
          </table:table-cell>
          <table:table-cell table:formula="of:=[.G$110]+[.G12]" office:value-type="float" office:value="168.69" calcext:value-type="float">
            <text:p>168.6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]" office:value-type="float" office:value="27487.2038725594" calcext:value-type="float">
            <text:p>27487.2038725594</text:p>
          </table:table-cell>
          <table:table-cell table:formula="of:=[.G$110]+[.G13]" office:value-type="float" office:value="169.39" calcext:value-type="float">
            <text:p>169.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]" office:value-type="float" office:value="27691.4610487425" calcext:value-type="float">
            <text:p>27691.4610487425</text:p>
          </table:table-cell>
          <table:table-cell table:formula="of:=[.G$110]+[.G14]" office:value-type="float" office:value="170.1" calcext:value-type="float">
            <text:p>170.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]" office:value-type="float" office:value="27944.2489914855" calcext:value-type="float">
            <text:p>27944.2489914855</text:p>
          </table:table-cell>
          <table:table-cell table:formula="of:=[.G$110]+[.G15]" office:value-type="float" office:value="173.75" calcext:value-type="float">
            <text:p>173.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6]" office:value-type="float" office:value="28183.7948491645" calcext:value-type="float">
            <text:p>28183.7948491645</text:p>
          </table:table-cell>
          <table:table-cell table:formula="of:=[.G$110]+[.G16]" office:value-type="float" office:value="174.36" calcext:value-type="float">
            <text:p>174.3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7]" office:value-type="float" office:value="28410.2525741841" calcext:value-type="float">
            <text:p>28410.2525741841</text:p>
          </table:table-cell>
          <table:table-cell table:formula="of:=[.G$110]+[.G17]" office:value-type="float" office:value="175.06" calcext:value-type="float">
            <text:p>175.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8]" office:value-type="float" office:value="28614.5097503672" calcext:value-type="float">
            <text:p>28614.5097503672</text:p>
          </table:table-cell>
          <table:table-cell table:formula="of:=[.G$110]+[.G18]" office:value-type="float" office:value="175.77" calcext:value-type="float">
            <text:p>175.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9]" office:value-type="float" office:value="28867.2976931103" calcext:value-type="float">
            <text:p>28867.2976931103</text:p>
          </table:table-cell>
          <table:table-cell table:formula="of:=[.G$110]+[.G19]" office:value-type="float" office:value="179.42" calcext:value-type="float">
            <text:p>179.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0]" office:value-type="float" office:value="29106.8435507893" calcext:value-type="float">
            <text:p>29106.8435507893</text:p>
          </table:table-cell>
          <table:table-cell table:formula="of:=[.G$110]+[.G20]" office:value-type="float" office:value="180.03" calcext:value-type="float">
            <text:p>180.0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1]" office:value-type="float" office:value="29333.3012758089" calcext:value-type="float">
            <text:p>29333.3012758089</text:p>
          </table:table-cell>
          <table:table-cell table:formula="of:=[.G$110]+[.G21]" office:value-type="float" office:value="180.73" calcext:value-type="float">
            <text:p>180.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2]" office:value-type="float" office:value="29537.558451992" calcext:value-type="float">
            <text:p>29537.558451992</text:p>
          </table:table-cell>
          <table:table-cell table:formula="of:=[.G$110]+[.G22]" office:value-type="float" office:value="181.44" calcext:value-type="float">
            <text:p>181.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3]" office:value-type="float" office:value="29790.346394735" calcext:value-type="float">
            <text:p>29790.346394735</text:p>
          </table:table-cell>
          <table:table-cell table:formula="of:=[.G$110]+[.G23]" office:value-type="float" office:value="185.09" calcext:value-type="float">
            <text:p>185.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4]" office:value-type="float" office:value="30029.892252414" calcext:value-type="float">
            <text:p>30029.892252414</text:p>
          </table:table-cell>
          <table:table-cell table:formula="of:=[.G$110]+[.G24]" office:value-type="float" office:value="185.7" calcext:value-type="float">
            <text:p>185.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5]" office:value-type="float" office:value="30256.3499774336" calcext:value-type="float">
            <text:p>30256.3499774336</text:p>
          </table:table-cell>
          <table:table-cell table:formula="of:=[.G$110]+[.G25]" office:value-type="float" office:value="186.4" calcext:value-type="float">
            <text:p>186.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6]" office:value-type="float" office:value="30460.6071536167" calcext:value-type="float">
            <text:p>30460.6071536167</text:p>
          </table:table-cell>
          <table:table-cell table:formula="of:=[.G$110]+[.G26]" office:value-type="float" office:value="187.11" calcext:value-type="float">
            <text:p>187.1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7]" office:value-type="float" office:value="30713.3950963598" calcext:value-type="float">
            <text:p>30713.3950963598</text:p>
          </table:table-cell>
          <table:table-cell table:formula="of:=[.G$110]+[.G27]" office:value-type="float" office:value="190.76" calcext:value-type="float">
            <text:p>190.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8]" office:value-type="float" office:value="30952.9409540388" calcext:value-type="float">
            <text:p>30952.9409540388</text:p>
          </table:table-cell>
          <table:table-cell table:formula="of:=[.G$110]+[.G28]" office:value-type="float" office:value="191.37" calcext:value-type="float">
            <text:p>191.3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9]" office:value-type="float" office:value="31179.3986790584" calcext:value-type="float">
            <text:p>31179.3986790584</text:p>
          </table:table-cell>
          <table:table-cell table:formula="of:=[.G$110]+[.G29]" office:value-type="float" office:value="192.07" calcext:value-type="float">
            <text:p>192.0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0]" office:value-type="float" office:value="31383.6558552415" calcext:value-type="float">
            <text:p>31383.6558552415</text:p>
          </table:table-cell>
          <table:table-cell table:formula="of:=[.G$110]+[.G30]" office:value-type="float" office:value="192.78" calcext:value-type="float">
            <text:p>192.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1]" office:value-type="float" office:value="31636.4437979845" calcext:value-type="float">
            <text:p>31636.4437979845</text:p>
          </table:table-cell>
          <table:table-cell table:formula="of:=[.G$110]+[.G31]" office:value-type="float" office:value="196.43" calcext:value-type="float">
            <text:p>196.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2]" office:value-type="float" office:value="31875.9896556635" calcext:value-type="float">
            <text:p>31875.9896556635</text:p>
          </table:table-cell>
          <table:table-cell table:formula="of:=[.G$110]+[.G32]" office:value-type="float" office:value="197.04" calcext:value-type="float">
            <text:p>197.0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3]" office:value-type="float" office:value="32102.4473806831" calcext:value-type="float">
            <text:p>32102.4473806831</text:p>
          </table:table-cell>
          <table:table-cell table:formula="of:=[.G$110]+[.G33]" office:value-type="float" office:value="197.74" calcext:value-type="float">
            <text:p>197.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4]" office:value-type="float" office:value="32306.7045568662" calcext:value-type="float">
            <text:p>32306.7045568662</text:p>
          </table:table-cell>
          <table:table-cell table:formula="of:=[.G$110]+[.G34]" office:value-type="float" office:value="198.45" calcext:value-type="float">
            <text:p>198.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5]" office:value-type="float" office:value="32559.4924996093" calcext:value-type="float">
            <text:p>32559.4924996093</text:p>
          </table:table-cell>
          <table:table-cell table:formula="of:=[.G$110]+[.G35]" office:value-type="float" office:value="202.1" calcext:value-type="float">
            <text:p>202.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6]" office:value-type="float" office:value="32799.0383572883" calcext:value-type="float">
            <text:p>32799.0383572883</text:p>
          </table:table-cell>
          <table:table-cell table:formula="of:=[.G$110]+[.G36]" office:value-type="float" office:value="202.71" calcext:value-type="float">
            <text:p>202.7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7]" office:value-type="float" office:value="33025.4960823079" calcext:value-type="float">
            <text:p>33025.4960823079</text:p>
          </table:table-cell>
          <table:table-cell table:formula="of:=[.G$110]+[.G37]" office:value-type="float" office:value="203.41" calcext:value-type="float">
            <text:p>203.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8]" office:value-type="float" office:value="33229.753258491" calcext:value-type="float">
            <text:p>33229.753258491</text:p>
          </table:table-cell>
          <table:table-cell table:formula="of:=[.G$110]+[.G38]" office:value-type="float" office:value="204.12" calcext:value-type="float">
            <text:p>204.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9]" office:value-type="float" office:value="33482.541201234" calcext:value-type="float">
            <text:p>33482.541201234</text:p>
          </table:table-cell>
          <table:table-cell table:formula="of:=[.G$110]+[.G39]" office:value-type="float" office:value="207.77" calcext:value-type="float">
            <text:p>207.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0]" office:value-type="float" office:value="33722.087058913" calcext:value-type="float">
            <text:p>33722.087058913</text:p>
          </table:table-cell>
          <table:table-cell table:formula="of:=[.G$110]+[.G40]" office:value-type="float" office:value="208.38" calcext:value-type="float">
            <text:p>208.3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1]" office:value-type="float" office:value="33948.5447839326" calcext:value-type="float">
            <text:p>33948.5447839326</text:p>
          </table:table-cell>
          <table:table-cell table:formula="of:=[.G$110]+[.G41]" office:value-type="float" office:value="209.08" calcext:value-type="float">
            <text:p>209.0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2]" office:value-type="float" office:value="34152.8019601157" calcext:value-type="float">
            <text:p>34152.8019601157</text:p>
          </table:table-cell>
          <table:table-cell table:formula="of:=[.G$110]+[.G42]" office:value-type="float" office:value="209.79" calcext:value-type="float">
            <text:p>209.7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3]" office:value-type="float" office:value="34405.5899028588" calcext:value-type="float">
            <text:p>34405.5899028588</text:p>
          </table:table-cell>
          <table:table-cell table:formula="of:=[.G$110]+[.G43]" office:value-type="float" office:value="213.44" calcext:value-type="float">
            <text:p>213.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4]" office:value-type="float" office:value="34645.1357605378" calcext:value-type="float">
            <text:p>34645.1357605378</text:p>
          </table:table-cell>
          <table:table-cell table:formula="of:=[.G$110]+[.G44]" office:value-type="float" office:value="214.05" calcext:value-type="float">
            <text:p>214.0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5]" office:value-type="float" office:value="34871.5934855574" calcext:value-type="float">
            <text:p>34871.5934855574</text:p>
          </table:table-cell>
          <table:table-cell table:formula="of:=[.G$110]+[.G45]" office:value-type="float" office:value="214.75" calcext:value-type="float">
            <text:p>214.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6]" office:value-type="float" office:value="35075.8506617405" calcext:value-type="float">
            <text:p>35075.8506617405</text:p>
          </table:table-cell>
          <table:table-cell table:formula="of:=[.G$110]+[.G46]" office:value-type="float" office:value="215.46" calcext:value-type="float">
            <text:p>215.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7]" office:value-type="float" office:value="35328.6386044835" calcext:value-type="float">
            <text:p>35328.6386044835</text:p>
          </table:table-cell>
          <table:table-cell table:formula="of:=[.G$110]+[.G47]" office:value-type="float" office:value="219.11" calcext:value-type="float">
            <text:p>219.1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8]" office:value-type="float" office:value="35568.1844621625" calcext:value-type="float">
            <text:p>35568.1844621625</text:p>
          </table:table-cell>
          <table:table-cell table:formula="of:=[.G$110]+[.G48]" office:value-type="float" office:value="219.72" calcext:value-type="float">
            <text:p>219.7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9]" office:value-type="float" office:value="35794.6421871821" calcext:value-type="float">
            <text:p>35794.6421871821</text:p>
          </table:table-cell>
          <table:table-cell table:formula="of:=[.G$110]+[.G49]" office:value-type="float" office:value="220.42" calcext:value-type="float">
            <text:p>220.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0]" office:value-type="float" office:value="35998.8993633652" calcext:value-type="float">
            <text:p>35998.8993633652</text:p>
          </table:table-cell>
          <table:table-cell table:formula="of:=[.G$110]+[.G50]" office:value-type="float" office:value="221.13" calcext:value-type="float">
            <text:p>221.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1]" office:value-type="float" office:value="36251.6873061083" calcext:value-type="float">
            <text:p>36251.6873061083</text:p>
          </table:table-cell>
          <table:table-cell table:formula="of:=[.G$110]+[.G51]" office:value-type="float" office:value="224.78" calcext:value-type="float">
            <text:p>224.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2]" office:value-type="float" office:value="36491.2331637873" calcext:value-type="float">
            <text:p>36491.2331637873</text:p>
          </table:table-cell>
          <table:table-cell table:formula="of:=[.G$110]+[.G52]" office:value-type="float" office:value="225.39" calcext:value-type="float">
            <text:p>225.3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3]" office:value-type="float" office:value="36717.6908888069" calcext:value-type="float">
            <text:p>36717.6908888069</text:p>
          </table:table-cell>
          <table:table-cell table:formula="of:=[.G$110]+[.G53]" office:value-type="float" office:value="226.09" calcext:value-type="float">
            <text:p>226.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4]" office:value-type="float" office:value="36921.94806499" calcext:value-type="float">
            <text:p>36921.94806499</text:p>
          </table:table-cell>
          <table:table-cell table:formula="of:=[.G$110]+[.G54]" office:value-type="float" office:value="226.8" calcext:value-type="float">
            <text:p>226.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5]" office:value-type="float" office:value="37174.736007733" calcext:value-type="float">
            <text:p>37174.736007733</text:p>
          </table:table-cell>
          <table:table-cell table:formula="of:=[.G$110]+[.G55]" office:value-type="float" office:value="230.45" calcext:value-type="float">
            <text:p>230.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6]" office:value-type="float" office:value="37414.281865412" calcext:value-type="float">
            <text:p>37414.281865412</text:p>
          </table:table-cell>
          <table:table-cell table:formula="of:=[.G$110]+[.G56]" office:value-type="float" office:value="231.06" calcext:value-type="float">
            <text:p>231.0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7]" office:value-type="float" office:value="37640.7395904316" calcext:value-type="float">
            <text:p>37640.7395904316</text:p>
          </table:table-cell>
          <table:table-cell table:formula="of:=[.G$110]+[.G57]" office:value-type="float" office:value="231.76" calcext:value-type="float">
            <text:p>231.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8]" office:value-type="float" office:value="37844.9967666148" calcext:value-type="float">
            <text:p>37844.9967666148</text:p>
          </table:table-cell>
          <table:table-cell table:formula="of:=[.G$110]+[.G58]" office:value-type="float" office:value="232.47" calcext:value-type="float">
            <text:p>232.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9]" office:value-type="float" office:value="38097.7847093578" calcext:value-type="float">
            <text:p>38097.7847093578</text:p>
          </table:table-cell>
          <table:table-cell table:formula="of:=[.G$110]+[.G59]" office:value-type="float" office:value="236.12" calcext:value-type="float">
            <text:p>236.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0]" office:value-type="float" office:value="38337.3305670368" calcext:value-type="float">
            <text:p>38337.3305670368</text:p>
          </table:table-cell>
          <table:table-cell table:formula="of:=[.G$110]+[.G60]" office:value-type="float" office:value="236.73" calcext:value-type="float">
            <text:p>236.7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1]" office:value-type="float" office:value="38563.7882920564" calcext:value-type="float">
            <text:p>38563.7882920564</text:p>
          </table:table-cell>
          <table:table-cell table:formula="of:=[.G$110]+[.G61]" office:value-type="float" office:value="237.43" calcext:value-type="float">
            <text:p>237.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2]" office:value-type="float" office:value="38768.0454682395" calcext:value-type="float">
            <text:p>38768.0454682395</text:p>
          </table:table-cell>
          <table:table-cell table:formula="of:=[.G$110]+[.G62]" office:value-type="float" office:value="238.14" calcext:value-type="float">
            <text:p>238.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3]" office:value-type="float" office:value="39020.8334109825" calcext:value-type="float">
            <text:p>39020.8334109825</text:p>
          </table:table-cell>
          <table:table-cell table:formula="of:=[.G$110]+[.G63]" office:value-type="float" office:value="241.79" calcext:value-type="float">
            <text:p>241.7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4]" office:value-type="float" office:value="39260.3792686615" calcext:value-type="float">
            <text:p>39260.3792686615</text:p>
          </table:table-cell>
          <table:table-cell table:formula="of:=[.G$110]+[.G64]" office:value-type="float" office:value="242.4" calcext:value-type="float">
            <text:p>242.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5]" office:value-type="float" office:value="39486.8369936811" calcext:value-type="float">
            <text:p>39486.8369936811</text:p>
          </table:table-cell>
          <table:table-cell table:formula="of:=[.G$110]+[.G65]" office:value-type="float" office:value="243.1" calcext:value-type="float">
            <text:p>243.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6]" office:value-type="float" office:value="39691.0941698642" calcext:value-type="float">
            <text:p>39691.0941698642</text:p>
          </table:table-cell>
          <table:table-cell table:formula="of:=[.G$110]+[.G66]" office:value-type="float" office:value="243.81" calcext:value-type="float">
            <text:p>243.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7]" office:value-type="float" office:value="39943.8821126073" calcext:value-type="float">
            <text:p>39943.8821126073</text:p>
          </table:table-cell>
          <table:table-cell table:formula="of:=[.G$110]+[.G67]" office:value-type="float" office:value="247.46" calcext:value-type="float">
            <text:p>247.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8]" office:value-type="float" office:value="40183.4279702863" calcext:value-type="float">
            <text:p>40183.4279702863</text:p>
          </table:table-cell>
          <table:table-cell table:formula="of:=[.G$110]+[.G68]" office:value-type="float" office:value="248.07" calcext:value-type="float">
            <text:p>248.0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9]" office:value-type="float" office:value="40409.8856953059" calcext:value-type="float">
            <text:p>40409.8856953059</text:p>
          </table:table-cell>
          <table:table-cell table:formula="of:=[.G$110]+[.G69]" office:value-type="float" office:value="248.77" calcext:value-type="float">
            <text:p>248.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0]" office:value-type="float" office:value="40614.142871489" calcext:value-type="float">
            <text:p>40614.142871489</text:p>
          </table:table-cell>
          <table:table-cell table:formula="of:=[.G$110]+[.G70]" office:value-type="float" office:value="249.48" calcext:value-type="float">
            <text:p>249.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1]" office:value-type="float" office:value="40866.930814232" calcext:value-type="float">
            <text:p>40866.930814232</text:p>
          </table:table-cell>
          <table:table-cell table:formula="of:=[.G$110]+[.G71]" office:value-type="float" office:value="253.13" calcext:value-type="float">
            <text:p>253.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2]" office:value-type="float" office:value="41106.476671911" calcext:value-type="float">
            <text:p>41106.476671911</text:p>
          </table:table-cell>
          <table:table-cell table:formula="of:=[.G$110]+[.G72]" office:value-type="float" office:value="253.74" calcext:value-type="float">
            <text:p>253.7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3]" office:value-type="float" office:value="41332.9343969306" calcext:value-type="float">
            <text:p>41332.9343969306</text:p>
          </table:table-cell>
          <table:table-cell table:formula="of:=[.G$110]+[.G73]" office:value-type="float" office:value="254.44" calcext:value-type="float">
            <text:p>254.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4]" office:value-type="float" office:value="41537.1915731138" calcext:value-type="float">
            <text:p>41537.1915731138</text:p>
          </table:table-cell>
          <table:table-cell table:formula="of:=[.G$110]+[.G74]" office:value-type="float" office:value="255.15" calcext:value-type="float">
            <text:p>255.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5]" office:value-type="float" office:value="41789.9795158568" calcext:value-type="float">
            <text:p>41789.9795158568</text:p>
          </table:table-cell>
          <table:table-cell table:formula="of:=[.G$110]+[.G75]" office:value-type="float" office:value="258.8" calcext:value-type="float">
            <text:p>258.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6]" office:value-type="float" office:value="42029.5253735358" calcext:value-type="float">
            <text:p>42029.5253735358</text:p>
          </table:table-cell>
          <table:table-cell table:formula="of:=[.G$110]+[.G76]" office:value-type="float" office:value="259.41" calcext:value-type="float">
            <text:p>259.4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7]" office:value-type="float" office:value="42255.9830985554" calcext:value-type="float">
            <text:p>42255.9830985554</text:p>
          </table:table-cell>
          <table:table-cell table:formula="of:=[.G$110]+[.G77]" office:value-type="float" office:value="260.11" calcext:value-type="float">
            <text:p>260.1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8]" office:value-type="float" office:value="42460.2402747385" calcext:value-type="float">
            <text:p>42460.2402747385</text:p>
          </table:table-cell>
          <table:table-cell table:formula="of:=[.G$110]+[.G78]" office:value-type="float" office:value="260.82" calcext:value-type="float">
            <text:p>260.8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9]" office:value-type="float" office:value="42713.0282174815" calcext:value-type="float">
            <text:p>42713.0282174815</text:p>
          </table:table-cell>
          <table:table-cell table:formula="of:=[.G$110]+[.G79]" office:value-type="float" office:value="264.47" calcext:value-type="float">
            <text:p>264.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0]" office:value-type="float" office:value="42952.5740751605" calcext:value-type="float">
            <text:p>42952.5740751605</text:p>
          </table:table-cell>
          <table:table-cell table:formula="of:=[.G$110]+[.G80]" office:value-type="float" office:value="265.08" calcext:value-type="float">
            <text:p>265.0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1]" office:value-type="float" office:value="43179.0318001801" calcext:value-type="float">
            <text:p>43179.0318001801</text:p>
          </table:table-cell>
          <table:table-cell table:formula="of:=[.G$110]+[.G81]" office:value-type="float" office:value="265.78" calcext:value-type="float">
            <text:p>265.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2]" office:value-type="float" office:value="43383.2889763633" calcext:value-type="float">
            <text:p>43383.2889763633</text:p>
          </table:table-cell>
          <table:table-cell table:formula="of:=[.G$110]+[.G82]" office:value-type="float" office:value="266.49" calcext:value-type="float">
            <text:p>266.4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3]" office:value-type="float" office:value="43636.0769191063" calcext:value-type="float">
            <text:p>43636.0769191063</text:p>
          </table:table-cell>
          <table:table-cell table:formula="of:=[.G$110]+[.G83]" office:value-type="float" office:value="270.14" calcext:value-type="float">
            <text:p>270.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4]" office:value-type="float" office:value="43875.6227767853" calcext:value-type="float">
            <text:p>43875.6227767853</text:p>
          </table:table-cell>
          <table:table-cell table:formula="of:=[.G$110]+[.G84]" office:value-type="float" office:value="270.75" calcext:value-type="float">
            <text:p>270.7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5]" office:value-type="float" office:value="44102.0805018049" calcext:value-type="float">
            <text:p>44102.0805018049</text:p>
          </table:table-cell>
          <table:table-cell table:formula="of:=[.G$110]+[.G85]" office:value-type="float" office:value="271.45" calcext:value-type="float">
            <text:p>271.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6]" office:value-type="float" office:value="44306.337677988" calcext:value-type="float">
            <text:p>44306.337677988</text:p>
          </table:table-cell>
          <table:table-cell table:formula="of:=[.G$110]+[.G86]" office:value-type="float" office:value="272.16" calcext:value-type="float">
            <text:p>272.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7]" office:value-type="float" office:value="44559.125620731" calcext:value-type="float">
            <text:p>44559.125620731</text:p>
          </table:table-cell>
          <table:table-cell table:formula="of:=[.G$110]+[.G87]" office:value-type="float" office:value="275.81" calcext:value-type="float">
            <text:p>275.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8]" office:value-type="float" office:value="44798.67147841" calcext:value-type="float">
            <text:p>44798.67147841</text:p>
          </table:table-cell>
          <table:table-cell table:formula="of:=[.G$110]+[.G88]" office:value-type="float" office:value="276.42" calcext:value-type="float">
            <text:p>276.4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9]" office:value-type="float" office:value="45025.1292034296" calcext:value-type="float">
            <text:p>45025.1292034296</text:p>
          </table:table-cell>
          <table:table-cell table:formula="of:=[.G$110]+[.G89]" office:value-type="float" office:value="277.12" calcext:value-type="float">
            <text:p>277.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0]" office:value-type="float" office:value="45229.3863796128" calcext:value-type="float">
            <text:p>45229.3863796128</text:p>
          </table:table-cell>
          <table:table-cell table:formula="of:=[.G$110]+[.G90]" office:value-type="float" office:value="277.83" calcext:value-type="float">
            <text:p>277.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1]" office:value-type="float" office:value="45482.1743223558" calcext:value-type="float">
            <text:p>45482.1743223558</text:p>
          </table:table-cell>
          <table:table-cell table:formula="of:=[.G$110]+[.G91]" office:value-type="float" office:value="281.48" calcext:value-type="float">
            <text:p>281.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2]" office:value-type="float" office:value="45721.7201800348" calcext:value-type="float">
            <text:p>45721.7201800348</text:p>
          </table:table-cell>
          <table:table-cell table:formula="of:=[.G$110]+[.G92]" office:value-type="float" office:value="282.09" calcext:value-type="float">
            <text:p>282.0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3]" office:value-type="float" office:value="45948.1779050544" calcext:value-type="float">
            <text:p>45948.1779050544</text:p>
          </table:table-cell>
          <table:table-cell table:formula="of:=[.G$110]+[.G93]" office:value-type="float" office:value="282.79" calcext:value-type="float">
            <text:p>282.7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4]" office:value-type="float" office:value="46152.4350812375" calcext:value-type="float">
            <text:p>46152.4350812375</text:p>
          </table:table-cell>
          <table:table-cell table:formula="of:=[.G$110]+[.G94]" office:value-type="float" office:value="283.5" calcext:value-type="float">
            <text:p>283.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5]" office:value-type="float" office:value="46405.2230239805" calcext:value-type="float">
            <text:p>46405.2230239805</text:p>
          </table:table-cell>
          <table:table-cell table:formula="of:=[.G$110]+[.G95]" office:value-type="float" office:value="287.15" calcext:value-type="float">
            <text:p>287.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6]" office:value-type="float" office:value="46644.7688816595" calcext:value-type="float">
            <text:p>46644.7688816595</text:p>
          </table:table-cell>
          <table:table-cell table:formula="of:=[.G$110]+[.G96]" office:value-type="float" office:value="287.76" calcext:value-type="float">
            <text:p>287.7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7]" office:value-type="float" office:value="46871.2266066791" calcext:value-type="float">
            <text:p>46871.2266066791</text:p>
          </table:table-cell>
          <table:table-cell table:formula="of:=[.G$110]+[.G97]" office:value-type="float" office:value="288.46" calcext:value-type="float">
            <text:p>288.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8]" office:value-type="float" office:value="47075.4837828622" calcext:value-type="float">
            <text:p>47075.4837828622</text:p>
          </table:table-cell>
          <table:table-cell table:formula="of:=[.G$110]+[.G98]" office:value-type="float" office:value="289.17" calcext:value-type="float">
            <text:p>289.1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9]" office:value-type="float" office:value="47328.2717256053" calcext:value-type="float">
            <text:p>47328.2717256053</text:p>
          </table:table-cell>
          <table:table-cell table:formula="of:=[.G$110]+[.G99]" office:value-type="float" office:value="292.82" calcext:value-type="float">
            <text:p>292.8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0]" office:value-type="float" office:value="47567.8175832843" calcext:value-type="float">
            <text:p>47567.8175832843</text:p>
          </table:table-cell>
          <table:table-cell table:formula="of:=[.G$110]+[.G100]" office:value-type="float" office:value="293.43" calcext:value-type="float">
            <text:p>293.4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1]" office:value-type="float" office:value="47794.2753083039" calcext:value-type="float">
            <text:p>47794.2753083039</text:p>
          </table:table-cell>
          <table:table-cell table:formula="of:=[.G$110]+[.G101]" office:value-type="float" office:value="294.13" calcext:value-type="float">
            <text:p>294.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2]" office:value-type="float" office:value="47998.532484487" calcext:value-type="float">
            <text:p>47998.532484487</text:p>
          </table:table-cell>
          <table:table-cell table:formula="of:=[.G$110]+[.G102]" office:value-type="float" office:value="294.84" calcext:value-type="float">
            <text:p>294.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3]" office:value-type="float" office:value="48251.32042723" calcext:value-type="float">
            <text:p>48251.32042723</text:p>
          </table:table-cell>
          <table:table-cell table:formula="of:=[.G$110]+[.G103]" office:value-type="float" office:value="298.49" calcext:value-type="float">
            <text:p>298.4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4]" office:value-type="float" office:value="48490.866284909" calcext:value-type="float">
            <text:p>48490.866284909</text:p>
          </table:table-cell>
          <table:table-cell table:formula="of:=[.G$110]+[.G104]" office:value-type="float" office:value="299.1" calcext:value-type="float">
            <text:p>299.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5]" office:value-type="float" office:value="48717.3240099286" calcext:value-type="float">
            <text:p>48717.3240099286</text:p>
          </table:table-cell>
          <table:table-cell table:formula="of:=[.G$110]+[.G105]" office:value-type="float" office:value="299.8" calcext:value-type="float">
            <text:p>299.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6]" office:value-type="float" office:value="48921.5811861117" calcext:value-type="float">
            <text:p>48921.5811861117</text:p>
          </table:table-cell>
          <table:table-cell table:formula="of:=[.G$110]+[.G106]" office:value-type="float" office:value="300.51" calcext:value-type="float">
            <text:p>300.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7]" office:value-type="float" office:value="49174.3691288548" calcext:value-type="float">
            <text:p>49174.3691288548</text:p>
          </table:table-cell>
          <table:table-cell table:formula="of:=[.G$110]+[.G107]" office:value-type="float" office:value="304.16" calcext:value-type="float">
            <text:p>304.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8]" office:value-type="float" office:value="49413.9149865338" calcext:value-type="float">
            <text:p>49413.9149865338</text:p>
          </table:table-cell>
          <table:table-cell table:formula="of:=[.G$110]+[.G108]" office:value-type="float" office:value="304.77" calcext:value-type="float">
            <text:p>304.7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9]" office:value-type="float" office:value="49640.3727115534" calcext:value-type="float">
            <text:p>49640.3727115534</text:p>
          </table:table-cell>
          <table:table-cell table:formula="of:=[.G$110]+[.G109]" office:value-type="float" office:value="305.47" calcext:value-type="float">
            <text:p>305.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0]" office:value-type="float" office:value="49844.6298877365" calcext:value-type="float">
            <text:p>49844.6298877365</text:p>
          </table:table-cell>
          <table:table-cell table:formula="of:=[.G$110]+[.G110]" office:value-type="float" office:value="306.18" calcext:value-type="float">
            <text:p>306.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1]" office:value-type="float" office:value="50097.4178304795" calcext:value-type="float">
            <text:p>50097.4178304795</text:p>
          </table:table-cell>
          <table:table-cell table:formula="of:=[.G$110]+[.G111]" office:value-type="float" office:value="309.83" calcext:value-type="float">
            <text:p>309.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2]" office:value-type="float" office:value="50336.9636881585" calcext:value-type="float">
            <text:p>50336.9636881585</text:p>
          </table:table-cell>
          <table:table-cell table:formula="of:=[.G$110]+[.G112]" office:value-type="float" office:value="310.44" calcext:value-type="float">
            <text:p>310.4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3]" office:value-type="float" office:value="50563.4214131781" calcext:value-type="float">
            <text:p>50563.4214131781</text:p>
          </table:table-cell>
          <table:table-cell table:formula="of:=[.G$110]+[.G113]" office:value-type="float" office:value="311.14" calcext:value-type="float">
            <text:p>311.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4]" office:value-type="float" office:value="50767.6785893612" calcext:value-type="float">
            <text:p>50767.6785893612</text:p>
          </table:table-cell>
          <table:table-cell table:formula="of:=[.G$110]+[.G114]" office:value-type="float" office:value="311.85" calcext:value-type="float">
            <text:p>311.8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5]" office:value-type="float" office:value="51020.4665321043" calcext:value-type="float">
            <text:p>51020.4665321043</text:p>
          </table:table-cell>
          <table:table-cell table:formula="of:=[.G$110]+[.G115]" office:value-type="float" office:value="315.5" calcext:value-type="float">
            <text:p>315.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6]" office:value-type="float" office:value="51260.0123897833" calcext:value-type="float">
            <text:p>51260.0123897833</text:p>
          </table:table-cell>
          <table:table-cell table:formula="of:=[.G$110]+[.G116]" office:value-type="float" office:value="316.11" calcext:value-type="float">
            <text:p>316.1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7]" office:value-type="float" office:value="51486.4701148029" calcext:value-type="float">
            <text:p>51486.4701148029</text:p>
          </table:table-cell>
          <table:table-cell table:formula="of:=[.G$110]+[.G117]" office:value-type="float" office:value="316.81" calcext:value-type="float">
            <text:p>316.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8]" office:value-type="float" office:value="51690.727290986" calcext:value-type="float">
            <text:p>51690.727290986</text:p>
          </table:table-cell>
          <table:table-cell table:formula="of:=[.G$110]+[.G118]" office:value-type="float" office:value="317.52" calcext:value-type="float">
            <text:p>317.5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9]" office:value-type="float" office:value="51943.515233729" calcext:value-type="float">
            <text:p>51943.515233729</text:p>
          </table:table-cell>
          <table:table-cell table:formula="of:=[.G$110]+[.G119]" office:value-type="float" office:value="321.17" calcext:value-type="float">
            <text:p>321.1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0]" office:value-type="float" office:value="52183.061091408" calcext:value-type="float">
            <text:p>52183.061091408</text:p>
          </table:table-cell>
          <table:table-cell table:formula="of:=[.G$110]+[.G120]" office:value-type="float" office:value="321.78" calcext:value-type="float">
            <text:p>321.7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1]" office:value-type="float" office:value="52409.5188164276" calcext:value-type="float">
            <text:p>52409.5188164276</text:p>
          </table:table-cell>
          <table:table-cell table:formula="of:=[.G$110]+[.G121]" office:value-type="float" office:value="322.48" calcext:value-type="float">
            <text:p>322.4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2]" office:value-type="float" office:value="52613.7759926108" calcext:value-type="float">
            <text:p>52613.7759926108</text:p>
          </table:table-cell>
          <table:table-cell table:formula="of:=[.G$110]+[.G122]" office:value-type="float" office:value="323.19" calcext:value-type="float">
            <text:p>323.1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3]" office:value-type="float" office:value="52866.5639353538" calcext:value-type="float">
            <text:p>52866.5639353538</text:p>
          </table:table-cell>
          <table:table-cell table:formula="of:=[.G$110]+[.G123]" office:value-type="float" office:value="326.84" calcext:value-type="float">
            <text:p>326.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4]" office:value-type="float" office:value="53106.1097930328" calcext:value-type="float">
            <text:p>53106.1097930328</text:p>
          </table:table-cell>
          <table:table-cell table:formula="of:=[.G$110]+[.G124]" office:value-type="float" office:value="327.45" calcext:value-type="float">
            <text:p>327.4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5]" office:value-type="float" office:value="53332.5675180524" calcext:value-type="float">
            <text:p>53332.5675180524</text:p>
          </table:table-cell>
          <table:table-cell table:formula="of:=[.G$110]+[.G125]" office:value-type="float" office:value="328.15" calcext:value-type="float">
            <text:p>328.1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6]" office:value-type="float" office:value="53536.8246942355" calcext:value-type="float">
            <text:p>53536.8246942355</text:p>
          </table:table-cell>
          <table:table-cell table:formula="of:=[.G$110]+[.G126]" office:value-type="float" office:value="328.86" calcext:value-type="float">
            <text:p>328.8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7]" office:value-type="float" office:value="53789.6126369785" calcext:value-type="float">
            <text:p>53789.6126369785</text:p>
          </table:table-cell>
          <table:table-cell table:formula="of:=[.G$110]+[.G127]" office:value-type="float" office:value="332.51" calcext:value-type="float">
            <text:p>332.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8]" office:value-type="float" office:value="54029.1584946575" calcext:value-type="float">
            <text:p>54029.1584946575</text:p>
          </table:table-cell>
          <table:table-cell table:formula="of:=[.G$110]+[.G128]" office:value-type="float" office:value="333.12" calcext:value-type="float">
            <text:p>333.1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9]" office:value-type="float" office:value="54255.6162196771" calcext:value-type="float">
            <text:p>54255.6162196771</text:p>
          </table:table-cell>
          <table:table-cell table:formula="of:=[.G$110]+[.G129]" office:value-type="float" office:value="333.82" calcext:value-type="float">
            <text:p>333.8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0]" office:value-type="float" office:value="54459.8733958603" calcext:value-type="float">
            <text:p>54459.8733958603</text:p>
          </table:table-cell>
          <table:table-cell table:formula="of:=[.G$110]+[.G130]" office:value-type="float" office:value="334.53" calcext:value-type="float">
            <text:p>334.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1]" office:value-type="float" office:value="54712.6613386033" calcext:value-type="float">
            <text:p>54712.6613386033</text:p>
          </table:table-cell>
          <table:table-cell table:formula="of:=[.G$110]+[.G131]" office:value-type="float" office:value="338.18" calcext:value-type="float">
            <text:p>338.1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2]" office:value-type="float" office:value="54952.2071962823" calcext:value-type="float">
            <text:p>54952.2071962823</text:p>
          </table:table-cell>
          <table:table-cell table:formula="of:=[.G$110]+[.G132]" office:value-type="float" office:value="338.79" calcext:value-type="float">
            <text:p>338.7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3]" office:value-type="float" office:value="55178.6649213019" calcext:value-type="float">
            <text:p>55178.6649213019</text:p>
          </table:table-cell>
          <table:table-cell table:formula="of:=[.G$110]+[.G133]" office:value-type="float" office:value="339.49" calcext:value-type="float">
            <text:p>339.4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4]" office:value-type="float" office:value="55382.922097485" calcext:value-type="float">
            <text:p>55382.922097485</text:p>
          </table:table-cell>
          <table:table-cell table:formula="of:=[.G$110]+[.G134]" office:value-type="float" office:value="340.2" calcext:value-type="float">
            <text:p>340.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5]" office:value-type="float" office:value="55635.710040228" calcext:value-type="float">
            <text:p>55635.710040228</text:p>
          </table:table-cell>
          <table:table-cell table:formula="of:=[.G$110]+[.G135]" office:value-type="float" office:value="343.85" calcext:value-type="float">
            <text:p>343.8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6]" office:value-type="float" office:value="55875.255897907" calcext:value-type="float">
            <text:p>55875.255897907</text:p>
          </table:table-cell>
          <table:table-cell table:formula="of:=[.G$110]+[.G136]" office:value-type="float" office:value="344.46" calcext:value-type="float">
            <text:p>344.4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7]" office:value-type="float" office:value="56101.7136229266" calcext:value-type="float">
            <text:p>56101.7136229266</text:p>
          </table:table-cell>
          <table:table-cell table:formula="of:=[.G$110]+[.G137]" office:value-type="float" office:value="345.16" calcext:value-type="float">
            <text:p>345.1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8]" office:value-type="float" office:value="56305.9707991097" calcext:value-type="float">
            <text:p>56305.9707991097</text:p>
          </table:table-cell>
          <table:table-cell table:formula="of:=[.G$110]+[.G138]" office:value-type="float" office:value="345.87" calcext:value-type="float">
            <text:p>345.8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9]" office:value-type="float" office:value="56558.7587418528" calcext:value-type="float">
            <text:p>56558.7587418528</text:p>
          </table:table-cell>
          <table:table-cell table:formula="of:=[.G$110]+[.G139]" office:value-type="float" office:value="349.52" calcext:value-type="float">
            <text:p>349.5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0]" office:value-type="float" office:value="56798.3045995318" calcext:value-type="float">
            <text:p>56798.3045995318</text:p>
          </table:table-cell>
          <table:table-cell table:formula="of:=[.G$110]+[.G140]" office:value-type="float" office:value="350.13" calcext:value-type="float">
            <text:p>350.1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1]" office:value-type="float" office:value="57024.7623245514" calcext:value-type="float">
            <text:p>57024.7623245514</text:p>
          </table:table-cell>
          <table:table-cell table:formula="of:=[.G$110]+[.G141]" office:value-type="float" office:value="350.83" calcext:value-type="float">
            <text:p>350.8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2]" office:value-type="float" office:value="57229.0195007345" calcext:value-type="float">
            <text:p>57229.0195007345</text:p>
          </table:table-cell>
          <table:table-cell table:formula="of:=[.G$110]+[.G142]" office:value-type="float" office:value="351.54" calcext:value-type="float">
            <text:p>351.5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3]" office:value-type="float" office:value="57481.8074434775" calcext:value-type="float">
            <text:p>57481.8074434775</text:p>
          </table:table-cell>
          <table:table-cell table:formula="of:=[.G$110]+[.G143]" office:value-type="float" office:value="355.19" calcext:value-type="float">
            <text:p>355.19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4]" office:value-type="float" office:value="57721.3533011565" calcext:value-type="float">
            <text:p>57721.3533011565</text:p>
          </table:table-cell>
          <table:table-cell table:formula="of:=[.G$110]+[.G144]" office:value-type="float" office:value="355.8" calcext:value-type="float">
            <text:p>355.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5]" office:value-type="float" office:value="57947.8110261761" calcext:value-type="float">
            <text:p>57947.8110261761</text:p>
          </table:table-cell>
          <table:table-cell table:formula="of:=[.G$110]+[.G145]" office:value-type="float" office:value="356.5" calcext:value-type="float">
            <text:p>356.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6]" office:value-type="float" office:value="58152.0682023593" calcext:value-type="float">
            <text:p>58152.0682023593</text:p>
          </table:table-cell>
          <table:table-cell table:formula="of:=[.G$110]+[.G146]" office:value-type="float" office:value="357.21" calcext:value-type="float">
            <text:p>357.2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7]" office:value-type="float" office:value="58404.8561451023" calcext:value-type="float">
            <text:p>58404.8561451023</text:p>
          </table:table-cell>
          <table:table-cell table:formula="of:=[.G$110]+[.G147]" office:value-type="float" office:value="360.86" calcext:value-type="float">
            <text:p>360.86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8]" office:value-type="float" office:value="58644.4020027813" calcext:value-type="float">
            <text:p>58644.4020027813</text:p>
          </table:table-cell>
          <table:table-cell table:formula="of:=[.G$110]+[.G148]" office:value-type="float" office:value="361.47" calcext:value-type="float">
            <text:p>361.4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9]" office:value-type="float" office:value="58870.8597278009" calcext:value-type="float">
            <text:p>58870.8597278009</text:p>
          </table:table-cell>
          <table:table-cell table:formula="of:=[.G$110]+[.G149]" office:value-type="float" office:value="362.17" calcext:value-type="float">
            <text:p>362.17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0]" office:value-type="float" office:value="59075.116903984" calcext:value-type="float">
            <text:p>59075.116903984</text:p>
          </table:table-cell>
          <table:table-cell table:formula="of:=[.G$110]+[.G150]" office:value-type="float" office:value="362.88" calcext:value-type="float">
            <text:p>362.88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1]" office:value-type="float" office:value="59327.904846727" calcext:value-type="float">
            <text:p>59327.904846727</text:p>
          </table:table-cell>
          <table:table-cell table:formula="of:=[.G$110]+[.G151]" office:value-type="float" office:value="366.53" calcext:value-type="float">
            <text:p>366.53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2]" office:value-type="float" office:value="59567.450704406" calcext:value-type="float">
            <text:p>59567.450704406</text:p>
          </table:table-cell>
          <table:table-cell table:formula="of:=[.G$110]+[.G152]" office:value-type="float" office:value="367.14" calcext:value-type="float">
            <text:p>367.1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3]" office:value-type="float" office:value="59793.9084294256" calcext:value-type="float">
            <text:p>59793.9084294256</text:p>
          </table:table-cell>
          <table:table-cell table:formula="of:=[.G$110]+[.G153]" office:value-type="float" office:value="367.84" calcext:value-type="float">
            <text:p>367.84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4]" office:value-type="float" office:value="59998.1656056088" calcext:value-type="float">
            <text:p>59998.1656056088</text:p>
          </table:table-cell>
          <table:table-cell table:formula="of:=[.G$110]+[.G154]" office:value-type="float" office:value="368.55" calcext:value-type="float">
            <text:p>368.55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5]" office:value-type="float" office:value="60250.9535483518" calcext:value-type="float">
            <text:p>60250.9535483518</text:p>
          </table:table-cell>
          <table:table-cell table:formula="of:=[.G$110]+[.G155]" office:value-type="float" office:value="372.2" calcext:value-type="float">
            <text:p>372.2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6]" office:value-type="float" office:value="60490.4994060308" calcext:value-type="float">
            <text:p>60490.4994060308</text:p>
          </table:table-cell>
          <table:table-cell table:formula="of:=[.G$110]+[.G156]" office:value-type="float" office:value="372.81" calcext:value-type="float">
            <text:p>372.8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7]" office:value-type="float" office:value="60716.9571310504" calcext:value-type="float">
            <text:p>60716.9571310504</text:p>
          </table:table-cell>
          <table:table-cell table:formula="of:=[.G$110]+[.G157]" office:value-type="float" office:value="373.51" calcext:value-type="float">
            <text:p>373.51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3:36:43.625703341</meta:creation-date>
    <meta:generator>LibreOffice/7.3.4.2$Linux_X86_64 LibreOffice_project/30$Build-2</meta:generator>
    <dc:date>2022-09-12T17:14:26.419286106</dc:date>
    <meta:editing-duration>PT1H46M37S</meta:editing-duration>
    <meta:editing-cycles>7</meta:editing-cycles>
    <meta:document-statistic meta:table-count="1" meta:cell-count="2904" meta:object-count="0"/>
  </office:meta>
</office:document-meta>
</file>